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1947">
            <text:p>19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10666666666667">
            <text:p>2.1066666667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031">
            <text:p>203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05">
            <text:p>2.205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086">
            <text:p>2086</text:p>
          </table:table-cell>
          <table:table-cell table:number-columns-repeated="3" office:value-type="float" office:value="1">
            <text:p>1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2099">
            <text:p>2099</text:p>
          </table:table-cell>
          <table:table-cell table:number-columns-repeated="3" office:value-type="float" office:value="1">
            <text:p>1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01">
            <text:p>3.01</text:p>
          </table:table-cell>
        </table:table-row>
        <table:table-row table:style-name="ro2" table:visibility="filter">
          <table:table-cell office:value-type="float" office:value="2136">
            <text:p>2136</text:p>
          </table:table-cell>
          <table:table-cell table:number-columns-repeated="3" office:value-type="float" office:value="1">
            <text:p>1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144">
            <text:p>2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151">
            <text:p>21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55">
            <text:p>2.55</text:p>
          </table:table-cell>
        </table:table-row>
        <table:table-row table:style-name="ro2" table:visibility="filter">
          <table:table-cell office:value-type="float" office:value="2162">
            <text:p>2162</text:p>
          </table:table-cell>
          <table:table-cell table:number-columns-repeated="3" office:value-type="float" office:value="1">
            <text:p>1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2162">
            <text:p>21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166">
            <text:p>21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174">
            <text:p>21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175">
            <text:p>2175</text:p>
          </table:table-cell>
          <table:table-cell table:number-columns-repeated="3" office:value-type="float" office:value="1">
            <text:p>1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180">
            <text:p>2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193">
            <text:p>219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2234">
            <text:p>2234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239">
            <text:p>22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2242">
            <text:p>22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table:number-columns-repeated="3"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319">
            <text:p>231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2336">
            <text:p>233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42333333333333">
            <text:p>2.4233333333</text:p>
          </table:table-cell>
        </table:table-row>
        <table:table-row table:style-name="ro2" table:visibility="filter">
          <table:table-cell office:value-type="float" office:value="2336">
            <text:p>23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341">
            <text:p>2341</text:p>
          </table:table-cell>
          <table:table-cell table:number-columns-repeated="3" office:value-type="float" office:value="1">
            <text:p>1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61">
            <text:p>23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2393">
            <text:p>23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17333333333333">
            <text:p>2.1733333333</text:p>
          </table:table-cell>
        </table:table-row>
        <table:table-row table:style-name="ro2" table:visibility="filter">
          <table:table-cell office:value-type="float" office:value="2425">
            <text:p>242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4333333333333">
            <text:p>2.4433333333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table:number-columns-repeated="3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535">
            <text:p>25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688">
            <text:p>2.688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66">
            <text:p>2.66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2588">
            <text:p>2588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55">
            <text:p>2.455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2593">
            <text:p>2593</text:p>
          </table:table-cell>
          <table:table-cell table:number-columns-repeated="3" office:value-type="float" office:value="1">
            <text:p>1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2593">
            <text:p>25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624">
            <text:p>262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624">
            <text:p>2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627">
            <text:p>2627</text:p>
          </table:table-cell>
          <table:table-cell table:number-columns-repeated="3" office:value-type="float" office:value="1">
            <text:p>1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634">
            <text:p>2634</text:p>
          </table:table-cell>
          <table:table-cell table:number-columns-repeated="3" office:value-type="float" office:value="1">
            <text:p>1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14666666666667">
            <text:p>2.1466666667</text:p>
          </table:table-cell>
        </table:table-row>
        <table:table-row table:style-name="ro2" table:visibility="filter">
          <table:table-cell office:value-type="float" office:value="2649">
            <text:p>264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659">
            <text:p>265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660">
            <text:p>26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728">
            <text:p>27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738">
            <text:p>27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738">
            <text:p>27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739">
            <text:p>2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745">
            <text:p>27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747">
            <text:p>2747</text:p>
          </table:table-cell>
          <table:table-cell table:number-columns-repeated="3" office:value-type="float" office:value="1">
            <text:p>1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754">
            <text:p>2754</text:p>
          </table:table-cell>
          <table:table-cell table:number-columns-repeated="3" office:value-type="float" office:value="1">
            <text:p>1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755">
            <text:p>2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table:number-columns-repeated="3"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75">
            <text:p>2.07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776">
            <text:p>277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table:number-columns-repeated="3" office:value-type="float" office:value="1">
            <text:p>1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table:number-columns-repeated="3" office:value-type="float" office:value="1">
            <text:p>1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table:number-columns-repeated="3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table:number-columns-repeated="3" office:value-type="float" office:value="1">
            <text:p>1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031">
            <text:p>30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5">
            <text:p>2.015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.01166666666667">
            <text:p>2.0116666667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01666666666667">
            <text:p>2.0166666667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35">
            <text:p>2.035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table:number-columns-repeated="3"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table:number-columns-repeated="3"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256">
            <text:p>3256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table:number-columns-repeated="3" office:value-type="float" office:value="1">
            <text:p>1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263">
            <text:p>32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table:number-columns-repeated="3"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7333333333333">
            <text:p>2.2733333333</text:p>
          </table:table-cell>
        </table:table-row>
        <table:table-row table:style-name="ro2" table:visibility="filter">
          <table:table-cell office:value-type="float" office:value="3291">
            <text:p>3291</text:p>
          </table:table-cell>
          <table:table-cell table:number-columns-repeated="3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93">
            <text:p>3293</text:p>
          </table:table-cell>
          <table:table-cell table:number-columns-repeated="3"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94">
            <text:p>32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table:number-columns-repeated="3" office:value-type="float" office:value="1">
            <text:p>1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3304">
            <text:p>330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3314">
            <text:p>33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327">
            <text:p>3327</text:p>
          </table:table-cell>
          <table:table-cell table:number-columns-repeated="3"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340">
            <text:p>3340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table:number-columns-repeated="3"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.1325">
            <text:p>2.1325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.188">
            <text:p>2.188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7571428571429">
            <text:p>2.1757142857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table:number-columns-repeated="3"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437">
            <text:p>3437</text:p>
          </table:table-cell>
          <table:table-cell table:number-columns-repeated="3" office:value-type="float" office:value="1">
            <text:p>1</text:p>
          </table:table-cell>
          <table:table-cell office:value-type="float" office:value="4.34">
            <text:p>4.34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table:number-columns-repeated="3" office:value-type="float" office:value="1">
            <text:p>1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488">
            <text:p>34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51">
            <text:p>3.51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table:number-columns-repeated="3" office:value-type="float" office:value="1">
            <text:p>1</text:p>
          </table:table-cell>
          <table:table-cell office:value-type="float" office:value="12">
            <text:p>12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.292">
            <text:p>2.292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table:number-columns-repeated="3"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table:number-columns-repeated="3"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595">
            <text:p>3595</text:p>
          </table:table-cell>
          <table:table-cell table:number-columns-repeated="3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05">
            <text:p>2.10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table:number-columns-repeated="3" office:value-type="float" office:value="1">
            <text:p>1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table:number-columns-repeated="3" office:value-type="float" office:value="1">
            <text:p>1</text:p>
          </table:table-cell>
          <table:table-cell office:value-type="float" office:value="3.51">
            <text:p>3.51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table:number-columns-repeated="3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.26">
            <text:p>6.26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table:number-columns-repeated="3" office:value-type="float" office:value="1">
            <text:p>1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8">
            <text:p>4.38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2.00571428571429">
            <text:p>2.0057142857</text:p>
          </table:table-cell>
        </table:table-row>
        <table:table-row table:style-name="ro2" table:visibility="filter">
          <table:table-cell office:value-type="float" office:value="2385">
            <text:p>23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2.36833333333333">
            <text:p>2.3683333333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2.24333333333333">
            <text:p>2.2433333333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2.09166666666667">
            <text:p>2.0916666667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204">
            <text:p>2.204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224">
            <text:p>2.224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186">
            <text:p>2.186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096">
            <text:p>2.096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374">
            <text:p>2.374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044">
            <text:p>2.044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142">
            <text:p>2.142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026">
            <text:p>2.026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2125">
            <text:p>2.2125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1925">
            <text:p>2.1925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2.1125">
            <text:p>2.1125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3025">
            <text:p>2.3025</text:p>
          </table:table-cell>
        </table:table-row>
        <table:table-row table:style-name="ro2" table:visibility="filter">
          <table:table-cell office:value-type="float" office:value="2510">
            <text:p>25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0575">
            <text:p>2.0575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0575">
            <text:p>2.0575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0575">
            <text:p>2.0575</text:p>
          </table:table-cell>
        </table:table-row>
        <table:table-row table:style-name="ro2" table:visibility="filter">
          <table:table-cell office:value-type="float" office:value="2514">
            <text:p>25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0575">
            <text:p>2.0575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645">
            <text:p>26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2525">
            <text:p>2.2525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2675">
            <text:p>2.2675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0375">
            <text:p>2.0375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1275">
            <text:p>2.127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2725">
            <text:p>2.272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2025">
            <text:p>2.2025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0575">
            <text:p>2.057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727272727272727">
            <text:p>0.7272727273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2.31714285714286">
            <text:p>2.3171428571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2.25857142857143">
            <text:p>2.2585714286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2.27285714285714">
            <text:p>2.2728571429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2.39285714285714">
            <text:p>2.3928571429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2.00142857142857">
            <text:p>2.0014285714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705882352941176">
            <text:p>0.7058823529</text:p>
          </table:table-cell>
          <table:table-cell office:value-type="float" office:value="2.39823529411765">
            <text:p>2.3982352941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2.233">
            <text:p>2.233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2.099">
            <text:p>2.099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8">
            <text:p>0.68</text:p>
          </table:table-cell>
          <table:table-cell office:value-type="float" office:value="2.2152">
            <text:p>2.2152</text:p>
          </table:table-cell>
        </table:table-row>
        <table:table-row table:style-name="ro2" table:visibility="filter">
          <table:table-cell office:value-type="float" office:value="1931">
            <text:p>19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6333333333333">
            <text:p>2.1633333333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0857142857143">
            <text:p>2.3085714286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7666666666667">
            <text:p>2.3766666667</text:p>
          </table:table-cell>
        </table:table-row>
        <table:table-row table:style-name="ro2" table:visibility="filter">
          <table:table-cell office:value-type="float" office:value="2086">
            <text:p>20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8333333333333">
            <text:p>2.3833333333</text:p>
          </table:table-cell>
        </table:table-row>
        <table:table-row table:style-name="ro2" table:visibility="filter">
          <table:table-cell office:value-type="float" office:value="2094">
            <text:p>20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3333333333333">
            <text:p>2.1333333333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5166666666667">
            <text:p>2.3516666667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2.57833333333333">
            <text:p>2.5783333333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0333333333333">
            <text:p>2.3033333333</text:p>
          </table:table-cell>
        </table:table-row>
        <table:table-row table:style-name="ro2" table:visibility="filter">
          <table:table-cell office:value-type="float" office:value="2270">
            <text:p>22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0555555555556">
            <text:p>2.2055555556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9916666666667">
            <text:p>2.1991666667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3444444444444">
            <text:p>2.2344444444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2.18666666666667">
            <text:p>2.1866666667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2.83666666666667">
            <text:p>2.8366666667</text:p>
          </table:table-cell>
        </table:table-row>
        <table:table-row table:style-name="ro2" table:visibility="filter">
          <table:table-cell office:value-type="float" office:value="2432">
            <text:p>24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5333333333333">
            <text:p>2.253333333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4933333333333">
            <text:p>2.3493333333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7333333333333">
            <text:p>2.3733333333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7133333333333">
            <text:p>2.1713333333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3583333333333">
            <text:p>2.0358333333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5666666666667">
            <text:p>2.0566666667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02333333333333">
            <text:p>2.0233333333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1333333333333">
            <text:p>2.0133333333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2666666666667">
            <text:p>2.1266666667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2333333333333">
            <text:p>2.2233333333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05666666666667">
            <text:p>2.0566666667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9666666666667">
            <text:p>2.1966666667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06833333333333">
            <text:p>2.0683333333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1333333333333">
            <text:p>2.2133333333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1666666666667">
            <text:p>2.1166666667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641791044776119">
            <text:p>0.6417910448</text:p>
          </table:table-cell>
          <table:table-cell office:value-type="float" office:value="2.2244776119403">
            <text:p>2.2244776119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2.32181818181818">
            <text:p>2.3218181818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2.16636363636364">
            <text:p>2.1663636364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25375">
            <text:p>2.2537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2.6525">
            <text:p>2.6525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17625">
            <text:p>2.1762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2.2775">
            <text:p>2.2775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2.11125">
            <text:p>2.11125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2.11769230769231">
            <text:p>2.1176923077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2.12153846153846">
            <text:p>2.1215384615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2.14805555555556">
            <text:p>2.1480555556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2.25130434782609">
            <text:p>2.2513043478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07142857142857">
            <text:p>0.6071428571</text:p>
          </table:table-cell>
          <table:table-cell office:value-type="float" office:value="2.23928571428571">
            <text:p>2.2392857143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274">
            <text:p>2.274</text:p>
          </table:table-cell>
        </table:table-row>
        <table:table-row table:style-name="ro2" table:visibility="filter">
          <table:table-cell office:value-type="float" office:value="2096">
            <text:p>20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88">
            <text:p>2.288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196">
            <text:p>2.196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22466666666667">
            <text:p>2.2246666667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334">
            <text:p>2.334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13">
            <text:p>2.213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56">
            <text:p>2.156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2016">
            <text:p>2.2016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142">
            <text:p>2.142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781">
            <text:p>27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252">
            <text:p>2.252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644">
            <text:p>2.1644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012">
            <text:p>2.012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075">
            <text:p>2.075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128">
            <text:p>2.128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2.24411764705882">
            <text:p>2.2441176471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2.17666666666667">
            <text:p>2.1766666667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25666666666667">
            <text:p>2.2566666667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1775">
            <text:p>2.1775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2.13041666666667">
            <text:p>2.1304166667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581395348837209">
            <text:p>0.5813953488</text:p>
          </table:table-cell>
          <table:table-cell office:value-type="float" office:value="2.25581395348837">
            <text:p>2.2558139535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58">
            <text:p>0.58</text:p>
          </table:table-cell>
          <table:table-cell office:value-type="float" office:value="2.149">
            <text:p>2.149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2.26421052631579">
            <text:p>2.2642105263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20142857142857">
            <text:p>2.2014285714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45428571428571">
            <text:p>2.4542857143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23714285714286">
            <text:p>2.2371428571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25285714285714">
            <text:p>2.2528571429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19828571428571">
            <text:p>2.1982857143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21571428571429">
            <text:p>2.2157142857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37428571428571">
            <text:p>2.3742857143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24142857142857">
            <text:p>2.2414285714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18857142857143">
            <text:p>2.1885714286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19285714285714">
            <text:p>2.1928571429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10428571428571">
            <text:p>2.1042857143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00928571428571">
            <text:p>2.0092857143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03142857142857">
            <text:p>2.0314285714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12714285714286">
            <text:p>2.1271428571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16142857142857">
            <text:p>2.1614285714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14428571428571">
            <text:p>2.1442857143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05857142857143">
            <text:p>2.0585714286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2.26066666666667">
            <text:p>2.2606666667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2.098">
            <text:p>2.098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2.21217391304348">
            <text:p>2.212173913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2.24869565217391">
            <text:p>2.2486956522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2.24652173913043">
            <text:p>2.2465217391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2.12108695652174">
            <text:p>2.1210869565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2.168125">
            <text:p>2.16812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2.224375">
            <text:p>2.224375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2.151875">
            <text:p>2.151875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22888888888889">
            <text:p>2.2288888889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18333333333333">
            <text:p>2.1833333333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15222222222222">
            <text:p>2.1522222222</text:p>
          </table:table-cell>
        </table:table-row>
        <table:table-row table:style-name="ro2" table:visibility="filter">
          <table:table-cell office:value-type="float" office:value="2174">
            <text:p>21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23555555555556">
            <text:p>2.2355555556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20222222222222">
            <text:p>2.2022222222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13333333333333">
            <text:p>2.1333333333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27666666666667">
            <text:p>2.2766666667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16777777777778">
            <text:p>2.1677777778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18111111111111">
            <text:p>2.1811111111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205">
            <text:p>2.205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13611111111111">
            <text:p>2.1361111111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36444444444444">
            <text:p>2.3644444444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22777777777778">
            <text:p>2.2277777778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51724137931034">
            <text:p>0.5517241379</text:p>
          </table:table-cell>
          <table:table-cell office:value-type="float" office:value="2.32103448275862">
            <text:p>2.3210344828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2.1605">
            <text:p>2.160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47619047619048">
            <text:p>0.5476190476</text:p>
          </table:table-cell>
          <table:table-cell office:value-type="float" office:value="2.15857142857143">
            <text:p>2.1585714286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46875">
            <text:p>0.546875</text:p>
          </table:table-cell>
          <table:table-cell office:value-type="float" office:value="2.2415625">
            <text:p>2.2415625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16727272727273">
            <text:p>2.1672727273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175">
            <text:p>2.175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21909090909091">
            <text:p>2.2190909091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21181818181818">
            <text:p>2.2118181818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12272727272727">
            <text:p>2.1227272727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13272727272727">
            <text:p>2.1327272727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13909090909091">
            <text:p>2.1390909091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2.02333333333333">
            <text:p>2.0233333333</text:p>
          </table:table-cell>
        </table:table-row>
        <table:table-row table:style-name="ro2">
          <table:table-cell office:value-type="float" office:value="2324">
            <text:p>2324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540697674418605">
            <text:p>0.5406976744</text:p>
          </table:table-cell>
          <table:table-cell office:value-type="float" office:value="2.21406976744186">
            <text:p>2.2140697674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29923076923077">
            <text:p>2.2992307692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00307692307692">
            <text:p>2.0030769231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16653846153846">
            <text:p>2.1665384615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535714285714286">
            <text:p>0.5357142857</text:p>
          </table:table-cell>
          <table:table-cell office:value-type="float" office:value="2.23946428571429">
            <text:p>2.2394642857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35714285714286">
            <text:p>0.5357142857</text:p>
          </table:table-cell>
          <table:table-cell office:value-type="float" office:value="2.22785714285714">
            <text:p>2.2278571429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34883720930232">
            <text:p>0.5348837209</text:p>
          </table:table-cell>
          <table:table-cell office:value-type="float" office:value="2.20023255813953">
            <text:p>2.2002325581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534246575342466">
            <text:p>0.5342465753</text:p>
          </table:table-cell>
          <table:table-cell office:value-type="float" office:value="2.1991095890411">
            <text:p>2.199109589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2.202">
            <text:p>2.202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2.14666666666667">
            <text:p>2.1466666667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2.106">
            <text:p>2.106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</text:p>
          </table:table-cell>
          <table:table-cell office:value-type="float" office:value="2.09872340425532">
            <text:p>2.0987234043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3125">
            <text:p>0.53125</text:p>
          </table:table-cell>
          <table:table-cell office:value-type="float" office:value="2.094375">
            <text:p>2.094375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.531073446327684">
            <text:p>0.5310734463</text:p>
          </table:table-cell>
          <table:table-cell office:value-type="float" office:value="2.1519209039548">
            <text:p>2.151920904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2.25705882352941">
            <text:p>2.257058823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2.23176470588235">
            <text:p>2.2317647059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2.20529411764706">
            <text:p>2.2052941176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28301886792453">
            <text:p>0.5283018868</text:p>
          </table:table-cell>
          <table:table-cell office:value-type="float" office:value="2.18830188679245">
            <text:p>2.1883018868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2.29578947368421">
            <text:p>2.2957894737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2.17710526315789">
            <text:p>2.1771052632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2.13578947368421">
            <text:p>2.1357894737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24590163934426">
            <text:p>0.5245901639</text:p>
          </table:table-cell>
          <table:table-cell office:value-type="float" office:value="2.17295081967213">
            <text:p>2.172950819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2.26619047619048">
            <text:p>2.2661904762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2.04714285714286">
            <text:p>2.0471428571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22727272727273">
            <text:p>0.5227272727</text:p>
          </table:table-cell>
          <table:table-cell office:value-type="float" office:value="2.14522727272727">
            <text:p>2.1452272727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522388059701493">
            <text:p>0.5223880597</text:p>
          </table:table-cell>
          <table:table-cell office:value-type="float" office:value="2.24574626865672">
            <text:p>2.2457462687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2.25130434782609">
            <text:p>2.2513043478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2.21782608695652">
            <text:p>2.217826087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2.1568">
            <text:p>2.1568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2.1888">
            <text:p>2.1888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2.407">
            <text:p>2.407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2.2848">
            <text:p>2.2848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2.074">
            <text:p>2.074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519230769230769">
            <text:p>0.5192307692</text:p>
          </table:table-cell>
          <table:table-cell office:value-type="float" office:value="2.09153846153846">
            <text:p>2.091538461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517647058823529">
            <text:p>0.5176470588</text:p>
          </table:table-cell>
          <table:table-cell office:value-type="float" office:value="2.23211764705882">
            <text:p>2.2321176471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2.17827586206897">
            <text:p>2.1782758621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2.27709677419355">
            <text:p>2.2770967742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515923566878981">
            <text:p>0.5159235669</text:p>
          </table:table-cell>
          <table:table-cell office:value-type="float" office:value="2.19815286624204">
            <text:p>2.1981528662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15151515151515">
            <text:p>0.5151515152</text:p>
          </table:table-cell>
          <table:table-cell office:value-type="float" office:value="2.21272727272727">
            <text:p>2.2127272727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51063829787234">
            <text:p>0.5106382979</text:p>
          </table:table-cell>
          <table:table-cell office:value-type="float" office:value="2.21446808510638">
            <text:p>2.2144680851</text:p>
          </table:table-cell>
        </table:table-row>
        <table:table-row table:style-name="ro2">
          <table:table-cell office:value-type="float" office:value="3298">
            <text:p>3298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509803921568627">
            <text:p>0.5098039216</text:p>
          </table:table-cell>
          <table:table-cell office:value-type="float" office:value="2.16656862745098">
            <text:p>2.1665686275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507692307692308">
            <text:p>0.5076923077</text:p>
          </table:table-cell>
          <table:table-cell office:value-type="float" office:value="2.212">
            <text:p>2.212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506849315068493">
            <text:p>0.5068493151</text:p>
          </table:table-cell>
          <table:table-cell office:value-type="float" office:value="2.33164383561644">
            <text:p>2.3316438356</text:p>
          </table:table-cell>
        </table:table-row>
        <table:table-row table:style-name="ro2">
          <table:table-cell office:value-type="float" office:value="2171">
            <text:p>217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504761904761905">
            <text:p>0.5047619048</text:p>
          </table:table-cell>
          <table:table-cell office:value-type="float" office:value="2.24704761904762">
            <text:p>2.247047619</text:p>
          </table:table-cell>
        </table:table-row>
        <table:table-row table:style-name="ro2">
          <table:table-cell office:value-type="float" office:value="2274">
            <text:p>2274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0.504132231404959">
            <text:p>0.5041322314</text:p>
          </table:table-cell>
          <table:table-cell office:value-type="float" office:value="2.20628099173554">
            <text:p>2.2062809917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50354609929078">
            <text:p>0.5035460993</text:p>
          </table:table-cell>
          <table:table-cell office:value-type="float" office:value="2.20191489361702">
            <text:p>2.2019148936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5666666666667">
            <text:p>2.3566666667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85">
            <text:p>2.285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1957">
            <text:p>19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1961">
            <text:p>19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1071428571429">
            <text:p>2.3107142857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1166666666667">
            <text:p>2.1116666667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3375">
            <text:p>2.23375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05">
            <text:p>2.205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2375">
            <text:p>2.22375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17">
            <text:p>2.417</text:p>
          </table:table-cell>
        </table:table-row>
        <table:table-row table:style-name="ro2" table:visibility="filter">
          <table:table-cell office:value-type="float" office:value="1979">
            <text:p>19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65">
            <text:p>2.465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1983">
            <text:p>198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85">
            <text:p>2.085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1997">
            <text:p>19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775">
            <text:p>2.1775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55">
            <text:p>2.455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05">
            <text:p>2.305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096">
            <text:p>209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65">
            <text:p>2.465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107">
            <text:p>21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888888888889">
            <text:p>2.1288888889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8461538461538">
            <text:p>2.1846153846</text:p>
          </table:table-cell>
        </table:table-row>
        <table:table-row table:style-name="ro2" table:visibility="filter">
          <table:table-cell office:value-type="float" office:value="2136">
            <text:p>213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15">
            <text:p>2.215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4583333333333">
            <text:p>2.2458333333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6.675">
            <text:p>6.675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75">
            <text:p>2.2475</text:p>
          </table:table-cell>
        </table:table-row>
        <table:table-row table:style-name="ro2" table:visibility="filter">
          <table:table-cell office:value-type="float" office:value="2172">
            <text:p>217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825">
            <text:p>2.1825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35625">
            <text:p>2.335625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416666666667">
            <text:p>2.2541666667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2538461538462">
            <text:p>2.2253846154</text:p>
          </table:table-cell>
        </table:table-row>
        <table:table-row table:style-name="ro2" table:visibility="filter">
          <table:table-cell office:value-type="float" office:value="2238">
            <text:p>223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235294117647">
            <text:p>2.2423529412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5">
            <text:p>2.245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666666666667">
            <text:p>2.2466666667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6666666666667">
            <text:p>2.2666666667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4416666666667">
            <text:p>2.1441666667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8285714285714">
            <text:p>2.2828571429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4388888888889">
            <text:p>2.2438888889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1333333333333">
            <text:p>2.3133333333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335">
            <text:p>2.335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377">
            <text:p>23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45">
            <text:p>2.145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725">
            <text:p>2.3725</text:p>
          </table:table-cell>
        </table:table-row>
        <table:table-row table:style-name="ro2" table:visibility="filter">
          <table:table-cell office:value-type="float" office:value="2399">
            <text:p>23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5">
            <text:p>2.125</text:p>
          </table:table-cell>
        </table:table-row>
        <table:table-row table:style-name="ro2" table:visibility="filter">
          <table:table-cell office:value-type="float" office:value="2400">
            <text:p>240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1916666666667">
            <text:p>2.4191666667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475">
            <text:p>2.2475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4142857142857">
            <text:p>2.2414285714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25">
            <text:p>2.1625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681818181818">
            <text:p>2.2168181818</text:p>
          </table:table-cell>
        </table:table-row>
        <table:table-row table:style-name="ro2" table:visibility="filter">
          <table:table-cell office:value-type="float" office:value="2487">
            <text:p>24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487">
            <text:p>248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65">
            <text:p>2.365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640625">
            <text:p>2.21640625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1625">
            <text:p>2.11625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602">
            <text:p>26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613">
            <text:p>26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2628">
            <text:p>26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475">
            <text:p>2.475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7840909090909">
            <text:p>2.2784090909</text:p>
          </table:table-cell>
        </table:table-row>
        <table:table-row table:style-name="ro2" table:visibility="filter">
          <table:table-cell office:value-type="float" office:value="2681">
            <text:p>26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325">
            <text:p>2.2325</text:p>
          </table:table-cell>
        </table:table-row>
        <table:table-row table:style-name="ro2" table:visibility="filter">
          <table:table-cell office:value-type="float" office:value="2686">
            <text:p>268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693">
            <text:p>269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35">
            <text:p>2.235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25">
            <text:p>2.325</text:p>
          </table:table-cell>
        </table:table-row>
        <table:table-row table:style-name="ro2" table:visibility="filter">
          <table:table-cell office:value-type="float" office:value="2712">
            <text:p>27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2875">
            <text:p>2.22875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975">
            <text:p>2.27975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214285714286">
            <text:p>2.2421428571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125">
            <text:p>2.125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375">
            <text:p>2.3375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4333333333333">
            <text:p>2.3433333333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2740">
            <text:p>27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7333333333333">
            <text:p>2.2733333333</text:p>
          </table:table-cell>
        </table:table-row>
        <table:table-row table:style-name="ro2" table:visibility="filter">
          <table:table-cell office:value-type="float" office:value="2761">
            <text:p>276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225">
            <text:p>2.4225</text:p>
          </table:table-cell>
        </table:table-row>
        <table:table-row table:style-name="ro2" table:visibility="filter">
          <table:table-cell office:value-type="float" office:value="2767">
            <text:p>276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4666666666667">
            <text:p>2.2466666667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0125">
            <text:p>2.30125</text:p>
          </table:table-cell>
        </table:table-row>
        <table:table-row table:style-name="ro2" table:visibility="filter">
          <table:table-cell office:value-type="float" office:value="2786">
            <text:p>2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15">
            <text:p>2.015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42">
            <text:p>2.042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0625">
            <text:p>2.0062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025">
            <text:p>2.002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0083333333333">
            <text:p>2.0008333333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05">
            <text:p>2.005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1666666666667">
            <text:p>2.0166666667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35">
            <text:p>2.035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05">
            <text:p>2.005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16">
            <text:p>2.016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25">
            <text:p>2.0225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21875">
            <text:p>2.121875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09">
            <text:p>2.209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0875">
            <text:p>2.20875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8409090909091">
            <text:p>2.1840909091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6875">
            <text:p>2.26875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3928571428571">
            <text:p>2.1392857143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75">
            <text:p>2.1275</text:p>
          </table:table-cell>
        </table:table-row>
        <table:table-row table:style-name="ro2" table:visibility="filter">
          <table:table-cell office:value-type="float" office:value="3294">
            <text:p>3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0833333333333">
            <text:p>2.1083333333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25">
            <text:p>2.1225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5875">
            <text:p>2.15875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625">
            <text:p>2.2625</text:p>
          </table:table-cell>
        </table:table-row>
        <table:table-row table:style-name="ro2">
          <table:table-cell office:value-type="float" office:value="3397">
            <text:p>3397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4467741935484">
            <text:p>2.1446774194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2125">
            <text:p>2.12125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2666666666667">
            <text:p>2.1266666667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916666666667">
            <text:p>2.1291666667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31">
            <text:p>2.031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333333333333">
            <text:p>2.0533333333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15">
            <text:p>2.015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25">
            <text:p>2.125</text:p>
          </table:table-cell>
        </table:table-row>
        <table:table-row table:style-name="ro2">
          <table:table-cell office:value-type="float" office:value="3386">
            <text:p>3386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0.497854077253219">
            <text:p>0.4978540773</text:p>
          </table:table-cell>
          <table:table-cell office:value-type="float" office:value="2.2149356223176">
            <text:p>2.2149356223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0.496932515337423">
            <text:p>0.4969325153</text:p>
          </table:table-cell>
          <table:table-cell office:value-type="float" office:value="2.18723926380368">
            <text:p>2.187239263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float" office:value="0.495495495495496">
            <text:p>0.4954954955</text:p>
          </table:table-cell>
          <table:table-cell office:value-type="float" office:value="2.20267267267267">
            <text:p>2.2026726727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493975903614458">
            <text:p>0.4939759036</text:p>
          </table:table-cell>
          <table:table-cell office:value-type="float" office:value="2.29903614457831">
            <text:p>2.299036144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.49375">
            <text:p>0.49375</text:p>
          </table:table-cell>
          <table:table-cell office:value-type="float" office:value="2.182625">
            <text:p>2.182625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0.493478260869565">
            <text:p>0.4934782609</text:p>
          </table:table-cell>
          <table:table-cell office:value-type="float" office:value="2.26402173913043">
            <text:p>2.2640217391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492957746478873">
            <text:p>0.4929577465</text:p>
          </table:table-cell>
          <table:table-cell office:value-type="float" office:value="2.2412676056338">
            <text:p>2.2412676056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492753623188406">
            <text:p>0.4927536232</text:p>
          </table:table-cell>
          <table:table-cell office:value-type="float" office:value="2.20898550724638">
            <text:p>2.2089855072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492063492063492">
            <text:p>0.4920634921</text:p>
          </table:table-cell>
          <table:table-cell office:value-type="float" office:value="2.20539682539682">
            <text:p>2.2053968254</text:p>
          </table:table-cell>
        </table:table-row>
        <table:table-row table:style-name="ro2">
          <table:table-cell office:value-type="float" office:value="2082">
            <text:p>208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491666666666667">
            <text:p>0.4916666667</text:p>
          </table:table-cell>
          <table:table-cell office:value-type="float" office:value="2.25308333333333">
            <text:p>2.2530833333</text:p>
          </table:table-cell>
        </table:table-row>
        <table:table-row table:style-name="ro2">
          <table:table-cell office:value-type="float" office:value="2236">
            <text:p>2236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490196078431373">
            <text:p>0.4901960784</text:p>
          </table:table-cell>
          <table:table-cell office:value-type="float" office:value="2.23166666666667">
            <text:p>2.2316666667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8936170212766">
            <text:p>0.4893617021</text:p>
          </table:table-cell>
          <table:table-cell office:value-type="float" office:value="2.18255319148936">
            <text:p>2.1825531915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.487804878048781">
            <text:p>0.487804878</text:p>
          </table:table-cell>
          <table:table-cell office:value-type="float" office:value="2.16865853658537">
            <text:p>2.1686585366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87179487179487">
            <text:p>0.4871794872</text:p>
          </table:table-cell>
          <table:table-cell office:value-type="float" office:value="2.18051282051282">
            <text:p>2.1805128205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48695652173913">
            <text:p>0.4869565217</text:p>
          </table:table-cell>
          <table:table-cell office:value-type="float" office:value="2.28930434782609">
            <text:p>2.2893043478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486842105263158">
            <text:p>0.4868421053</text:p>
          </table:table-cell>
          <table:table-cell office:value-type="float" office:value="2.19381578947368">
            <text:p>2.193815789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85714285714286">
            <text:p>0.4857142857</text:p>
          </table:table-cell>
          <table:table-cell office:value-type="float" office:value="2.22342857142857">
            <text:p>2.2234285714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0.485507246376812">
            <text:p>0.4855072464</text:p>
          </table:table-cell>
          <table:table-cell office:value-type="float" office:value="2.22065217391304">
            <text:p>2.2206521739</text:p>
          </table:table-cell>
        </table:table-row>
        <table:table-row table:style-name="ro2">
          <table:table-cell office:value-type="float" office:value="2261">
            <text:p>2261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.485507246376812">
            <text:p>0.4855072464</text:p>
          </table:table-cell>
          <table:table-cell office:value-type="float" office:value="2.19398550724638">
            <text:p>2.1939855072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484848484848485">
            <text:p>0.4848484848</text:p>
          </table:table-cell>
          <table:table-cell office:value-type="float" office:value="2.17712121212121">
            <text:p>2.1771212121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84848484848485">
            <text:p>0.4848484848</text:p>
          </table:table-cell>
          <table:table-cell office:value-type="float" office:value="2.27333333333333">
            <text:p>2.2733333333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84848484848485">
            <text:p>0.4848484848</text:p>
          </table:table-cell>
          <table:table-cell office:value-type="float" office:value="2.04212121212121">
            <text:p>2.0421212121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484375">
            <text:p>0.484375</text:p>
          </table:table-cell>
          <table:table-cell office:value-type="float" office:value="2.15421875">
            <text:p>2.15421875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83870967741936">
            <text:p>0.4838709677</text:p>
          </table:table-cell>
          <table:table-cell office:value-type="float" office:value="2.28096774193548">
            <text:p>2.2809677419</text:p>
          </table:table-cell>
        </table:table-row>
        <table:table-row table:style-name="ro2">
          <table:table-cell office:value-type="float" office:value="2333">
            <text:p>2333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.482993197278912">
            <text:p>0.4829931973</text:p>
          </table:table-cell>
          <table:table-cell office:value-type="float" office:value="2.27836734693878">
            <text:p>2.2783673469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2.23896551724138">
            <text:p>2.2389655172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82758620689655">
            <text:p>0.4827586207</text:p>
          </table:table-cell>
          <table:table-cell office:value-type="float" office:value="2.27172413793103">
            <text:p>2.2717241379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0.482758620689655">
            <text:p>0.4827586207</text:p>
          </table:table-cell>
          <table:table-cell office:value-type="float" office:value="2.20859770114943">
            <text:p>2.2085977011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.482233502538071">
            <text:p>0.4822335025</text:p>
          </table:table-cell>
          <table:table-cell office:value-type="float" office:value="2.23857868020305">
            <text:p>2.2385786802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482142857142857">
            <text:p>0.4821428571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481481481481482">
            <text:p>0.4814814815</text:p>
          </table:table-cell>
          <table:table-cell office:value-type="float" office:value="2.40666666666667">
            <text:p>2.4066666667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481481481481482">
            <text:p>0.4814814815</text:p>
          </table:table-cell>
          <table:table-cell office:value-type="float" office:value="2.22537037037037">
            <text:p>2.2253703704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81481481481482">
            <text:p>0.4814814815</text:p>
          </table:table-cell>
          <table:table-cell office:value-type="float" office:value="2.26925925925926">
            <text:p>2.2692592593</text:p>
          </table:table-cell>
        </table:table-row>
        <table:table-row table:style-name="ro2">
          <table:table-cell office:value-type="float" office:value="2382">
            <text:p>2382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.480176211453744">
            <text:p>0.4801762115</text:p>
          </table:table-cell>
          <table:table-cell office:value-type="float" office:value="2.26378854625551">
            <text:p>2.2637885463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2.2268">
            <text:p>2.2268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2.146">
            <text:p>2.146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2.2016">
            <text:p>2.2016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2.2928">
            <text:p>2.2928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2.0252">
            <text:p>2.0252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2.218">
            <text:p>2.218</text:p>
          </table:table-cell>
        </table:table-row>
        <table:table-row table:style-name="ro2">
          <table:table-cell office:value-type="float" office:value="2524">
            <text:p>2524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.478632478632479">
            <text:p>0.4786324786</text:p>
          </table:table-cell>
          <table:table-cell office:value-type="float" office:value="2.2534188034188">
            <text:p>2.2534188034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2.27608695652174">
            <text:p>2.2760869565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2.2454347826087">
            <text:p>2.2454347826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2.26782608695652">
            <text:p>2.267826087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2.29347826086957">
            <text:p>2.2934782609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2.01608695652174">
            <text:p>2.0160869565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2.13782608695652">
            <text:p>2.137826087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477777777777778">
            <text:p>0.4777777778</text:p>
          </table:table-cell>
          <table:table-cell office:value-type="float" office:value="2.25844444444444">
            <text:p>2.2584444444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476923076923077">
            <text:p>0.4769230769</text:p>
          </table:table-cell>
          <table:table-cell office:value-type="float" office:value="2.22553846153846">
            <text:p>2.2255384615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476744186046512">
            <text:p>0.476744186</text:p>
          </table:table-cell>
          <table:table-cell office:value-type="float" office:value="2.21860465116279">
            <text:p>2.2186046512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2.25428571428571">
            <text:p>2.2542857143</text:p>
          </table:table-cell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2.26895238095238">
            <text:p>2.268952381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2.08349206349206">
            <text:p>2.0834920635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2.26225">
            <text:p>2.26225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0.474489795918367">
            <text:p>0.4744897959</text:p>
          </table:table-cell>
          <table:table-cell office:value-type="float" office:value="2.25158163265306">
            <text:p>2.2515816327</text:p>
          </table:table-cell>
        </table:table-row>
        <table:table-row table:style-name="ro2">
          <table:table-cell office:value-type="float" office:value="2258">
            <text:p>2258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0.474489795918367">
            <text:p>0.4744897959</text:p>
          </table:table-cell>
          <table:table-cell office:value-type="float" office:value="2.19969387755102">
            <text:p>2.1996938776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2.18052631578947">
            <text:p>2.1805263158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27263157894737">
            <text:p>2.2726315789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22421052631579">
            <text:p>2.2242105263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2.18736842105263">
            <text:p>2.1873684211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22">
            <text:p>2.22</text:p>
          </table:table-cell>
        </table:table-row>
        <table:table-row table:style-name="ro2">
          <table:table-cell office:value-type="float" office:value="2719">
            <text:p>2719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23812865497076">
            <text:p>2.23812865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14421052631579">
            <text:p>2.1442105263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.473282442748092">
            <text:p>0.4732824427</text:p>
          </table:table-cell>
          <table:table-cell office:value-type="float" office:value="2.16763358778626">
            <text:p>2.1676335878</text:p>
          </table:table-cell>
        </table:table-row>
        <table:table-row table:style-name="ro2">
          <table:table-cell office:value-type="float" office:value="2228">
            <text:p>2228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0.473053892215569">
            <text:p>0.4730538922</text:p>
          </table:table-cell>
          <table:table-cell office:value-type="float" office:value="2.26185628742515">
            <text:p>2.2618562874</text:p>
          </table:table-cell>
        </table:table-row>
        <table:table-row table:style-name="ro2">
          <table:table-cell office:value-type="float" office:value="3866">
            <text:p>3866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0.472826086956522">
            <text:p>0.472826087</text:p>
          </table:table-cell>
          <table:table-cell office:value-type="float" office:value="2.21934782608696">
            <text:p>2.2193478261</text:p>
          </table:table-cell>
        </table:table-row>
        <table:table-row table:style-name="ro2">
          <table:table-cell office:value-type="float" office:value="3246">
            <text:p>3246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.472081218274112">
            <text:p>0.4720812183</text:p>
          </table:table-cell>
          <table:table-cell office:value-type="float" office:value="2.12583756345178">
            <text:p>2.1258375635</text:p>
          </table:table-cell>
        </table:table-row>
        <table:table-row table:style-name="ro2">
          <table:table-cell office:value-type="float" office:value="2353">
            <text:p>2353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471337579617834">
            <text:p>0.4713375796</text:p>
          </table:table-cell>
          <table:table-cell office:value-type="float" office:value="2.21885350318471">
            <text:p>2.2188535032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23705882352941">
            <text:p>2.2370588235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2.17897058823529">
            <text:p>2.1789705882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2.27705882352941">
            <text:p>2.2770588235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2.15647058823529">
            <text:p>2.1564705882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21235294117647">
            <text:p>2.2123529412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2.02352941176471">
            <text:p>2.0235294118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09941176470588">
            <text:p>2.0994117647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15794117647059">
            <text:p>2.1579411765</text:p>
          </table:table-cell>
        </table:table-row>
        <table:table-row table:style-name="ro2">
          <table:table-cell office:value-type="float" office:value="3862">
            <text:p>3862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0.469767441860465">
            <text:p>0.4697674419</text:p>
          </table:table-cell>
          <table:table-cell office:value-type="float" office:value="2.22697674418605">
            <text:p>2.2269767442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468354430379747">
            <text:p>0.4683544304</text:p>
          </table:table-cell>
          <table:table-cell office:value-type="float" office:value="2.23215189873418">
            <text:p>2.2321518987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float" office:value="0.468235294117647">
            <text:p>0.4682352941</text:p>
          </table:table-cell>
          <table:table-cell office:value-type="float" office:value="2.16487058823529">
            <text:p>2.1648705882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.468181818181818">
            <text:p>0.4681818182</text:p>
          </table:table-cell>
          <table:table-cell office:value-type="float" office:value="2.21304545454545">
            <text:p>2.213045454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68085106382979">
            <text:p>0.4680851064</text:p>
          </table:table-cell>
          <table:table-cell office:value-type="float" office:value="2.19893617021277">
            <text:p>2.1989361702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468">
            <text:p>0.468</text:p>
          </table:table-cell>
          <table:table-cell office:value-type="float" office:value="2.28256">
            <text:p>2.28256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0.467625899280576">
            <text:p>0.4676258993</text:p>
          </table:table-cell>
          <table:table-cell office:value-type="float" office:value="2.24489208633093">
            <text:p>2.2448920863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074">
            <text:p>1074</text:p>
          </table:table-cell>
          <table:table-cell office:value-type="float" office:value="1">
            <text:p>1</text:p>
          </table:table-cell>
          <table:table-cell office:value-type="float" office:value="0.467411545623836">
            <text:p>0.4674115456</text:p>
          </table:table-cell>
          <table:table-cell office:value-type="float" office:value="2.16951582867784">
            <text:p>2.1695158287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597">
            <text:p>597</text:p>
          </table:table-cell>
          <table:table-cell office:value-type="float" office:value="2">
            <text:p>2</text:p>
          </table:table-cell>
          <table:table-cell office:value-type="float" office:value="0.467336683417086">
            <text:p>0.4673366834</text:p>
          </table:table-cell>
          <table:table-cell office:value-type="float" office:value="2.25041876046901">
            <text:p>2.2504187605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2.35533333333333">
            <text:p>2.3553333333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16488888888889">
            <text:p>2.1648888889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2.31733333333333">
            <text:p>2.3173333333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152">
            <text:p>2.152</text:p>
          </table:table-cell>
        </table:table-row>
        <table:table-row table:style-name="ro2">
          <table:table-cell office:value-type="float" office:value="2632">
            <text:p>263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2.24173333333333">
            <text:p>2.2417333333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2.174">
            <text:p>2.174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405">
            <text:p>40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2.25797530864198">
            <text:p>2.2579753086</text:p>
          </table:table-cell>
        </table:table-row>
        <table:table-row table:style-name="ro2">
          <table:table-cell office:value-type="float" office:value="2493">
            <text:p>249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466019417475728">
            <text:p>0.4660194175</text:p>
          </table:table-cell>
          <table:table-cell office:value-type="float" office:value="2.21834951456311">
            <text:p>2.2183495146</text:p>
          </table:table-cell>
        </table:table-row>
        <table:table-row table:style-name="ro2">
          <table:table-cell office:value-type="float" office:value="2477">
            <text:p>2477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.465968586387435">
            <text:p>0.4659685864</text:p>
          </table:table-cell>
          <table:table-cell office:value-type="float" office:value="2.1544502617801">
            <text:p>2.1544502618</text:p>
          </table:table-cell>
        </table:table-row>
        <table:table-row table:style-name="ro2">
          <table:table-cell office:value-type="float" office:value="2467">
            <text:p>2467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0.465425531914894">
            <text:p>0.4654255319</text:p>
          </table:table-cell>
          <table:table-cell office:value-type="float" office:value="2.26787234042553">
            <text:p>2.2678723404</text:p>
          </table:table-cell>
        </table:table-row>
        <table:table-row table:style-name="ro2">
          <table:table-cell office:value-type="float" office:value="2231">
            <text:p>2231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465277777777778">
            <text:p>0.4652777778</text:p>
          </table:table-cell>
          <table:table-cell office:value-type="float" office:value="2.30277777777778">
            <text:p>2.3027777778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465116279069767">
            <text:p>0.4651162791</text:p>
          </table:table-cell>
          <table:table-cell office:value-type="float" office:value="2.2046511627907">
            <text:p>2.2046511628</text:p>
          </table:table-cell>
        </table:table-row>
        <table:table-row table:style-name="ro2">
          <table:table-cell office:value-type="float" office:value="2476">
            <text:p>247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464516129032258">
            <text:p>0.464516129</text:p>
          </table:table-cell>
          <table:table-cell office:value-type="float" office:value="2.15141935483871">
            <text:p>2.1514193548</text:p>
          </table:table-cell>
        </table:table-row>
        <table:table-row table:style-name="ro2">
          <table:table-cell office:value-type="float" office:value="2044">
            <text:p>2044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21517857142857">
            <text:p>2.2151785714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20928571428571">
            <text:p>2.2092857143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2.23892857142857">
            <text:p>2.2389285714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2.2275">
            <text:p>2.2275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463768115942029">
            <text:p>0.4637681159</text:p>
          </table:table-cell>
          <table:table-cell office:value-type="float" office:value="2.22927536231884">
            <text:p>2.2292753623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463636363636364">
            <text:p>0.4636363636</text:p>
          </table:table-cell>
          <table:table-cell office:value-type="float" office:value="2.23881818181818">
            <text:p>2.2388181818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463414634146341">
            <text:p>0.4634146341</text:p>
          </table:table-cell>
          <table:table-cell office:value-type="float" office:value="2.17219512195122">
            <text:p>2.172195122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63414634146341">
            <text:p>0.4634146341</text:p>
          </table:table-cell>
          <table:table-cell office:value-type="float" office:value="2.31951219512195">
            <text:p>2.3195121951</text:p>
          </table:table-cell>
        </table:table-row>
        <table:table-row table:style-name="ro2">
          <table:table-cell office:value-type="float" office:value="2332">
            <text:p>2332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0.462962962962963">
            <text:p>0.462962963</text:p>
          </table:table-cell>
          <table:table-cell office:value-type="float" office:value="2.28771604938272">
            <text:p>2.2877160494</text:p>
          </table:table-cell>
        </table:table-row>
        <table:table-row table:style-name="ro2">
          <table:table-cell office:value-type="float" office:value="2436">
            <text:p>2436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.462686567164179">
            <text:p>0.4626865672</text:p>
          </table:table-cell>
          <table:table-cell office:value-type="float" office:value="2.24233830845771">
            <text:p>2.2423383085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0.462686567164179">
            <text:p>0.4626865672</text:p>
          </table:table-cell>
          <table:table-cell office:value-type="float" office:value="2.18555223880597">
            <text:p>2.1855522388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46236559139785">
            <text:p>0.4623655914</text:p>
          </table:table-cell>
          <table:table-cell office:value-type="float" office:value="2.27548387096774">
            <text:p>2.275483871</text:p>
          </table:table-cell>
        </table:table-row>
        <table:table-row table:style-name="ro2">
          <table:table-cell office:value-type="float" office:value="2633">
            <text:p>2633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0.462006079027356">
            <text:p>0.462006079</text:p>
          </table:table-cell>
          <table:table-cell office:value-type="float" office:value="2.23203647416413">
            <text:p>2.2320364742</text:p>
          </table:table-cell>
        </table:table-row>
        <table:table-row table:style-name="ro2">
          <table:table-cell office:value-type="float" office:value="2251">
            <text:p>2251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0.461988304093567">
            <text:p>0.4619883041</text:p>
          </table:table-cell>
          <table:table-cell office:value-type="float" office:value="2.17385964912281">
            <text:p>2.1738596491</text:p>
          </table:table-cell>
        </table:table-row>
        <table:table-row table:style-name="ro2">
          <table:table-cell office:value-type="float" office:value="2519">
            <text:p>2519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0.461904761904762">
            <text:p>0.4619047619</text:p>
          </table:table-cell>
          <table:table-cell office:value-type="float" office:value="2.2212380952381">
            <text:p>2.2212380952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0.461858529819695">
            <text:p>0.4618585298</text:p>
          </table:table-cell>
          <table:table-cell office:value-type="float" office:value="2.16574202496533">
            <text:p>2.165742025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2.21230769230769">
            <text:p>2.2123076923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38076923076923">
            <text:p>2.3807692308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2.29461538461539">
            <text:p>2.2946153846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18865384615385">
            <text:p>2.1886538462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32153846153846">
            <text:p>2.3215384615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18846153846154">
            <text:p>2.1884615385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2.23769230769231">
            <text:p>2.2376923077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03076923076923">
            <text:p>2.0307692308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01846153846154">
            <text:p>2.0184615385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1313">
            <text:p>13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1747220106626">
            <text:p>2.1747220107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16384615384615">
            <text:p>2.1638461538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09615384615385">
            <text:p>2.0961538462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10615384615385">
            <text:p>2.1061538462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2.21615384615385">
            <text:p>2.2161538462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float" office:value="0.461313868613139">
            <text:p>0.4613138686</text:p>
          </table:table-cell>
          <table:table-cell office:value-type="float" office:value="2.17185401459854">
            <text:p>2.1718540146</text:p>
          </table:table-cell>
        </table:table-row>
        <table:table-row table:style-name="ro2">
          <table:table-cell office:value-type="float" office:value="2516">
            <text:p>2516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0.460829493087558">
            <text:p>0.4608294931</text:p>
          </table:table-cell>
          <table:table-cell office:value-type="float" office:value="2.24700460829493">
            <text:p>2.2470046083</text:p>
          </table:table-cell>
        </table:table-row>
        <table:table-row table:style-name="ro2">
          <table:table-cell office:value-type="float" office:value="3866">
            <text:p>3866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0.45985401459854">
            <text:p>0.4598540146</text:p>
          </table:table-cell>
          <table:table-cell office:value-type="float" office:value="2.20222627737226">
            <text:p>2.2022262774</text:p>
          </table:table-cell>
        </table:table-row>
        <table:table-row table:style-name="ro2">
          <table:table-cell office:value-type="float" office:value="2257">
            <text:p>2257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0.459546925566343">
            <text:p>0.4595469256</text:p>
          </table:table-cell>
          <table:table-cell office:value-type="float" office:value="2.18747572815534">
            <text:p>2.1874757282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45945945945946">
            <text:p>0.4594594595</text:p>
          </table:table-cell>
          <table:table-cell office:value-type="float" office:value="2.25783783783784">
            <text:p>2.2578378378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45945945945946">
            <text:p>0.4594594595</text:p>
          </table:table-cell>
          <table:table-cell office:value-type="float" office:value="2.22148648648649">
            <text:p>2.2214864865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45945945945946">
            <text:p>0.4594594595</text:p>
          </table:table-cell>
          <table:table-cell office:value-type="float" office:value="2.45945945945946">
            <text:p>2.4594594595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58333333333333">
            <text:p>0.4583333333</text:p>
          </table:table-cell>
          <table:table-cell office:value-type="float" office:value="2.23416666666667">
            <text:p>2.2341666667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58333333333333">
            <text:p>0.4583333333</text:p>
          </table:table-cell>
          <table:table-cell office:value-type="float" office:value="2.33583333333333">
            <text:p>2.3358333333</text:p>
          </table:table-cell>
        </table:table-row>
        <table:table-row table:style-name="ro2">
          <table:table-cell office:value-type="float" office:value="3862">
            <text:p>386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457943925233645">
            <text:p>0.4579439252</text:p>
          </table:table-cell>
          <table:table-cell office:value-type="float" office:value="2.25785046728972">
            <text:p>2.2578504673</text:p>
          </table:table-cell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457943925233645">
            <text:p>0.4579439252</text:p>
          </table:table-cell>
          <table:table-cell office:value-type="float" office:value="2.17429906542056">
            <text:p>2.1742990654</text:p>
          </table:table-cell>
        </table:table-row>
        <table:table-row table:style-name="ro2">
          <table:table-cell office:value-type="float" office:value="2382">
            <text:p>238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457831325301205">
            <text:p>0.4578313253</text:p>
          </table:table-cell>
          <table:table-cell office:value-type="float" office:value="2.30831325301205">
            <text:p>2.308313253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.45771144278607">
            <text:p>0.4577114428</text:p>
          </table:table-cell>
          <table:table-cell office:value-type="float" office:value="2.19452736318408">
            <text:p>2.1945273632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457627118644068">
            <text:p>0.4576271186</text:p>
          </table:table-cell>
          <table:table-cell office:value-type="float" office:value="2.32474576271186">
            <text:p>2.3247457627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57142857142857">
            <text:p>0.4571428571</text:p>
          </table:table-cell>
          <table:table-cell office:value-type="float" office:value="2.19342857142857">
            <text:p>2.1934285714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57142857142857">
            <text:p>0.4571428571</text:p>
          </table:table-cell>
          <table:table-cell office:value-type="float" office:value="2.23457142857143">
            <text:p>2.2345714286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0.456647398843931">
            <text:p>0.4566473988</text:p>
          </table:table-cell>
          <table:table-cell office:value-type="float" office:value="2.17150289017341">
            <text:p>2.1715028902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56521739130435">
            <text:p>0.4565217391</text:p>
          </table:table-cell>
          <table:table-cell office:value-type="float" office:value="2.29434782608696">
            <text:p>2.2943478261</text:p>
          </table:table-cell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0.455950540958269">
            <text:p>0.455950541</text:p>
          </table:table-cell>
          <table:table-cell office:value-type="float" office:value="2.21601236476043">
            <text:p>2.2160123648</text:p>
          </table:table-cell>
        </table:table-row>
        <table:table-row table:style-name="ro2">
          <table:table-cell office:value-type="float" office:value="2596">
            <text:p>2596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0.455621301775148">
            <text:p>0.4556213018</text:p>
          </table:table-cell>
          <table:table-cell office:value-type="float" office:value="2.25695266272189">
            <text:p>2.2569526627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0.454873646209386">
            <text:p>0.4548736462</text:p>
          </table:table-cell>
          <table:table-cell office:value-type="float" office:value="2.15574007220217">
            <text:p>2.1557400722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24659574468085">
            <text:p>2.2465957447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28545454545455">
            <text:p>2.2854545455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24454545454545">
            <text:p>2.2445454545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27363636363636">
            <text:p>2.2736363636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27636363636364">
            <text:p>2.2763636364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16363636363636">
            <text:p>2.1636363636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16636363636364">
            <text:p>2.1663636364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21145454545455">
            <text:p>2.2114545455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22363636363636">
            <text:p>2.2236363636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27745454545455">
            <text:p>2.2774545455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29818181818182">
            <text:p>2.2981818182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04818181818182">
            <text:p>2.0481818182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11272727272727">
            <text:p>2.1127272727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18727272727273">
            <text:p>2.1872727273</text:p>
          </table:table-cell>
        </table:table-row>
        <table:table-row table:style-name="ro2">
          <table:table-cell office:value-type="float" office:value="2273">
            <text:p>2273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454022988505747">
            <text:p>0.4540229885</text:p>
          </table:table-cell>
          <table:table-cell office:value-type="float" office:value="2.18729885057471">
            <text:p>2.1872988506</text:p>
          </table:table-cell>
        </table:table-row>
        <table:table-row table:style-name="ro2">
          <table:table-cell office:value-type="float" office:value="2355">
            <text:p>2355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453947368421053">
            <text:p>0.4539473684</text:p>
          </table:table-cell>
          <table:table-cell office:value-type="float" office:value="2.21302631578947">
            <text:p>2.2130263158</text:p>
          </table:table-cell>
        </table:table-row>
        <table:table-row table:style-name="ro2">
          <table:table-cell office:value-type="float" office:value="2246">
            <text:p>2246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.453825857519789">
            <text:p>0.4538258575</text:p>
          </table:table-cell>
          <table:table-cell office:value-type="float" office:value="2.25187335092348">
            <text:p>2.2518733509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453488372093023">
            <text:p>0.4534883721</text:p>
          </table:table-cell>
          <table:table-cell office:value-type="float" office:value="2.59162790697674">
            <text:p>2.591627907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452830188679245">
            <text:p>0.4528301887</text:p>
          </table:table-cell>
          <table:table-cell office:value-type="float" office:value="2.31150943396226">
            <text:p>2.311509434</text:p>
          </table:table-cell>
        </table:table-row>
        <table:table-row table:style-name="ro2">
          <table:table-cell office:value-type="float" office:value="3346">
            <text:p>3346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0.452554744525547">
            <text:p>0.4525547445</text:p>
          </table:table-cell>
          <table:table-cell office:value-type="float" office:value="2.13167883211679">
            <text:p>2.1316788321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452054794520548">
            <text:p>0.4520547945</text:p>
          </table:table-cell>
          <table:table-cell office:value-type="float" office:value="2.22013698630137">
            <text:p>2.2201369863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51612903225806">
            <text:p>0.4516129032</text:p>
          </table:table-cell>
          <table:table-cell office:value-type="float" office:value="2.17903225806452">
            <text:p>2.1790322581</text:p>
          </table:table-cell>
        </table:table-row>
        <table:table-row table:style-name="ro2">
          <table:table-cell office:value-type="float" office:value="2329">
            <text:p>2329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0.451530612244898">
            <text:p>0.4515306122</text:p>
          </table:table-cell>
          <table:table-cell office:value-type="float" office:value="2.26704081632653">
            <text:p>2.2670408163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451388888888889">
            <text:p>0.4513888889</text:p>
          </table:table-cell>
          <table:table-cell office:value-type="float" office:value="2.22125">
            <text:p>2.22125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451388888888889">
            <text:p>0.4513888889</text:p>
          </table:table-cell>
          <table:table-cell office:value-type="float" office:value="2.18">
            <text:p>2.18</text:p>
          </table:table-cell>
        </table:table-row>
        <table:table-row table:style-name="ro2">
          <table:table-cell office:value-type="float" office:value="2573">
            <text:p>2573</text:p>
          </table:table-cell>
          <table:table-cell office:value-type="float" office:value="503">
            <text:p>503</text:p>
          </table:table-cell>
          <table:table-cell office:value-type="float" office:value="1">
            <text:p>1</text:p>
          </table:table-cell>
          <table:table-cell office:value-type="float" office:value="0.451292246520875">
            <text:p>0.4512922465</text:p>
          </table:table-cell>
          <table:table-cell office:value-type="float" office:value="2.27312127236581">
            <text:p>2.2731212724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0.451219512195122">
            <text:p>0.4512195122</text:p>
          </table:table-cell>
          <table:table-cell office:value-type="float" office:value="2.14788617886179">
            <text:p>2.1478861789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450980392156863">
            <text:p>0.4509803922</text:p>
          </table:table-cell>
          <table:table-cell office:value-type="float" office:value="2.22647058823529">
            <text:p>2.2264705882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450980392156863">
            <text:p>0.4509803922</text:p>
          </table:table-cell>
          <table:table-cell office:value-type="float" office:value="2.22294117647059">
            <text:p>2.2229411765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450980392156863">
            <text:p>0.4509803922</text:p>
          </table:table-cell>
          <table:table-cell office:value-type="float" office:value="2.24901960784314">
            <text:p>2.2490196078</text:p>
          </table:table-cell>
        </table:table-row>
        <table:table-row table:style-name="ro2">
          <table:table-cell office:value-type="float" office:value="2416">
            <text:p>2416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450980392156863">
            <text:p>0.4509803922</text:p>
          </table:table-cell>
          <table:table-cell office:value-type="float" office:value="2.23823529411765">
            <text:p>2.2382352941</text:p>
          </table:table-cell>
        </table:table-row>
        <table:table-row table:style-name="ro2">
          <table:table-cell office:value-type="float" office:value="2542">
            <text:p>254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0.450980392156863">
            <text:p>0.4509803922</text:p>
          </table:table-cell>
          <table:table-cell office:value-type="float" office:value="2.24872549019608">
            <text:p>2.2487254902</text:p>
          </table:table-cell>
        </table:table-row>
        <table:table-row table:style-name="ro2">
          <table:table-cell office:value-type="float" office:value="2477">
            <text:p>2477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450450450450451">
            <text:p>0.4504504505</text:p>
          </table:table-cell>
          <table:table-cell office:value-type="float" office:value="2.15792792792793">
            <text:p>2.1579279279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1795">
            <text:p>2.1795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233">
            <text:p>2.233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2005">
            <text:p>2.2005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2.1885">
            <text:p>2.1885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2.22875">
            <text:p>2.2287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449275362318841">
            <text:p>0.4492753623</text:p>
          </table:table-cell>
          <table:table-cell office:value-type="float" office:value="2.23057971014493">
            <text:p>2.2305797101</text:p>
          </table:table-cell>
        </table:table-row>
        <table:table-row table:style-name="ro2">
          <table:table-cell office:value-type="float" office:value="2718">
            <text:p>2718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0.449275362318841">
            <text:p>0.4492753623</text:p>
          </table:table-cell>
          <table:table-cell office:value-type="float" office:value="2.19221014492754">
            <text:p>2.1922101449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670">
            <text:p>670</text:p>
          </table:table-cell>
          <table:table-cell office:value-type="float" office:value="1">
            <text:p>1</text:p>
          </table:table-cell>
          <table:table-cell office:value-type="float" office:value="0.449253731343284">
            <text:p>0.4492537313</text:p>
          </table:table-cell>
          <table:table-cell office:value-type="float" office:value="2.16135820895522">
            <text:p>2.161358209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1267">
            <text:p>1267</text:p>
          </table:table-cell>
          <table:table-cell office:value-type="float" office:value="1">
            <text:p>1</text:p>
          </table:table-cell>
          <table:table-cell office:value-type="float" office:value="0.449092344119969">
            <text:p>0.4490923441</text:p>
          </table:table-cell>
          <table:table-cell office:value-type="float" office:value="2.15940805051302">
            <text:p>2.1594080505</text:p>
          </table:table-cell>
        </table:table-row>
        <table:table-row table:style-name="ro2">
          <table:table-cell office:value-type="float" office:value="2313">
            <text:p>2313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0.449074074074074">
            <text:p>0.4490740741</text:p>
          </table:table-cell>
          <table:table-cell office:value-type="float" office:value="2.22703703703704">
            <text:p>2.227037037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1011">
            <text:p>1011</text:p>
          </table:table-cell>
          <table:table-cell office:value-type="float" office:value="1">
            <text:p>1</text:p>
          </table:table-cell>
          <table:table-cell office:value-type="float" office:value="0.449060336300692">
            <text:p>0.4490603363</text:p>
          </table:table-cell>
          <table:table-cell office:value-type="float" office:value="2.23091988130564">
            <text:p>2.2309198813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0.448924731182796">
            <text:p>0.4489247312</text:p>
          </table:table-cell>
          <table:table-cell office:value-type="float" office:value="2.16626344086021">
            <text:p>2.1662634409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0.448895027624309">
            <text:p>0.4488950276</text:p>
          </table:table-cell>
          <table:table-cell office:value-type="float" office:value="2.24925414364641">
            <text:p>2.2492541436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.448717948717949">
            <text:p>0.4487179487</text:p>
          </table:table-cell>
          <table:table-cell office:value-type="float" office:value="2.27173076923077">
            <text:p>2.2717307692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float" office:value="0.448598130841121">
            <text:p>0.4485981308</text:p>
          </table:table-cell>
          <table:table-cell office:value-type="float" office:value="2.27218691588785">
            <text:p>2.2721869159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0.448559670781893">
            <text:p>0.4485596708</text:p>
          </table:table-cell>
          <table:table-cell office:value-type="float" office:value="2.16625514403292">
            <text:p>2.166255144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48275862068966">
            <text:p>0.4482758621</text:p>
          </table:table-cell>
          <table:table-cell office:value-type="float" office:value="2.15310344827586">
            <text:p>2.1531034483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448275862068966">
            <text:p>0.4482758621</text:p>
          </table:table-cell>
          <table:table-cell office:value-type="float" office:value="2.31471264367816">
            <text:p>2.3147126437</text:p>
          </table:table-cell>
        </table:table-row>
        <table:table-row table:style-name="ro2">
          <table:table-cell office:value-type="float" office:value="2508">
            <text:p>250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448275862068966">
            <text:p>0.4482758621</text:p>
          </table:table-cell>
          <table:table-cell office:value-type="float" office:value="2.30586206896552">
            <text:p>2.305862069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448275862068966">
            <text:p>0.4482758621</text:p>
          </table:table-cell>
          <table:table-cell office:value-type="float" office:value="2.25505747126437">
            <text:p>2.2550574713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48275862068966">
            <text:p>0.4482758621</text:p>
          </table:table-cell>
          <table:table-cell office:value-type="float" office:value="2.08793103448276">
            <text:p>2.0879310345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857">
            <text:p>857</text:p>
          </table:table-cell>
          <table:table-cell office:value-type="float" office:value="1">
            <text:p>1</text:p>
          </table:table-cell>
          <table:table-cell office:value-type="float" office:value="0.448074679113186">
            <text:p>0.4480746791</text:p>
          </table:table-cell>
          <table:table-cell office:value-type="float" office:value="2.24361726954492">
            <text:p>2.2436172695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0.447963800904977">
            <text:p>0.4479638009</text:p>
          </table:table-cell>
          <table:table-cell office:value-type="float" office:value="2.21947209653092">
            <text:p>2.2194720965</text:p>
          </table:table-cell>
        </table:table-row>
        <table:table-row table:style-name="ro2">
          <table:table-cell office:value-type="float" office:value="2312">
            <text:p>231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0.447488584474886">
            <text:p>0.4474885845</text:p>
          </table:table-cell>
          <table:table-cell office:value-type="float" office:value="2.25776255707763">
            <text:p>2.2577625571</text:p>
          </table:table-cell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0.447368421052632">
            <text:p>0.4473684211</text:p>
          </table:table-cell>
          <table:table-cell office:value-type="float" office:value="2.24744360902256">
            <text:p>2.247443609</text:p>
          </table:table-cell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0.447204968944099">
            <text:p>0.4472049689</text:p>
          </table:table-cell>
          <table:table-cell office:value-type="float" office:value="2.30012422360248">
            <text:p>2.3001242236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float" office:value="0.447191011235955">
            <text:p>0.4471910112</text:p>
          </table:table-cell>
          <table:table-cell office:value-type="float" office:value="2.1707191011236">
            <text:p>2.1707191011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46808510638298">
            <text:p>0.4468085106</text:p>
          </table:table-cell>
          <table:table-cell office:value-type="float" office:value="2.2868085106383">
            <text:p>2.2868085106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46808510638298">
            <text:p>0.4468085106</text:p>
          </table:table-cell>
          <table:table-cell office:value-type="float" office:value="2.32212765957447">
            <text:p>2.322127659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46808510638298">
            <text:p>0.4468085106</text:p>
          </table:table-cell>
          <table:table-cell office:value-type="float" office:value="2.30063829787234">
            <text:p>2.3006382979</text:p>
          </table:table-cell>
        </table:table-row>
        <table:table-row table:style-name="ro2">
          <table:table-cell office:value-type="float" office:value="2097">
            <text:p>2097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0.446700507614213">
            <text:p>0.4467005076</text:p>
          </table:table-cell>
          <table:table-cell office:value-type="float" office:value="2.22324873096447">
            <text:p>2.223248731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.446666666666667">
            <text:p>0.4466666667</text:p>
          </table:table-cell>
          <table:table-cell office:value-type="float" office:value="2.2412">
            <text:p>2.2412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0.446483180428135">
            <text:p>0.4464831804</text:p>
          </table:table-cell>
          <table:table-cell office:value-type="float" office:value="2.21948012232416">
            <text:p>2.2194801223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0.446428571428571">
            <text:p>0.4464285714</text:p>
          </table:table-cell>
          <table:table-cell office:value-type="float" office:value="2.23665584415584">
            <text:p>2.2366558442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446153846153846">
            <text:p>0.4461538462</text:p>
          </table:table-cell>
          <table:table-cell office:value-type="float" office:value="2.19246153846154">
            <text:p>2.1924615385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446043165467626">
            <text:p>0.4460431655</text:p>
          </table:table-cell>
          <table:table-cell office:value-type="float" office:value="2.2473381294964">
            <text:p>2.247338129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0.445923460898502">
            <text:p>0.4459234609</text:p>
          </table:table-cell>
          <table:table-cell office:value-type="float" office:value="2.24372712146423">
            <text:p>2.2437271215</text:p>
          </table:table-cell>
        </table:table-row>
        <table:table-row table:style-name="ro2">
          <table:table-cell office:value-type="float" office:value="2211">
            <text:p>221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0.445833333333333">
            <text:p>0.4458333333</text:p>
          </table:table-cell>
          <table:table-cell office:value-type="float" office:value="2.26025">
            <text:p>2.26025</text:p>
          </table:table-cell>
        </table:table-row>
        <table:table-row table:style-name="ro2">
          <table:table-cell office:value-type="float" office:value="2259">
            <text:p>2259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0.445652173913043">
            <text:p>0.4456521739</text:p>
          </table:table-cell>
          <table:table-cell office:value-type="float" office:value="2.19760869565217">
            <text:p>2.1976086957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4453125">
            <text:p>0.4453125</text:p>
          </table:table-cell>
          <table:table-cell office:value-type="float" office:value="2.267421875">
            <text:p>2.267421875</text:p>
          </table:table-cell>
        </table:table-row>
        <table:table-row table:style-name="ro2">
          <table:table-cell office:value-type="float" office:value="2307">
            <text:p>23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4453125">
            <text:p>0.4453125</text:p>
          </table:table-cell>
          <table:table-cell office:value-type="float" office:value="2.26171875">
            <text:p>2.26171875</text:p>
          </table:table-cell>
        </table:table-row>
        <table:table-row table:style-name="ro2">
          <table:table-cell office:value-type="float" office:value="2543">
            <text:p>2543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0.445255474452555">
            <text:p>0.4452554745</text:p>
          </table:table-cell>
          <table:table-cell office:value-type="float" office:value="2.26846715328467">
            <text:p>2.2684671533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677">
            <text:p>677</text:p>
          </table:table-cell>
          <table:table-cell office:value-type="float" office:value="2">
            <text:p>2</text:p>
          </table:table-cell>
          <table:table-cell office:value-type="float" office:value="0.444608567208272">
            <text:p>0.4446085672</text:p>
          </table:table-cell>
          <table:table-cell office:value-type="float" office:value="2.29512555391433">
            <text:p>2.2951255539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16611111111111">
            <text:p>2.1661111111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18654320987654">
            <text:p>2.1865432099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18714285714286">
            <text:p>2.1871428571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444444444444444">
            <text:p>0.4444444444</text:p>
          </table:table-cell>
          <table:table-cell office:value-type="float" office:value="2.61888888888889">
            <text:p>2.6188888889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444444444444444">
            <text:p>0.4444444444</text:p>
          </table:table-cell>
          <table:table-cell office:value-type="float" office:value="2.44555555555556">
            <text:p>2.4455555556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19984126984127">
            <text:p>2.1998412698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10666666666667">
            <text:p>2.1066666667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1662962962963">
            <text:p>2.1662962963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23777777777778">
            <text:p>2.2377777778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13666666666667">
            <text:p>2.1366666667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10666666666667">
            <text:p>2.1066666667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10333333333333">
            <text:p>2.1033333333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22555555555556">
            <text:p>2.2255555556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11777777777778">
            <text:p>2.1177777778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13222222222222">
            <text:p>2.1322222222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27388888888889">
            <text:p>2.2738888889</text:p>
          </table:table-cell>
        </table:table-row>
        <table:table-row table:style-name="ro2">
          <table:table-cell office:value-type="float" office:value="2575">
            <text:p>2575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443396226415094">
            <text:p>0.4433962264</text:p>
          </table:table-cell>
          <table:table-cell office:value-type="float" office:value="2.21707547169811">
            <text:p>2.2170754717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443298969072165">
            <text:p>0.4432989691</text:p>
          </table:table-cell>
          <table:table-cell office:value-type="float" office:value="2.32835051546392">
            <text:p>2.3283505155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443298969072165">
            <text:p>0.4432989691</text:p>
          </table:table-cell>
          <table:table-cell office:value-type="float" office:value="2.25474226804124">
            <text:p>2.254742268</text:p>
          </table:table-cell>
        </table:table-row>
        <table:table-row table:style-name="ro2">
          <table:table-cell office:value-type="float" office:value="2704">
            <text:p>2704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0.443243243243243">
            <text:p>0.4432432432</text:p>
          </table:table-cell>
          <table:table-cell office:value-type="float" office:value="2.2492972972973">
            <text:p>2.249297297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.443069306930693">
            <text:p>0.4430693069</text:p>
          </table:table-cell>
          <table:table-cell office:value-type="float" office:value="2.23363861386139">
            <text:p>2.233638613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115">
            <text:p>1115</text:p>
          </table:table-cell>
          <table:table-cell office:value-type="float" office:value="1">
            <text:p>1</text:p>
          </table:table-cell>
          <table:table-cell office:value-type="float" office:value="0.44304932735426">
            <text:p>0.4430493274</text:p>
          </table:table-cell>
          <table:table-cell office:value-type="float" office:value="2.24165022421525">
            <text:p>2.2416502242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0.442857142857143">
            <text:p>0.4428571429</text:p>
          </table:table-cell>
          <table:table-cell office:value-type="float" office:value="2.24385714285714">
            <text:p>2.2438571429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442622950819672">
            <text:p>0.4426229508</text:p>
          </table:table-cell>
          <table:table-cell office:value-type="float" office:value="2.19983606557377">
            <text:p>2.1998360656</text:p>
          </table:table-cell>
        </table:table-row>
        <table:table-row table:style-name="ro2">
          <table:table-cell office:value-type="float" office:value="2333">
            <text:p>2333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442528735632184">
            <text:p>0.4425287356</text:p>
          </table:table-cell>
          <table:table-cell office:value-type="float" office:value="2.27425287356322">
            <text:p>2.2742528736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0.442477876106195">
            <text:p>0.4424778761</text:p>
          </table:table-cell>
          <table:table-cell office:value-type="float" office:value="2.18805309734513">
            <text:p>2.1880530973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442307692307692">
            <text:p>0.4423076923</text:p>
          </table:table-cell>
          <table:table-cell office:value-type="float" office:value="2.17230769230769">
            <text:p>2.1723076923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0.442176870748299">
            <text:p>0.4421768707</text:p>
          </table:table-cell>
          <table:table-cell office:value-type="float" office:value="2.17918367346939">
            <text:p>2.1791836735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41860465116279">
            <text:p>0.4418604651</text:p>
          </table:table-cell>
          <table:table-cell office:value-type="float" office:value="2.15930232558139">
            <text:p>2.1593023256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441558441558442">
            <text:p>0.4415584416</text:p>
          </table:table-cell>
          <table:table-cell office:value-type="float" office:value="2.19467532467532">
            <text:p>2.1946753247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 office:value-type="float" office:value="0.441241685144124">
            <text:p>0.4412416851</text:p>
          </table:table-cell>
          <table:table-cell office:value-type="float" office:value="2.28677383592018">
            <text:p>2.2867738359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41176470588235">
            <text:p>0.4411764706</text:p>
          </table:table-cell>
          <table:table-cell office:value-type="float" office:value="2.26764705882353">
            <text:p>2.2676470588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41176470588235">
            <text:p>0.4411764706</text:p>
          </table:table-cell>
          <table:table-cell office:value-type="float" office:value="2.04911764705882">
            <text:p>2.0491176471</text:p>
          </table:table-cell>
        </table:table-row>
        <table:table-row table:style-name="ro2">
          <table:table-cell office:value-type="float" office:value="2356">
            <text:p>2356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.440993788819876">
            <text:p>0.4409937888</text:p>
          </table:table-cell>
          <table:table-cell office:value-type="float" office:value="2.20993788819876">
            <text:p>2.2099378882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440860215053763">
            <text:p>0.4408602151</text:p>
          </table:table-cell>
          <table:table-cell office:value-type="float" office:value="2.19666666666667">
            <text:p>2.1966666667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40677966101695">
            <text:p>0.4406779661</text:p>
          </table:table-cell>
          <table:table-cell office:value-type="float" office:value="2.27593220338983">
            <text:p>2.2759322034</text:p>
          </table:table-cell>
        </table:table-row>
        <table:table-row table:style-name="ro2">
          <table:table-cell office:value-type="float" office:value="2134">
            <text:p>2134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0.440528634361234">
            <text:p>0.4405286344</text:p>
          </table:table-cell>
          <table:table-cell office:value-type="float" office:value="2.19471365638767">
            <text:p>2.1947136564</text:p>
          </table:table-cell>
        </table:table-row>
        <table:table-row table:style-name="ro2">
          <table:table-cell office:value-type="float" office:value="2251">
            <text:p>2251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440366972477064">
            <text:p>0.4403669725</text:p>
          </table:table-cell>
          <table:table-cell office:value-type="float" office:value="2.20064220183486">
            <text:p>2.2006422018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2.2206">
            <text:p>2.2206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2.222">
            <text:p>2.222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2.25">
            <text:p>2.25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2.150975">
            <text:p>2.150975</text:p>
          </table:table-cell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0.439897698209719">
            <text:p>0.4398976982</text:p>
          </table:table-cell>
          <table:table-cell office:value-type="float" office:value="2.27731457800511">
            <text:p>2.277314578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.439862542955327">
            <text:p>0.439862543</text:p>
          </table:table-cell>
          <table:table-cell office:value-type="float" office:value="2.2086941580756">
            <text:p>2.2086941581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0.43956043956044">
            <text:p>0.4395604396</text:p>
          </table:table-cell>
          <table:table-cell office:value-type="float" office:value="2.19373626373626">
            <text:p>2.1937362637</text:p>
          </table:table-cell>
        </table:table-row>
        <table:table-row table:style-name="ro2">
          <table:table-cell office:value-type="float" office:value="2439">
            <text:p>2439</text:p>
          </table:table-cell>
          <table:table-cell office:value-type="float" office:value="637">
            <text:p>637</text:p>
          </table:table-cell>
          <table:table-cell office:value-type="float" office:value="1">
            <text:p>1</text:p>
          </table:table-cell>
          <table:table-cell office:value-type="float" office:value="0.43956043956044">
            <text:p>0.4395604396</text:p>
          </table:table-cell>
          <table:table-cell office:value-type="float" office:value="2.30259026687598">
            <text:p>2.3025902669</text:p>
          </table:table-cell>
        </table:table-row>
        <table:table-row table:style-name="ro2">
          <table:table-cell office:value-type="float" office:value="2254">
            <text:p>225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.439393939393939">
            <text:p>0.4393939394</text:p>
          </table:table-cell>
          <table:table-cell office:value-type="float" office:value="2.17022727272727">
            <text:p>2.1702272727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439393939393939">
            <text:p>0.4393939394</text:p>
          </table:table-cell>
          <table:table-cell office:value-type="float" office:value="2.21954545454545">
            <text:p>2.2195454545</text:p>
          </table:table-cell>
        </table:table-row>
        <table:table-row table:style-name="ro2">
          <table:table-cell office:value-type="float" office:value="2093">
            <text:p>2093</text:p>
          </table:table-cell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0.439276485788114">
            <text:p>0.4392764858</text:p>
          </table:table-cell>
          <table:table-cell office:value-type="float" office:value="2.22312661498708">
            <text:p>2.223126615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622">
            <text:p>622</text:p>
          </table:table-cell>
          <table:table-cell office:value-type="float" office:value="2">
            <text:p>2</text:p>
          </table:table-cell>
          <table:table-cell office:value-type="float" office:value="0.438906752411576">
            <text:p>0.4389067524</text:p>
          </table:table-cell>
          <table:table-cell office:value-type="float" office:value="2.2714308681672">
            <text:p>2.2714308682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.438775510204082">
            <text:p>0.4387755102</text:p>
          </table:table-cell>
          <table:table-cell office:value-type="float" office:value="2.16663265306122">
            <text:p>2.1666326531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506">
            <text:p>506</text:p>
          </table:table-cell>
          <table:table-cell office:value-type="float" office:value="2">
            <text:p>2</text:p>
          </table:table-cell>
          <table:table-cell office:value-type="float" office:value="0.438735177865613">
            <text:p>0.4387351779</text:p>
          </table:table-cell>
          <table:table-cell office:value-type="float" office:value="2.26134387351779">
            <text:p>2.2613438735</text:p>
          </table:table-cell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438461538461539">
            <text:p>0.4384615385</text:p>
          </table:table-cell>
          <table:table-cell office:value-type="float" office:value="2.25776923076923">
            <text:p>2.2577692308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0.438356164383562">
            <text:p>0.4383561644</text:p>
          </table:table-cell>
          <table:table-cell office:value-type="float" office:value="2.19297945205479">
            <text:p>2.1929794521</text:p>
          </table:table-cell>
        </table:table-row>
        <table:table-row table:style-name="ro2">
          <table:table-cell office:value-type="float" office:value="2551">
            <text:p>2551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438271604938272">
            <text:p>0.4382716049</text:p>
          </table:table-cell>
          <table:table-cell office:value-type="float" office:value="2.23617283950617">
            <text:p>2.2361728395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436">
            <text:p>436</text:p>
          </table:table-cell>
          <table:table-cell office:value-type="float" office:value="2">
            <text:p>2</text:p>
          </table:table-cell>
          <table:table-cell office:value-type="float" office:value="0.438073394495413">
            <text:p>0.4380733945</text:p>
          </table:table-cell>
          <table:table-cell office:value-type="float" office:value="2.17410550458716">
            <text:p>2.1741055046</text:p>
          </table:table-cell>
        </table:table-row>
        <table:table-row table:style-name="ro2">
          <table:table-cell office:value-type="float" office:value="2491">
            <text:p>2491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0.437673130193906">
            <text:p>0.4376731302</text:p>
          </table:table-cell>
          <table:table-cell office:value-type="float" office:value="2.2707756232687">
            <text:p>2.2707756233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2.2459375">
            <text:p>2.2459375</text:p>
          </table:table-cell>
        </table:table-row>
        <table:table-row table:style-name="ro2">
          <table:table-cell office:value-type="float" office:value="2321">
            <text:p>2321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238984375">
            <text:p>2.238984375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163875">
            <text:p>2.16387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18145833333333">
            <text:p>2.1814583333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030625">
            <text:p>2.030625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2.17142857142857">
            <text:p>2.1714285714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677">
            <text:p>677</text:p>
          </table:table-cell>
          <table:table-cell office:value-type="float" office:value="1">
            <text:p>1</text:p>
          </table:table-cell>
          <table:table-cell office:value-type="float" office:value="0.437223042836041">
            <text:p>0.4372230428</text:p>
          </table:table-cell>
          <table:table-cell office:value-type="float" office:value="2.16050221565731">
            <text:p>2.1605022157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0.437125748502994">
            <text:p>0.4371257485</text:p>
          </table:table-cell>
          <table:table-cell office:value-type="float" office:value="2.20892215568862">
            <text:p>2.2089221557</text:p>
          </table:table-cell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436842105263158">
            <text:p>0.4368421053</text:p>
          </table:table-cell>
          <table:table-cell office:value-type="float" office:value="2.16815789473684">
            <text:p>2.1681578947</text:p>
          </table:table-cell>
        </table:table-row>
        <table:table-row table:style-name="ro2">
          <table:table-cell office:value-type="float" office:value="2476">
            <text:p>2476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436507936507936">
            <text:p>0.4365079365</text:p>
          </table:table-cell>
          <table:table-cell office:value-type="float" office:value="2.17507936507937">
            <text:p>2.1750793651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35897435897436">
            <text:p>0.4358974359</text:p>
          </table:table-cell>
          <table:table-cell office:value-type="float" office:value="2.28538461538462">
            <text:p>2.2853846154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35897435897436">
            <text:p>0.4358974359</text:p>
          </table:table-cell>
          <table:table-cell office:value-type="float" office:value="2.25769230769231">
            <text:p>2.2576923077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0.435897435897436">
            <text:p>0.4358974359</text:p>
          </table:table-cell>
          <table:table-cell office:value-type="float" office:value="2.17421652421652">
            <text:p>2.1742165242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354">
            <text:p>1354</text:p>
          </table:table-cell>
          <table:table-cell office:value-type="float" office:value="1">
            <text:p>1</text:p>
          </table:table-cell>
          <table:table-cell office:value-type="float" office:value="0.435745937961595">
            <text:p>0.435745938</text:p>
          </table:table-cell>
          <table:table-cell office:value-type="float" office:value="2.26551698670606">
            <text:p>2.2655169867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0.435643564356436">
            <text:p>0.4356435644</text:p>
          </table:table-cell>
          <table:table-cell office:value-type="float" office:value="2.24049504950495">
            <text:p>2.2404950495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0.435326842837274">
            <text:p>0.4353268428</text:p>
          </table:table-cell>
          <table:table-cell office:value-type="float" office:value="2.20162030598053">
            <text:p>2.201620306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float" office:value="0.435294117647059">
            <text:p>0.4352941176</text:p>
          </table:table-cell>
          <table:table-cell office:value-type="float" office:value="2.26355294117647">
            <text:p>2.2635529412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435294117647059">
            <text:p>0.4352941176</text:p>
          </table:table-cell>
          <table:table-cell office:value-type="float" office:value="2.18564705882353">
            <text:p>2.185647058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0.435045317220544">
            <text:p>0.4350453172</text:p>
          </table:table-cell>
          <table:table-cell office:value-type="float" office:value="2.292416918429">
            <text:p>2.2924169184</text:p>
          </table:table-cell>
        </table:table-row>
        <table:table-row table:style-name="ro2">
          <table:table-cell office:value-type="float" office:value="2662">
            <text:p>2662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0.434977578475336">
            <text:p>0.4349775785</text:p>
          </table:table-cell>
          <table:table-cell office:value-type="float" office:value="2.22946188340807">
            <text:p>2.2294618834</text:p>
          </table:table-cell>
        </table:table-row>
        <table:table-row table:style-name="ro2">
          <table:table-cell office:value-type="float" office:value="3864">
            <text:p>3864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2729347826087">
            <text:p>2.2729347826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27347826086956">
            <text:p>2.2734782609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2420652173913">
            <text:p>2.2420652174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19869565217391">
            <text:p>2.1986956522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27652173913043">
            <text:p>2.2765217391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34782608695652">
            <text:p>0.4347826087</text:p>
          </table:table-cell>
          <table:table-cell office:value-type="float" office:value="2.00565217391304">
            <text:p>2.0056521739</text:p>
          </table:table-cell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1535652173913">
            <text:p>2.1535652174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06804347826087">
            <text:p>2.0680434783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2.09782608695652">
            <text:p>2.097826087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0.434540389972145">
            <text:p>0.43454039</text:p>
          </table:table-cell>
          <table:table-cell office:value-type="float" office:value="2.15525069637883">
            <text:p>2.1552506964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434343434343434">
            <text:p>0.4343434343</text:p>
          </table:table-cell>
          <table:table-cell office:value-type="float" office:value="2.19818181818182">
            <text:p>2.1981818182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43421052631579">
            <text:p>0.4342105263</text:p>
          </table:table-cell>
          <table:table-cell office:value-type="float" office:value="2.16197368421053">
            <text:p>2.1619736842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433962264150943">
            <text:p>0.4339622642</text:p>
          </table:table-cell>
          <table:table-cell office:value-type="float" office:value="2.24547169811321">
            <text:p>2.2454716981</text:p>
          </table:table-cell>
        </table:table-row>
        <table:table-row table:style-name="ro2">
          <table:table-cell office:value-type="float" office:value="2569">
            <text:p>2569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0.433862433862434">
            <text:p>0.4338624339</text:p>
          </table:table-cell>
          <table:table-cell office:value-type="float" office:value="2.2205291005291">
            <text:p>2.2205291005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433734939759036">
            <text:p>0.4337349398</text:p>
          </table:table-cell>
          <table:table-cell office:value-type="float" office:value="2.2766265060241">
            <text:p>2.276626506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.433384379785605">
            <text:p>0.4333843798</text:p>
          </table:table-cell>
          <table:table-cell office:value-type="float" office:value="2.29992343032159">
            <text:p>2.2999234303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2.179">
            <text:p>2.179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433333333333333">
            <text:p>0.4333333333</text:p>
          </table:table-cell>
          <table:table-cell office:value-type="float" office:value="2.18833333333333">
            <text:p>2.1883333333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2.29633333333333">
            <text:p>2.2963333333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0.433106575963719">
            <text:p>0.433106576</text:p>
          </table:table-cell>
          <table:table-cell office:value-type="float" office:value="2.158820861678">
            <text:p>2.1588208617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 office:value-type="float" office:value="0.432712215320911">
            <text:p>0.4327122153</text:p>
          </table:table-cell>
          <table:table-cell office:value-type="float" office:value="2.23625258799172">
            <text:p>2.236252588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0.432692307692308">
            <text:p>0.4326923077</text:p>
          </table:table-cell>
          <table:table-cell office:value-type="float" office:value="2.20440384615385">
            <text:p>2.204403846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32432432432432">
            <text:p>0.4324324324</text:p>
          </table:table-cell>
          <table:table-cell office:value-type="float" office:value="2.1672972972973">
            <text:p>2.1672972973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32432432432432">
            <text:p>0.4324324324</text:p>
          </table:table-cell>
          <table:table-cell office:value-type="float" office:value="2.1872972972973">
            <text:p>2.1872972973</text:p>
          </table:table-cell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.432432432432432">
            <text:p>0.4324324324</text:p>
          </table:table-cell>
          <table:table-cell office:value-type="float" office:value="2.26932432432432">
            <text:p>2.2693243243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float" office:value="0.432432432432432">
            <text:p>0.4324324324</text:p>
          </table:table-cell>
          <table:table-cell office:value-type="float" office:value="2.21594594594595">
            <text:p>2.2159459459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432432432432432">
            <text:p>0.4324324324</text:p>
          </table:table-cell>
          <table:table-cell office:value-type="float" office:value="2.13959459459459">
            <text:p>2.1395945946</text:p>
          </table:table-cell>
        </table:table-row>
        <table:table-row table:style-name="ro2">
          <table:table-cell office:value-type="float" office:value="2636">
            <text:p>2636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.432">
            <text:p>0.432</text:p>
          </table:table-cell>
          <table:table-cell office:value-type="float" office:value="2.19208">
            <text:p>2.19208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0.431761786600496">
            <text:p>0.4317617866</text:p>
          </table:table-cell>
          <table:table-cell office:value-type="float" office:value="2.23875930521092">
            <text:p>2.2387593052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0.43161094224924">
            <text:p>0.4316109422</text:p>
          </table:table-cell>
          <table:table-cell office:value-type="float" office:value="2.1616717325228">
            <text:p>2.1616717325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431372549019608">
            <text:p>0.431372549</text:p>
          </table:table-cell>
          <table:table-cell office:value-type="float" office:value="2.27960784313725">
            <text:p>2.2796078431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1329">
            <text:p>1329</text:p>
          </table:table-cell>
          <table:table-cell office:value-type="float" office:value="1">
            <text:p>1</text:p>
          </table:table-cell>
          <table:table-cell office:value-type="float" office:value="0.431151241534989">
            <text:p>0.4311512415</text:p>
          </table:table-cell>
          <table:table-cell office:value-type="float" office:value="2.25240782543266">
            <text:p>2.2524078254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431034482758621">
            <text:p>0.4310344828</text:p>
          </table:table-cell>
          <table:table-cell office:value-type="float" office:value="2.26594827586207">
            <text:p>2.2659482759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0.43078626799557">
            <text:p>0.430786268</text:p>
          </table:table-cell>
          <table:table-cell office:value-type="float" office:value="2.25940199335548">
            <text:p>2.2594019934</text:p>
          </table:table-cell>
        </table:table-row>
        <table:table-row table:style-name="ro2">
          <table:table-cell office:value-type="float" office:value="2348">
            <text:p>2348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0.430693069306931">
            <text:p>0.4306930693</text:p>
          </table:table-cell>
          <table:table-cell office:value-type="float" office:value="2.19792079207921">
            <text:p>2.1979207921</text:p>
          </table:table-cell>
        </table:table-row>
        <table:table-row table:style-name="ro2">
          <table:table-cell office:value-type="float" office:value="2689">
            <text:p>2689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0.430555555555556">
            <text:p>0.4305555556</text:p>
          </table:table-cell>
          <table:table-cell office:value-type="float" office:value="2.21351851851852">
            <text:p>2.2135185185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430379746835443">
            <text:p>0.4303797468</text:p>
          </table:table-cell>
          <table:table-cell office:value-type="float" office:value="2.19556962025316">
            <text:p>2.1955696203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430379746835443">
            <text:p>0.4303797468</text:p>
          </table:table-cell>
          <table:table-cell office:value-type="float" office:value="2.26911392405063">
            <text:p>2.2691139241</text:p>
          </table:table-cell>
        </table:table-row>
        <table:table-row table:style-name="ro2">
          <table:table-cell office:value-type="float" office:value="2525">
            <text:p>2525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0.430107526881721">
            <text:p>0.4301075269</text:p>
          </table:table-cell>
          <table:table-cell office:value-type="float" office:value="2.3141935483871">
            <text:p>2.3141935484</text:p>
          </table:table-cell>
        </table:table-row>
        <table:table-row table:style-name="ro2">
          <table:table-cell office:value-type="float" office:value="2261">
            <text:p>2261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.429951690821256">
            <text:p>0.4299516908</text:p>
          </table:table-cell>
          <table:table-cell office:value-type="float" office:value="2.19236714975845">
            <text:p>2.1923671498</text:p>
          </table:table-cell>
        </table:table-row>
        <table:table-row table:style-name="ro2">
          <table:table-cell office:value-type="float" office:value="2138">
            <text:p>2138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429906542056075">
            <text:p>0.4299065421</text:p>
          </table:table-cell>
          <table:table-cell office:value-type="float" office:value="2.22327102803738">
            <text:p>2.223271028</text:p>
          </table:table-cell>
        </table:table-row>
        <table:table-row table:style-name="ro2">
          <table:table-cell office:value-type="float" office:value="2067">
            <text:p>206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429577464788732">
            <text:p>0.4295774648</text:p>
          </table:table-cell>
          <table:table-cell office:value-type="float" office:value="2.26070422535211">
            <text:p>2.2607042254</text:p>
          </table:table-cell>
        </table:table-row>
        <table:table-row table:style-name="ro2">
          <table:table-cell office:value-type="float" office:value="2632">
            <text:p>2632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0.429508196721311">
            <text:p>0.4295081967</text:p>
          </table:table-cell>
          <table:table-cell office:value-type="float" office:value="2.22052459016393">
            <text:p>2.2205245902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0.429417571569595">
            <text:p>0.4294175716</text:p>
          </table:table-cell>
          <table:table-cell office:value-type="float" office:value="2.24652517275419">
            <text:p>2.2465251728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0.428969359331476">
            <text:p>0.4289693593</text:p>
          </table:table-cell>
          <table:table-cell office:value-type="float" office:value="2.26481894150418">
            <text:p>2.2648189415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5530">
            <text:p>5530</text:p>
          </table:table-cell>
          <table:table-cell office:value-type="float" office:value="1">
            <text:p>1</text:p>
          </table:table-cell>
          <table:table-cell office:value-type="float" office:value="0.428933092224231">
            <text:p>0.4289330922</text:p>
          </table:table-cell>
          <table:table-cell office:value-type="float" office:value="2.19761844484629">
            <text:p>2.1976184448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30714285714286">
            <text:p>2.3071428571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31714285714286">
            <text:p>2.3171428571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19571428571429">
            <text:p>2.1957142857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2.37571428571429">
            <text:p>2.3757142857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4857142857143">
            <text:p>2.2485714286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23928571428571">
            <text:p>2.2392857143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11714285714286">
            <text:p>2.1171428571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2714285714286">
            <text:p>2.2271428571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20857142857143">
            <text:p>2.2085714286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20571428571429">
            <text:p>2.2057142857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02857142857143">
            <text:p>2.0285714286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13761904761905">
            <text:p>2.1376190476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12833333333333">
            <text:p>2.1283333333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16428571428571">
            <text:p>2.1642857143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09285714285714">
            <text:p>2.0928571429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05428571428571">
            <text:p>2.0542857143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0.428416485900217">
            <text:p>0.4284164859</text:p>
          </table:table-cell>
          <table:table-cell office:value-type="float" office:value="2.24095444685466">
            <text:p>2.2409544469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0.428346456692913">
            <text:p>0.4283464567</text:p>
          </table:table-cell>
          <table:table-cell office:value-type="float" office:value="2.18342519685039">
            <text:p>2.1834251969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628">
            <text:p>628</text:p>
          </table:table-cell>
          <table:table-cell office:value-type="float" office:value="2">
            <text:p>2</text:p>
          </table:table-cell>
          <table:table-cell office:value-type="float" office:value="0.428343949044586">
            <text:p>0.428343949</text:p>
          </table:table-cell>
          <table:table-cell office:value-type="float" office:value="2.38544585987261">
            <text:p>2.3854458599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514">
            <text:p>514</text:p>
          </table:table-cell>
          <table:table-cell office:value-type="float" office:value="2">
            <text:p>2</text:p>
          </table:table-cell>
          <table:table-cell office:value-type="float" office:value="0.428015564202335">
            <text:p>0.4280155642</text:p>
          </table:table-cell>
          <table:table-cell office:value-type="float" office:value="2.32036964980545">
            <text:p>2.3203696498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0.427902621722846">
            <text:p>0.4279026217</text:p>
          </table:table-cell>
          <table:table-cell office:value-type="float" office:value="2.1765074906367">
            <text:p>2.1765074906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office:value-type="float" office:value="0.427884615384615">
            <text:p>0.4278846154</text:p>
          </table:table-cell>
          <table:table-cell office:value-type="float" office:value="2.20006009615385">
            <text:p>2.2000600962</text:p>
          </table:table-cell>
        </table:table-row>
        <table:table-row table:style-name="ro2">
          <table:table-cell office:value-type="float" office:value="2554">
            <text:p>2554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0.427762039660057">
            <text:p>0.4277620397</text:p>
          </table:table-cell>
          <table:table-cell office:value-type="float" office:value="2.2857507082153">
            <text:p>2.2857507082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0.427710843373494">
            <text:p>0.4277108434</text:p>
          </table:table-cell>
          <table:table-cell office:value-type="float" office:value="2.27548192771084">
            <text:p>2.2754819277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933">
            <text:p>933</text:p>
          </table:table-cell>
          <table:table-cell office:value-type="float" office:value="1">
            <text:p>1</text:p>
          </table:table-cell>
          <table:table-cell office:value-type="float" office:value="0.427652733118971">
            <text:p>0.4276527331</text:p>
          </table:table-cell>
          <table:table-cell office:value-type="float" office:value="2.25362272240086">
            <text:p>2.2536227224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0.42764857881137">
            <text:p>0.4276485788</text:p>
          </table:table-cell>
          <table:table-cell office:value-type="float" office:value="2.29228682170543">
            <text:p>2.2922868217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0.427586206896552">
            <text:p>0.4275862069</text:p>
          </table:table-cell>
          <table:table-cell office:value-type="float" office:value="2.25885057471264">
            <text:p>2.2588505747</text:p>
          </table:table-cell>
        </table:table-row>
        <table:table-row table:style-name="ro2">
          <table:table-cell office:value-type="float" office:value="2391">
            <text:p>2391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0.427586206896552">
            <text:p>0.4275862069</text:p>
          </table:table-cell>
          <table:table-cell office:value-type="float" office:value="2.25531034482759">
            <text:p>2.2553103448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662">
            <text:p>662</text:p>
          </table:table-cell>
          <table:table-cell office:value-type="float" office:value="1">
            <text:p>1</text:p>
          </table:table-cell>
          <table:table-cell office:value-type="float" office:value="0.427492447129909">
            <text:p>0.4274924471</text:p>
          </table:table-cell>
          <table:table-cell office:value-type="float" office:value="2.24774924471299">
            <text:p>2.2477492447</text:p>
          </table:table-cell>
        </table:table-row>
        <table:table-row table:style-name="ro2">
          <table:table-cell office:value-type="float" office:value="2243">
            <text:p>2243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0.427027027027027">
            <text:p>0.427027027</text:p>
          </table:table-cell>
          <table:table-cell office:value-type="float" office:value="2.29210810810811">
            <text:p>2.2921081081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438">
            <text:p>438</text:p>
          </table:table-cell>
          <table:table-cell office:value-type="float" office:value="2">
            <text:p>2</text:p>
          </table:table-cell>
          <table:table-cell office:value-type="float" office:value="0.426940639269406">
            <text:p>0.4269406393</text:p>
          </table:table-cell>
          <table:table-cell office:value-type="float" office:value="2.26824200913242">
            <text:p>2.2682420091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office:value-type="float" office:value="0.426426426426426">
            <text:p>0.4264264264</text:p>
          </table:table-cell>
          <table:table-cell office:value-type="float" office:value="2.18843843843844">
            <text:p>2.1884384384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25925925925926">
            <text:p>0.4259259259</text:p>
          </table:table-cell>
          <table:table-cell office:value-type="float" office:value="2.32962962962963">
            <text:p>2.3296296296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office:value-type="float" office:value="0.425897035881435">
            <text:p>0.4258970359</text:p>
          </table:table-cell>
          <table:table-cell office:value-type="float" office:value="2.17414976599064">
            <text:p>2.174149766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0.425714285714286">
            <text:p>0.4257142857</text:p>
          </table:table-cell>
          <table:table-cell office:value-type="float" office:value="2.25881904761905">
            <text:p>2.2588190476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0.425714285714286">
            <text:p>0.4257142857</text:p>
          </table:table-cell>
          <table:table-cell office:value-type="float" office:value="2.17185714285714">
            <text:p>2.1718571429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0.425454545454546">
            <text:p>0.4254545455</text:p>
          </table:table-cell>
          <table:table-cell office:value-type="float" office:value="2.15163636363636">
            <text:p>2.1516363636</text:p>
          </table:table-cell>
        </table:table-row>
        <table:table-row table:style-name="ro2">
          <table:table-cell office:value-type="float" office:value="2059">
            <text:p>2059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0.425414364640884">
            <text:p>0.4254143646</text:p>
          </table:table-cell>
          <table:table-cell office:value-type="float" office:value="2.30563535911602">
            <text:p>2.3056353591</text:p>
          </table:table-cell>
        </table:table-row>
        <table:table-row table:style-name="ro2">
          <table:table-cell office:value-type="float" office:value="2478">
            <text:p>2478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425287356321839">
            <text:p>0.4252873563</text:p>
          </table:table-cell>
          <table:table-cell office:value-type="float" office:value="2.16287356321839">
            <text:p>2.1628735632</text:p>
          </table:table-cell>
        </table:table-row>
        <table:table-row table:style-name="ro2">
          <table:table-cell office:value-type="float" office:value="2088">
            <text:p>2088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0.425149700598802">
            <text:p>0.4251497006</text:p>
          </table:table-cell>
          <table:table-cell office:value-type="float" office:value="2.23607784431138">
            <text:p>2.2360778443</text:p>
          </table:table-cell>
        </table:table-row>
        <table:table-row table:style-name="ro2">
          <table:table-cell office:value-type="float" office:value="2508">
            <text:p>2508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0.425087108013937">
            <text:p>0.425087108</text:p>
          </table:table-cell>
          <table:table-cell office:value-type="float" office:value="2.25571428571429">
            <text:p>2.2557142857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0.424870466321244">
            <text:p>0.4248704663</text:p>
          </table:table-cell>
          <table:table-cell office:value-type="float" office:value="2.21633851468048">
            <text:p>2.2163385147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438">
            <text:p>438</text:p>
          </table:table-cell>
          <table:table-cell office:value-type="float" office:value="2">
            <text:p>2</text:p>
          </table:table-cell>
          <table:table-cell office:value-type="float" office:value="0.424657534246575">
            <text:p>0.4246575342</text:p>
          </table:table-cell>
          <table:table-cell office:value-type="float" office:value="2.32068493150685">
            <text:p>2.3206849315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585">
            <text:p>1585</text:p>
          </table:table-cell>
          <table:table-cell office:value-type="float" office:value="1">
            <text:p>1</text:p>
          </table:table-cell>
          <table:table-cell office:value-type="float" office:value="0.424605678233438">
            <text:p>0.4246056782</text:p>
          </table:table-cell>
          <table:table-cell office:value-type="float" office:value="2.25939432176656">
            <text:p>2.2593943218</text:p>
          </table:table-cell>
        </table:table-row>
        <table:table-row table:style-name="ro2">
          <table:table-cell office:value-type="float" office:value="2637">
            <text:p>2637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.424489795918367">
            <text:p>0.4244897959</text:p>
          </table:table-cell>
          <table:table-cell office:value-type="float" office:value="2.16612244897959">
            <text:p>2.166122449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0.424489795918367">
            <text:p>0.4244897959</text:p>
          </table:table-cell>
          <table:table-cell office:value-type="float" office:value="2.22481632653061">
            <text:p>2.2248163265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24242424242424">
            <text:p>0.4242424242</text:p>
          </table:table-cell>
          <table:table-cell office:value-type="float" office:value="2.18090909090909">
            <text:p>2.1809090909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24242424242424">
            <text:p>0.4242424242</text:p>
          </table:table-cell>
          <table:table-cell office:value-type="float" office:value="2.18272727272727">
            <text:p>2.1827272727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24242424242424">
            <text:p>0.4242424242</text:p>
          </table:table-cell>
          <table:table-cell office:value-type="float" office:value="2.09515151515151">
            <text:p>2.0951515152</text:p>
          </table:table-cell>
        </table:table-row>
        <table:table-row table:style-name="ro2">
          <table:table-cell office:value-type="float" office:value="2531">
            <text:p>2531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0.424124513618677">
            <text:p>0.4241245136</text:p>
          </table:table-cell>
          <table:table-cell office:value-type="float" office:value="2.20354085603113">
            <text:p>2.203540856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231">
            <text:p>1231</text:p>
          </table:table-cell>
          <table:table-cell office:value-type="float" office:value="1">
            <text:p>1</text:p>
          </table:table-cell>
          <table:table-cell office:value-type="float" office:value="0.424045491470349">
            <text:p>0.4240454915</text:p>
          </table:table-cell>
          <table:table-cell office:value-type="float" office:value="2.27993501218521">
            <text:p>2.2799350122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2694">
            <text:p>2694</text:p>
          </table:table-cell>
          <table:table-cell office:value-type="float" office:value="2">
            <text:p>2</text:p>
          </table:table-cell>
          <table:table-cell office:value-type="float" office:value="0.423904974016333">
            <text:p>0.423904974</text:p>
          </table:table-cell>
          <table:table-cell office:value-type="float" office:value="2.24088344469191">
            <text:p>2.2408834447</text:p>
          </table:table-cell>
        </table:table-row>
        <table:table-row table:style-name="ro2">
          <table:table-cell office:value-type="float" office:value="2207">
            <text:p>2207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0.423841059602649">
            <text:p>0.4238410596</text:p>
          </table:table-cell>
          <table:table-cell office:value-type="float" office:value="2.19701986754967">
            <text:p>2.1970198675</text:p>
          </table:table-cell>
        </table:table-row>
        <table:table-row table:style-name="ro2">
          <table:table-cell office:value-type="float" office:value="2633">
            <text:p>2633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0.423809523809524">
            <text:p>0.4238095238</text:p>
          </table:table-cell>
          <table:table-cell office:value-type="float" office:value="2.26085714285714">
            <text:p>2.2608571429</text:p>
          </table:table-cell>
        </table:table-row>
        <table:table-row table:style-name="ro2">
          <table:table-cell office:value-type="float" office:value="2698">
            <text:p>2698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0.423809523809524">
            <text:p>0.4238095238</text:p>
          </table:table-cell>
          <table:table-cell office:value-type="float" office:value="2.32880952380952">
            <text:p>2.3288095238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423728813559322">
            <text:p>0.4237288136</text:p>
          </table:table-cell>
          <table:table-cell office:value-type="float" office:value="2.18118644067797">
            <text:p>2.1811864407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0.423700391280045">
            <text:p>0.4237003913</text:p>
          </table:table-cell>
          <table:table-cell office:value-type="float" office:value="2.26942425936277">
            <text:p>2.2694242594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office:value-type="float" office:value="0.423645320197044">
            <text:p>0.4236453202</text:p>
          </table:table-cell>
          <table:table-cell office:value-type="float" office:value="2.29073891625616">
            <text:p>2.2907389163</text:p>
          </table:table-cell>
        </table:table-row>
        <table:table-row table:style-name="ro2">
          <table:table-cell office:value-type="float" office:value="2509">
            <text:p>2509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0.423333333333333">
            <text:p>0.4233333333</text:p>
          </table:table-cell>
          <table:table-cell office:value-type="float" office:value="2.26533333333333">
            <text:p>2.2653333333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1493">
            <text:p>1493</text:p>
          </table:table-cell>
          <table:table-cell office:value-type="float" office:value="1">
            <text:p>1</text:p>
          </table:table-cell>
          <table:table-cell office:value-type="float" office:value="0.423308774279973">
            <text:p>0.4233087743</text:p>
          </table:table-cell>
          <table:table-cell office:value-type="float" office:value="2.29209645010047">
            <text:p>2.2920964501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2.24230769230769">
            <text:p>2.2423076923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2.28423076923077">
            <text:p>2.2842307692</text:p>
          </table:table-cell>
        </table:table-row>
        <table:table-row table:style-name="ro2">
          <table:table-cell office:value-type="float" office:value="2422">
            <text:p>2422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2.23397435897436">
            <text:p>2.233974359</text:p>
          </table:table-cell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.422885572139303">
            <text:p>0.4228855721</text:p>
          </table:table-cell>
          <table:table-cell office:value-type="float" office:value="2.24179104477612">
            <text:p>2.2417910448</text:p>
          </table:table-cell>
        </table:table-row>
        <table:table-row table:style-name="ro2">
          <table:table-cell office:value-type="float" office:value="2082">
            <text:p>2082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.422818791946309">
            <text:p>0.4228187919</text:p>
          </table:table-cell>
          <table:table-cell office:value-type="float" office:value="2.23429530201342">
            <text:p>2.234295302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1145">
            <text:p>1145</text:p>
          </table:table-cell>
          <table:table-cell office:value-type="float" office:value="2">
            <text:p>2</text:p>
          </table:table-cell>
          <table:table-cell office:value-type="float" office:value="0.422707423580786">
            <text:p>0.4227074236</text:p>
          </table:table-cell>
          <table:table-cell office:value-type="float" office:value="2.29806986899563">
            <text:p>2.298069869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office:value-type="float" office:value="0.422668240850059">
            <text:p>0.4226682409</text:p>
          </table:table-cell>
          <table:table-cell office:value-type="float" office:value="2.25245572609209">
            <text:p>2.2524557261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3017">
            <text:p>3017</text:p>
          </table:table-cell>
          <table:table-cell office:value-type="float" office:value="2">
            <text:p>2</text:p>
          </table:table-cell>
          <table:table-cell office:value-type="float" office:value="0.422605236990388">
            <text:p>0.422605237</text:p>
          </table:table-cell>
          <table:table-cell office:value-type="float" office:value="2.24264501160093">
            <text:p>2.2426450116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762">
            <text:p>762</text:p>
          </table:table-cell>
          <table:table-cell office:value-type="float" office:value="1">
            <text:p>1</text:p>
          </table:table-cell>
          <table:table-cell office:value-type="float" office:value="0.42257217847769">
            <text:p>0.4225721785</text:p>
          </table:table-cell>
          <table:table-cell office:value-type="float" office:value="2.24007874015748">
            <text:p>2.2400787402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0.422428330522766">
            <text:p>0.4224283305</text:p>
          </table:table-cell>
          <table:table-cell office:value-type="float" office:value="2.30424957841484">
            <text:p>2.3042495784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412">
            <text:p>412</text:p>
          </table:table-cell>
          <table:table-cell office:value-type="float" office:value="2">
            <text:p>2</text:p>
          </table:table-cell>
          <table:table-cell office:value-type="float" office:value="0.422330097087379">
            <text:p>0.4223300971</text:p>
          </table:table-cell>
          <table:table-cell office:value-type="float" office:value="2.35623786407767">
            <text:p>2.3562378641</text:p>
          </table:table-cell>
        </table:table-row>
        <table:table-row table:style-name="ro2">
          <table:table-cell office:value-type="float" office:value="2504">
            <text:p>2504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421875">
            <text:p>0.421875</text:p>
          </table:table-cell>
          <table:table-cell office:value-type="float" office:value="2.259921875">
            <text:p>2.259921875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0.421779141104294">
            <text:p>0.4217791411</text:p>
          </table:table-cell>
          <table:table-cell office:value-type="float" office:value="2.25881901840491">
            <text:p>2.258819018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.421545667447307">
            <text:p>0.4215456674</text:p>
          </table:table-cell>
          <table:table-cell office:value-type="float" office:value="2.22978922716628">
            <text:p>2.2297892272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office:value-type="float" office:value="0.4214463840399">
            <text:p>0.421446384</text:p>
          </table:table-cell>
          <table:table-cell office:value-type="float" office:value="2.31518703241895">
            <text:p>2.3151870324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1686">
            <text:p>1686</text:p>
          </table:table-cell>
          <table:table-cell office:value-type="float" office:value="2">
            <text:p>2</text:p>
          </table:table-cell>
          <table:table-cell office:value-type="float" office:value="0.421115065243179">
            <text:p>0.4211150652</text:p>
          </table:table-cell>
          <table:table-cell office:value-type="float" office:value="2.22871886120996">
            <text:p>2.2287188612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2.21026315789474">
            <text:p>2.2102631579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2.18210526315789">
            <text:p>2.1821052632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2.2359649122807">
            <text:p>2.2359649123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2.27210526315789">
            <text:p>2.2721052632</text:p>
          </table:table-cell>
        </table:table-row>
        <table:table-row table:style-name="ro2">
          <table:table-cell office:value-type="float" office:value="2252">
            <text:p>2252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2.20436090225564">
            <text:p>2.2043609023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2.25438596491228">
            <text:p>2.2543859649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2.26894736842105">
            <text:p>2.2689473684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2.2625">
            <text:p>2.2625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0.420967741935484">
            <text:p>0.4209677419</text:p>
          </table:table-cell>
          <table:table-cell office:value-type="float" office:value="2.34070967741936">
            <text:p>2.3407096774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1134">
            <text:p>1134</text:p>
          </table:table-cell>
          <table:table-cell office:value-type="float" office:value="2">
            <text:p>2</text:p>
          </table:table-cell>
          <table:table-cell office:value-type="float" office:value="0.420634920634921">
            <text:p>0.4206349206</text:p>
          </table:table-cell>
          <table:table-cell office:value-type="float" office:value="2.34404761904762">
            <text:p>2.344047619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0.420621931260229">
            <text:p>0.4206219313</text:p>
          </table:table-cell>
          <table:table-cell office:value-type="float" office:value="2.2413093289689">
            <text:p>2.241309329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730">
            <text:p>730</text:p>
          </table:table-cell>
          <table:table-cell office:value-type="float" office:value="2">
            <text:p>2</text:p>
          </table:table-cell>
          <table:table-cell office:value-type="float" office:value="0.420547945205479">
            <text:p>0.4205479452</text:p>
          </table:table-cell>
          <table:table-cell office:value-type="float" office:value="2.28164383561644">
            <text:p>2.2816438356</text:p>
          </table:table-cell>
        </table:table-row>
        <table:table-row table:style-name="ro2">
          <table:table-cell office:value-type="float" office:value="2321">
            <text:p>2321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0.420382165605096">
            <text:p>0.4203821656</text:p>
          </table:table-cell>
          <table:table-cell office:value-type="float" office:value="2.26917197452229">
            <text:p>2.2691719745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0.420333839150228">
            <text:p>0.4203338392</text:p>
          </table:table-cell>
          <table:table-cell office:value-type="float" office:value="2.27194233687405">
            <text:p>2.2719423369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420289855072464">
            <text:p>0.4202898551</text:p>
          </table:table-cell>
          <table:table-cell office:value-type="float" office:value="2.20376811594203">
            <text:p>2.2037681159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0.420168067226891">
            <text:p>0.4201680672</text:p>
          </table:table-cell>
          <table:table-cell office:value-type="float" office:value="2.24394957983193">
            <text:p>2.2439495798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1026">
            <text:p>1026</text:p>
          </table:table-cell>
          <table:table-cell office:value-type="float" office:value="2">
            <text:p>2</text:p>
          </table:table-cell>
          <table:table-cell office:value-type="float" office:value="0.420077972709552">
            <text:p>0.4200779727</text:p>
          </table:table-cell>
          <table:table-cell office:value-type="float" office:value="2.35862573099415">
            <text:p>2.358625731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0.42">
            <text:p>0.42</text:p>
          </table:table-cell>
          <table:table-cell office:value-type="float" office:value="2.1773">
            <text:p>2.1773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42">
            <text:p>0.42</text:p>
          </table:table-cell>
          <table:table-cell office:value-type="float" office:value="2.199">
            <text:p>2.199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920">
            <text:p>920</text:p>
          </table:table-cell>
          <table:table-cell office:value-type="float" office:value="1">
            <text:p>1</text:p>
          </table:table-cell>
          <table:table-cell office:value-type="float" office:value="0.419565217391304">
            <text:p>0.4195652174</text:p>
          </table:table-cell>
          <table:table-cell office:value-type="float" office:value="2.15777173913043">
            <text:p>2.1577717391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float" office:value="0.419551934826884">
            <text:p>0.4195519348</text:p>
          </table:table-cell>
          <table:table-cell office:value-type="float" office:value="2.28513238289206">
            <text:p>2.2851323829</text:p>
          </table:table-cell>
        </table:table-row>
        <table:table-row table:style-name="ro2">
          <table:table-cell office:value-type="float" office:value="2416">
            <text:p>2416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419540229885058">
            <text:p>0.4195402299</text:p>
          </table:table-cell>
          <table:table-cell office:value-type="float" office:value="2.18965517241379">
            <text:p>2.1896551724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0.419512195121951">
            <text:p>0.4195121951</text:p>
          </table:table-cell>
          <table:table-cell office:value-type="float" office:value="2.28239024390244">
            <text:p>2.2823902439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0.419452887537994">
            <text:p>0.4194528875</text:p>
          </table:table-cell>
          <table:table-cell office:value-type="float" office:value="2.30161094224924">
            <text:p>2.3016109422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19354838709678">
            <text:p>0.4193548387</text:p>
          </table:table-cell>
          <table:table-cell office:value-type="float" office:value="2.25225806451613">
            <text:p>2.2522580645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656">
            <text:p>656</text:p>
          </table:table-cell>
          <table:table-cell office:value-type="float" office:value="2">
            <text:p>2</text:p>
          </table:table-cell>
          <table:table-cell office:value-type="float" office:value="0.419207317073171">
            <text:p>0.4192073171</text:p>
          </table:table-cell>
          <table:table-cell office:value-type="float" office:value="2.29861280487805">
            <text:p>2.2986128049</text:p>
          </table:table-cell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.419117647058824">
            <text:p>0.4191176471</text:p>
          </table:table-cell>
          <table:table-cell office:value-type="float" office:value="2.25220588235294">
            <text:p>2.2522058824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451">
            <text:p>451</text:p>
          </table:table-cell>
          <table:table-cell office:value-type="float" office:value="2">
            <text:p>2</text:p>
          </table:table-cell>
          <table:table-cell office:value-type="float" office:value="0.419068736141907">
            <text:p>0.4190687361</text:p>
          </table:table-cell>
          <table:table-cell office:value-type="float" office:value="2.1770066518847">
            <text:p>2.1770066519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0.418848167539267">
            <text:p>0.4188481675</text:p>
          </table:table-cell>
          <table:table-cell office:value-type="float" office:value="2.35366492146597">
            <text:p>2.3536649215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0.418772563176895">
            <text:p>0.4187725632</text:p>
          </table:table-cell>
          <table:table-cell office:value-type="float" office:value="2.3413357400722">
            <text:p>2.3413357401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536">
            <text:p>1536</text:p>
          </table:table-cell>
          <table:table-cell office:value-type="float" office:value="1">
            <text:p>1</text:p>
          </table:table-cell>
          <table:table-cell office:value-type="float" office:value="0.418619791666667">
            <text:p>0.4186197917</text:p>
          </table:table-cell>
          <table:table-cell office:value-type="float" office:value="2.26527994791667">
            <text:p>2.2652799479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418604651162791">
            <text:p>0.4186046512</text:p>
          </table:table-cell>
          <table:table-cell office:value-type="float" office:value="2.20906976744186">
            <text:p>2.2090697674</text:p>
          </table:table-cell>
        </table:table-row>
        <table:table-row table:style-name="ro2">
          <table:table-cell office:value-type="float" office:value="2699">
            <text:p>2699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0.418238993710692">
            <text:p>0.4182389937</text:p>
          </table:table-cell>
          <table:table-cell office:value-type="float" office:value="2.2364465408805">
            <text:p>2.236446540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241">
            <text:p>1241</text:p>
          </table:table-cell>
          <table:table-cell office:value-type="float" office:value="1">
            <text:p>1</text:p>
          </table:table-cell>
          <table:table-cell office:value-type="float" office:value="0.418211120064464">
            <text:p>0.4182111201</text:p>
          </table:table-cell>
          <table:table-cell office:value-type="float" office:value="2.26307816277196">
            <text:p>2.2630781628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.418067226890756">
            <text:p>0.4180672269</text:p>
          </table:table-cell>
          <table:table-cell office:value-type="float" office:value="2.15273109243697">
            <text:p>2.1527310924</text:p>
          </table:table-cell>
        </table:table-row>
        <table:table-row table:style-name="ro2">
          <table:table-cell office:value-type="float" office:value="2531">
            <text:p>2531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0.417808219178082">
            <text:p>0.4178082192</text:p>
          </table:table-cell>
          <table:table-cell office:value-type="float" office:value="2.22554794520548">
            <text:p>2.2255479452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0.417763157894737">
            <text:p>0.4177631579</text:p>
          </table:table-cell>
          <table:table-cell office:value-type="float" office:value="2.20723684210526">
            <text:p>2.2072368421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0.417637271214642">
            <text:p>0.4176372712</text:p>
          </table:table-cell>
          <table:table-cell office:value-type="float" office:value="2.28893510815308">
            <text:p>2.2889351082</text:p>
          </table:table-cell>
        </table:table-row>
        <table:table-row table:style-name="ro2">
          <table:table-cell office:value-type="float" office:value="2274">
            <text:p>2274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.417525773195876">
            <text:p>0.4175257732</text:p>
          </table:table-cell>
          <table:table-cell office:value-type="float" office:value="2.18283505154639">
            <text:p>2.1828350515</text:p>
          </table:table-cell>
        </table:table-row>
        <table:table-row table:style-name="ro2">
          <table:table-cell office:value-type="float" office:value="2084">
            <text:p>2084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0.41747572815534">
            <text:p>0.4174757282</text:p>
          </table:table-cell>
          <table:table-cell office:value-type="float" office:value="2.20429611650485">
            <text:p>2.204296116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0.417391304347826">
            <text:p>0.4173913043</text:p>
          </table:table-cell>
          <table:table-cell office:value-type="float" office:value="2.21726086956522">
            <text:p>2.2172608696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0.416988416988417">
            <text:p>0.416988417</text:p>
          </table:table-cell>
          <table:table-cell office:value-type="float" office:value="2.16320463320463">
            <text:p>2.1632046332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1924">
            <text:p>1924</text:p>
          </table:table-cell>
          <table:table-cell office:value-type="float" office:value="1">
            <text:p>1</text:p>
          </table:table-cell>
          <table:table-cell office:value-type="float" office:value="0.416839916839917">
            <text:p>0.4168399168</text:p>
          </table:table-cell>
          <table:table-cell office:value-type="float" office:value="2.25836278586279">
            <text:p>2.2583627859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26083333333333">
            <text:p>2.2608333333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27583333333333">
            <text:p>2.2758333333</text:p>
          </table:table-cell>
        </table:table-row>
        <table:table-row table:style-name="ro2">
          <table:table-cell office:value-type="float" office:value="2236">
            <text:p>2236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22539215686274">
            <text:p>2.2253921569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20066666666667">
            <text:p>2.2006666667</text:p>
          </table:table-cell>
        </table:table-row>
        <table:table-row table:style-name="ro2" table:visibility="filter">
          <table:table-cell office:value-type="float" office:value="2602">
            <text:p>26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23166666666667">
            <text:p>2.2316666667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38833333333333">
            <text:p>2.3883333333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1575">
            <text:p>2.157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19166666666667">
            <text:p>2.1916666667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16083333333333">
            <text:p>2.1608333333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14944444444444">
            <text:p>2.1494444444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float" office:value="0.416494845360825">
            <text:p>0.4164948454</text:p>
          </table:table-cell>
          <table:table-cell office:value-type="float" office:value="2.28958762886598">
            <text:p>2.2895876289</text:p>
          </table:table-cell>
        </table:table-row>
        <table:table-row table:style-name="ro2">
          <table:table-cell office:value-type="float" office:value="2724">
            <text:p>2724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0.416243654822335">
            <text:p>0.4162436548</text:p>
          </table:table-cell>
          <table:table-cell office:value-type="float" office:value="2.29406091370558">
            <text:p>2.2940609137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0.416179337231969">
            <text:p>0.4161793372</text:p>
          </table:table-cell>
          <table:table-cell office:value-type="float" office:value="2.24205653021442">
            <text:p>2.2420565302</text:p>
          </table:table-cell>
        </table:table-row>
        <table:table-row table:style-name="ro2">
          <table:table-cell office:value-type="float" office:value="2436">
            <text:p>2436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0.416149068322981">
            <text:p>0.4161490683</text:p>
          </table:table-cell>
          <table:table-cell office:value-type="float" office:value="2.25124223602484">
            <text:p>2.251242236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float" office:value="0.415819708351745">
            <text:p>0.4158197084</text:p>
          </table:table-cell>
          <table:table-cell office:value-type="float" office:value="2.26870083959346">
            <text:p>2.2687008396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5787">
            <text:p>5787</text:p>
          </table:table-cell>
          <table:table-cell office:value-type="float" office:value="1">
            <text:p>1</text:p>
          </table:table-cell>
          <table:table-cell office:value-type="float" office:value="0.415759460860549">
            <text:p>0.4157594609</text:p>
          </table:table-cell>
          <table:table-cell office:value-type="float" office:value="2.18718161396233">
            <text:p>2.187181614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0.41563055062167">
            <text:p>0.4156305506</text:p>
          </table:table-cell>
          <table:table-cell office:value-type="float" office:value="2.26673179396092">
            <text:p>2.266731794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415584415584416">
            <text:p>0.4155844156</text:p>
          </table:table-cell>
          <table:table-cell office:value-type="float" office:value="2.25246753246753">
            <text:p>2.2524675325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0.415512465373961">
            <text:p>0.4155124654</text:p>
          </table:table-cell>
          <table:table-cell office:value-type="float" office:value="2.1892243767313">
            <text:p>2.1892243767</text:p>
          </table:table-cell>
        </table:table-row>
        <table:table-row table:style-name="ro2">
          <table:table-cell office:value-type="float" office:value="2574">
            <text:p>2574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0.415492957746479">
            <text:p>0.4154929577</text:p>
          </table:table-cell>
          <table:table-cell office:value-type="float" office:value="2.23091549295775">
            <text:p>2.230915493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415384615384615">
            <text:p>0.4153846154</text:p>
          </table:table-cell>
          <table:table-cell office:value-type="float" office:value="2.33476923076923">
            <text:p>2.3347692308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5384615384615">
            <text:p>0.4153846154</text:p>
          </table:table-cell>
          <table:table-cell office:value-type="float" office:value="2.26405128205128">
            <text:p>2.2640512821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415384615384615">
            <text:p>0.4153846154</text:p>
          </table:table-cell>
          <table:table-cell office:value-type="float" office:value="2.284">
            <text:p>2.284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0.415335463258786">
            <text:p>0.4153354633</text:p>
          </table:table-cell>
          <table:table-cell office:value-type="float" office:value="2.24325878594249">
            <text:p>2.2432587859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office:value-type="float" office:value="0.41530612244898">
            <text:p>0.4153061224</text:p>
          </table:table-cell>
          <table:table-cell office:value-type="float" office:value="2.28435714285714">
            <text:p>2.2843571429</text:p>
          </table:table-cell>
        </table:table-row>
        <table:table-row table:style-name="ro2">
          <table:table-cell office:value-type="float" office:value="2244">
            <text:p>2244</text:p>
          </table:table-cell>
          <table:table-cell office:value-type="float" office:value="448">
            <text:p>448</text:p>
          </table:table-cell>
          <table:table-cell office:value-type="float" office:value="2">
            <text:p>2</text:p>
          </table:table-cell>
          <table:table-cell office:value-type="float" office:value="0.415178571428571">
            <text:p>0.4151785714</text:p>
          </table:table-cell>
          <table:table-cell office:value-type="float" office:value="2.29377232142857">
            <text:p>2.2937723214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415094339622642">
            <text:p>0.4150943396</text:p>
          </table:table-cell>
          <table:table-cell office:value-type="float" office:value="2.22962264150943">
            <text:p>2.2296226415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415094339622642">
            <text:p>0.4150943396</text:p>
          </table:table-cell>
          <table:table-cell office:value-type="float" office:value="2.26339622641509">
            <text:p>2.2633962264</text:p>
          </table:table-cell>
        </table:table-row>
        <table:table-row table:style-name="ro2">
          <table:table-cell office:value-type="float" office:value="2652">
            <text:p>2652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0.414893617021277">
            <text:p>0.414893617</text:p>
          </table:table-cell>
          <table:table-cell office:value-type="float" office:value="2.22436170212766">
            <text:p>2.2243617021</text:p>
          </table:table-cell>
        </table:table-row>
        <table:table-row table:style-name="ro2">
          <table:table-cell office:value-type="float" office:value="2542">
            <text:p>2542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0.414473684210526">
            <text:p>0.4144736842</text:p>
          </table:table-cell>
          <table:table-cell office:value-type="float" office:value="2.24440789473684">
            <text:p>2.2444078947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0.414473684210526">
            <text:p>0.4144736842</text:p>
          </table:table-cell>
          <table:table-cell office:value-type="float" office:value="2.24118421052632">
            <text:p>2.2411842105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502">
            <text:p>502</text:p>
          </table:table-cell>
          <table:table-cell office:value-type="float" office:value="2">
            <text:p>2</text:p>
          </table:table-cell>
          <table:table-cell office:value-type="float" office:value="0.414342629482072">
            <text:p>0.4143426295</text:p>
          </table:table-cell>
          <table:table-cell office:value-type="float" office:value="2.31326693227092">
            <text:p>2.3132669323</text:p>
          </table:table-cell>
        </table:table-row>
        <table:table-row table:style-name="ro2">
          <table:table-cell office:value-type="float" office:value="2636">
            <text:p>2636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0.414285714285714">
            <text:p>0.4142857143</text:p>
          </table:table-cell>
          <table:table-cell office:value-type="float" office:value="2.16133333333333">
            <text:p>2.1613333333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414141414141414">
            <text:p>0.4141414141</text:p>
          </table:table-cell>
          <table:table-cell office:value-type="float" office:value="2.2740404040404">
            <text:p>2.274040404</text:p>
          </table:table-cell>
        </table:table-row>
        <table:table-row table:style-name="ro2">
          <table:table-cell office:value-type="float" office:value="2422">
            <text:p>242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4140625">
            <text:p>0.4140625</text:p>
          </table:table-cell>
          <table:table-cell office:value-type="float" office:value="2.22984375">
            <text:p>2.22984375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 office:value-type="float" office:value="0.413945278022948">
            <text:p>0.413945278</text:p>
          </table:table-cell>
          <table:table-cell office:value-type="float" office:value="2.18571050308914">
            <text:p>2.1857105031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916">
            <text:p>916</text:p>
          </table:table-cell>
          <table:table-cell office:value-type="float" office:value="1">
            <text:p>1</text:p>
          </table:table-cell>
          <table:table-cell office:value-type="float" office:value="0.413755458515284">
            <text:p>0.4137554585</text:p>
          </table:table-cell>
          <table:table-cell office:value-type="float" office:value="2.27353711790393">
            <text:p>2.2735371179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906">
            <text:p>1906</text:p>
          </table:table-cell>
          <table:table-cell office:value-type="float" office:value="1">
            <text:p>1</text:p>
          </table:table-cell>
          <table:table-cell office:value-type="float" office:value="0.413431269674711">
            <text:p>0.4134312697</text:p>
          </table:table-cell>
          <table:table-cell office:value-type="float" office:value="2.27666316894019">
            <text:p>2.2766631689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3228">
            <text:p>3228</text:p>
          </table:table-cell>
          <table:table-cell office:value-type="float" office:value="1">
            <text:p>1</text:p>
          </table:table-cell>
          <table:table-cell office:value-type="float" office:value="0.413258983890954">
            <text:p>0.4132589839</text:p>
          </table:table-cell>
          <table:table-cell office:value-type="float" office:value="2.25123915737299">
            <text:p>2.2512391574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0.413145539906103">
            <text:p>0.4131455399</text:p>
          </table:table-cell>
          <table:table-cell office:value-type="float" office:value="2.19727699530516">
            <text:p>2.1972769953</text:p>
          </table:table-cell>
        </table:table-row>
        <table:table-row table:style-name="ro2">
          <table:table-cell office:value-type="float" office:value="2608">
            <text:p>2608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0.413080895008606">
            <text:p>0.413080895</text:p>
          </table:table-cell>
          <table:table-cell office:value-type="float" office:value="2.27917383820998">
            <text:p>2.2791738382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1304347826087">
            <text:p>0.4130434783</text:p>
          </table:table-cell>
          <table:table-cell office:value-type="float" office:value="2.21217391304348">
            <text:p>2.212173913</text:p>
          </table:table-cell>
        </table:table-row>
        <table:table-row table:style-name="ro2">
          <table:table-cell office:value-type="float" office:value="2537">
            <text:p>2537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.41304347826087">
            <text:p>0.4130434783</text:p>
          </table:table-cell>
          <table:table-cell office:value-type="float" office:value="2.27405797101449">
            <text:p>2.274057971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412844036697248">
            <text:p>0.4128440367</text:p>
          </table:table-cell>
          <table:table-cell office:value-type="float" office:value="2.25325688073394">
            <text:p>2.2532568807</text:p>
          </table:table-cell>
        </table:table-row>
        <table:table-row table:style-name="ro2">
          <table:table-cell office:value-type="float" office:value="3241">
            <text:p>3241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412844036697248">
            <text:p>0.4128440367</text:p>
          </table:table-cell>
          <table:table-cell office:value-type="float" office:value="2.19105504587156">
            <text:p>2.191055045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584">
            <text:p>584</text:p>
          </table:table-cell>
          <table:table-cell office:value-type="float" office:value="2">
            <text:p>2</text:p>
          </table:table-cell>
          <table:table-cell office:value-type="float" office:value="0.412671232876712">
            <text:p>0.4126712329</text:p>
          </table:table-cell>
          <table:table-cell office:value-type="float" office:value="2.34005136986301">
            <text:p>2.3400513699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4125">
            <text:p>0.4125</text:p>
          </table:table-cell>
          <table:table-cell office:value-type="float" office:value="2.272375">
            <text:p>2.272375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497">
            <text:p>497</text:p>
          </table:table-cell>
          <table:table-cell office:value-type="float" office:value="2">
            <text:p>2</text:p>
          </table:table-cell>
          <table:table-cell office:value-type="float" office:value="0.412474849094567">
            <text:p>0.4124748491</text:p>
          </table:table-cell>
          <table:table-cell office:value-type="float" office:value="2.28440643863179">
            <text:p>2.2844064386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.412429378531073">
            <text:p>0.4124293785</text:p>
          </table:table-cell>
          <table:table-cell office:value-type="float" office:value="2.27435028248588">
            <text:p>2.2743502825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536">
            <text:p>536</text:p>
          </table:table-cell>
          <table:table-cell office:value-type="float" office:value="2">
            <text:p>2</text:p>
          </table:table-cell>
          <table:table-cell office:value-type="float" office:value="0.412313432835821">
            <text:p>0.4123134328</text:p>
          </table:table-cell>
          <table:table-cell office:value-type="float" office:value="2.21266791044776">
            <text:p>2.2126679104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 office:value-type="float" office:value="0.412256267409471">
            <text:p>0.4122562674</text:p>
          </table:table-cell>
          <table:table-cell office:value-type="float" office:value="2.25011142061281">
            <text:p>2.2501114206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 office:value-type="float" office:value="0.411904761904762">
            <text:p>0.4119047619</text:p>
          </table:table-cell>
          <table:table-cell office:value-type="float" office:value="2.30857142857143">
            <text:p>2.3085714286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24117647058824">
            <text:p>2.2411764706</text:p>
          </table:table-cell>
        </table:table-row>
        <table:table-row table:style-name="ro2">
          <table:table-cell office:value-type="float" office:value="2169">
            <text:p>2169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30073529411765">
            <text:p>2.3007352941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32588235294118">
            <text:p>2.3258823529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18529411764706">
            <text:p>2.1852941176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30117647058824">
            <text:p>2.3011764706</text:p>
          </table:table-cell>
        </table:table-row>
        <table:table-row table:style-name="ro2">
          <table:table-cell office:value-type="float" office:value="2637">
            <text:p>2637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20747899159664">
            <text:p>2.2074789916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21470588235294">
            <text:p>2.2147058824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32588235294118">
            <text:p>2.3258823529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2021568627451">
            <text:p>2.2021568627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08">
            <text:p>2.08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0.411585365853659">
            <text:p>0.4115853659</text:p>
          </table:table-cell>
          <table:table-cell office:value-type="float" office:value="2.14884146341463">
            <text:p>2.1488414634</text:p>
          </table:table-cell>
        </table:table-row>
        <table:table-row table:style-name="ro2">
          <table:table-cell office:value-type="float" office:value="3397">
            <text:p>3397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.411428571428571">
            <text:p>0.4114285714</text:p>
          </table:table-cell>
          <table:table-cell office:value-type="float" office:value="2.1852">
            <text:p>2.1852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office:value-type="float" office:value="0.411331183786274">
            <text:p>0.4113311838</text:p>
          </table:table-cell>
          <table:table-cell office:value-type="float" office:value="2.29637494242285">
            <text:p>2.2963749424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0.411328745367919">
            <text:p>0.4113287454</text:p>
          </table:table-cell>
          <table:table-cell office:value-type="float" office:value="2.27770248808894">
            <text:p>2.2777024881</text:p>
          </table:table-cell>
        </table:table-row>
        <table:table-row table:style-name="ro2">
          <table:table-cell office:value-type="float" office:value="2164">
            <text:p>216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411214953271028">
            <text:p>0.4112149533</text:p>
          </table:table-cell>
          <table:table-cell office:value-type="float" office:value="2.37990654205607">
            <text:p>2.3799065421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939">
            <text:p>939</text:p>
          </table:table-cell>
          <table:table-cell office:value-type="float" office:value="1">
            <text:p>1</text:p>
          </table:table-cell>
          <table:table-cell office:value-type="float" office:value="0.411075612353568">
            <text:p>0.4110756124</text:p>
          </table:table-cell>
          <table:table-cell office:value-type="float" office:value="2.22923322683706">
            <text:p>2.2292332268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0.411067193675889">
            <text:p>0.4110671937</text:p>
          </table:table-cell>
          <table:table-cell office:value-type="float" office:value="2.17371541501976">
            <text:p>2.173715415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410958904109589">
            <text:p>0.4109589041</text:p>
          </table:table-cell>
          <table:table-cell office:value-type="float" office:value="2.31657534246575">
            <text:p>2.3165753425</text:p>
          </table:table-cell>
        </table:table-row>
        <table:table-row table:style-name="ro2">
          <table:table-cell office:value-type="float" office:value="2252">
            <text:p>225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.410714285714286">
            <text:p>0.4107142857</text:p>
          </table:table-cell>
          <table:table-cell office:value-type="float" office:value="2.19083333333333">
            <text:p>2.1908333333</text:p>
          </table:table-cell>
        </table:table-row>
        <table:table-row table:style-name="ro2">
          <table:table-cell office:value-type="float" office:value="2314">
            <text:p>2314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410714285714286">
            <text:p>0.4107142857</text:p>
          </table:table-cell>
          <table:table-cell office:value-type="float" office:value="2.16875">
            <text:p>2.16875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410714285714286">
            <text:p>0.4107142857</text:p>
          </table:table-cell>
          <table:table-cell office:value-type="float" office:value="2.15571428571429">
            <text:p>2.1557142857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410714285714286">
            <text:p>0.4107142857</text:p>
          </table:table-cell>
          <table:table-cell office:value-type="float" office:value="2.23392857142857">
            <text:p>2.2339285714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431">
            <text:p>431</text:p>
          </table:table-cell>
          <table:table-cell office:value-type="float" office:value="1">
            <text:p>1</text:p>
          </table:table-cell>
          <table:table-cell office:value-type="float" office:value="0.410672853828306">
            <text:p>0.4106728538</text:p>
          </table:table-cell>
          <table:table-cell office:value-type="float" office:value="2.25561484918793">
            <text:p>2.2556148492</text:p>
          </table:table-cell>
        </table:table-row>
        <table:table-row table:style-name="ro2">
          <table:table-cell office:value-type="float" office:value="2623">
            <text:p>2623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.410480349344978">
            <text:p>0.4104803493</text:p>
          </table:table-cell>
          <table:table-cell office:value-type="float" office:value="2.29340611353712">
            <text:p>2.2934061135</text:p>
          </table:table-cell>
        </table:table-row>
        <table:table-row table:style-name="ro2">
          <table:table-cell office:value-type="float" office:value="2608">
            <text:p>2608</text:p>
          </table:table-cell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office:value-type="float" office:value="0.410430839002268">
            <text:p>0.410430839</text:p>
          </table:table-cell>
          <table:table-cell office:value-type="float" office:value="2.31541950113379">
            <text:p>2.3154195011</text:p>
          </table:table-cell>
        </table:table-row>
        <table:table-row table:style-name="ro2">
          <table:table-cell office:value-type="float" office:value="2609">
            <text:p>2609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0.410404624277457">
            <text:p>0.4104046243</text:p>
          </table:table-cell>
          <table:table-cell office:value-type="float" office:value="2.27236994219653">
            <text:p>2.2723699422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1177">
            <text:p>1177</text:p>
          </table:table-cell>
          <table:table-cell office:value-type="float" office:value="2">
            <text:p>2</text:p>
          </table:table-cell>
          <table:table-cell office:value-type="float" office:value="0.41036533559898">
            <text:p>0.4103653356</text:p>
          </table:table-cell>
          <table:table-cell office:value-type="float" office:value="2.34293967714528">
            <text:p>2.3429396771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float" office:value="0.410087719298246">
            <text:p>0.4100877193</text:p>
          </table:table-cell>
          <table:table-cell office:value-type="float" office:value="2.23707236842105">
            <text:p>2.2370723684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466">
            <text:p>466</text:p>
          </table:table-cell>
          <table:table-cell office:value-type="float" office:value="2">
            <text:p>2</text:p>
          </table:table-cell>
          <table:table-cell office:value-type="float" office:value="0.409871244635193">
            <text:p>0.4098712446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40983606557377">
            <text:p>0.4098360656</text:p>
          </table:table-cell>
          <table:table-cell office:value-type="float" office:value="2.16770491803279">
            <text:p>2.167704918</text:p>
          </table:table-cell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40983606557377">
            <text:p>0.4098360656</text:p>
          </table:table-cell>
          <table:table-cell office:value-type="float" office:value="2.32032786885246">
            <text:p>2.3203278689</text:p>
          </table:table-cell>
        </table:table-row>
        <table:table-row table:style-name="ro2">
          <table:table-cell office:value-type="float" office:value="2516">
            <text:p>2516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40983606557377">
            <text:p>0.4098360656</text:p>
          </table:table-cell>
          <table:table-cell office:value-type="float" office:value="2.26262295081967">
            <text:p>2.2626229508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 office:value-type="float" office:value="0.409769335142469">
            <text:p>0.4097693351</text:p>
          </table:table-cell>
          <table:table-cell office:value-type="float" office:value="2.28420624151967">
            <text:p>2.2842062415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409638554216867">
            <text:p>0.4096385542</text:p>
          </table:table-cell>
          <table:table-cell office:value-type="float" office:value="2.22951807228916">
            <text:p>2.2295180723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745">
            <text:p>745</text:p>
          </table:table-cell>
          <table:table-cell office:value-type="float" office:value="2">
            <text:p>2</text:p>
          </table:table-cell>
          <table:table-cell office:value-type="float" office:value="0.409395973154362">
            <text:p>0.4093959732</text:p>
          </table:table-cell>
          <table:table-cell office:value-type="float" office:value="2.36524832214765">
            <text:p>2.3652483221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0.409274193548387">
            <text:p>0.4092741935</text:p>
          </table:table-cell>
          <table:table-cell office:value-type="float" office:value="2.26125">
            <text:p>2.26125</text:p>
          </table:table-cell>
        </table:table-row>
        <table:table-row table:style-name="ro2">
          <table:table-cell office:value-type="float" office:value="2268">
            <text:p>2268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2.25681818181818">
            <text:p>2.2568181818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25949494949495">
            <text:p>2.2594949495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20818181818182">
            <text:p>2.2081818182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15727272727273">
            <text:p>2.1572727273</text:p>
          </table:table-cell>
        </table:table-row>
        <table:table-row table:style-name="ro2">
          <table:table-cell office:value-type="float" office:value="2349">
            <text:p>2349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.408839779005525">
            <text:p>0.408839779</text:p>
          </table:table-cell>
          <table:table-cell office:value-type="float" office:value="2.20618784530387">
            <text:p>2.2061878453</text:p>
          </table:table-cell>
        </table:table-row>
        <table:table-row table:style-name="ro2">
          <table:table-cell office:value-type="float" office:value="2113">
            <text:p>2113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0.408695652173913">
            <text:p>0.4086956522</text:p>
          </table:table-cell>
          <table:table-cell office:value-type="float" office:value="2.22452173913043">
            <text:p>2.2245217391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408695652173913">
            <text:p>0.4086956522</text:p>
          </table:table-cell>
          <table:table-cell office:value-type="float" office:value="2.25330434782609">
            <text:p>2.2533043478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408450704225352">
            <text:p>0.4084507042</text:p>
          </table:table-cell>
          <table:table-cell office:value-type="float" office:value="2.26957746478873">
            <text:p>2.2695774648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862">
            <text:p>862</text:p>
          </table:table-cell>
          <table:table-cell office:value-type="float" office:value="2">
            <text:p>2</text:p>
          </table:table-cell>
          <table:table-cell office:value-type="float" office:value="0.408352668213457">
            <text:p>0.4083526682</text:p>
          </table:table-cell>
          <table:table-cell office:value-type="float" office:value="2.32390951276102">
            <text:p>2.3239095128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0.408163265306122">
            <text:p>0.4081632653</text:p>
          </table:table-cell>
          <table:table-cell office:value-type="float" office:value="2.34117346938776">
            <text:p>2.3411734694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408163265306122">
            <text:p>0.4081632653</text:p>
          </table:table-cell>
          <table:table-cell office:value-type="float" office:value="2.26326530612245">
            <text:p>2.2632653061</text:p>
          </table:table-cell>
        </table:table-row>
        <table:table-row table:style-name="ro2">
          <table:table-cell office:value-type="float" office:value="2211">
            <text:p>2211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0.408163265306122">
            <text:p>0.4081632653</text:p>
          </table:table-cell>
          <table:table-cell office:value-type="float" office:value="2.24361516034985">
            <text:p>2.2436151603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483">
            <text:p>483</text:p>
          </table:table-cell>
          <table:table-cell office:value-type="float" office:value="2">
            <text:p>2</text:p>
          </table:table-cell>
          <table:table-cell office:value-type="float" office:value="0.407867494824017">
            <text:p>0.4078674948</text:p>
          </table:table-cell>
          <table:table-cell office:value-type="float" office:value="2.21385093167702">
            <text:p>2.2138509317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0.40771349862259">
            <text:p>0.4077134986</text:p>
          </table:table-cell>
          <table:table-cell office:value-type="float" office:value="2.32085399449036">
            <text:p>2.3208539945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0.407665505226481">
            <text:p>0.4076655052</text:p>
          </table:table-cell>
          <table:table-cell office:value-type="float" office:value="2.26508710801394">
            <text:p>2.265087108</text:p>
          </table:table-cell>
        </table:table-row>
        <table:table-row table:style-name="ro2">
          <table:table-cell office:value-type="float" office:value="2344">
            <text:p>2344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0.407643312101911">
            <text:p>0.4076433121</text:p>
          </table:table-cell>
          <table:table-cell office:value-type="float" office:value="2.34579617834395">
            <text:p>2.3457961783</text:p>
          </table:table-cell>
        </table:table-row>
        <table:table-row table:style-name="ro2">
          <table:table-cell office:value-type="float" office:value="2352">
            <text:p>2352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407643312101911">
            <text:p>0.4076433121</text:p>
          </table:table-cell>
          <table:table-cell office:value-type="float" office:value="2.21267515923567">
            <text:p>2.2126751592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 office:value-type="float" office:value="0.407530454042082">
            <text:p>0.407530454</text:p>
          </table:table-cell>
          <table:table-cell office:value-type="float" office:value="2.23079734219269">
            <text:p>2.2307973422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2449">
            <text:p>2449</text:p>
          </table:table-cell>
          <table:table-cell office:value-type="float" office:value="1">
            <text:p>1</text:p>
          </table:table-cell>
          <table:table-cell office:value-type="float" office:value="0.407513270722744">
            <text:p>0.4075132707</text:p>
          </table:table-cell>
          <table:table-cell office:value-type="float" office:value="2.26899142507146">
            <text:p>2.2689914251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2.17728395061728">
            <text:p>2.1772839506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07407407407407">
            <text:p>0.4074074074</text:p>
          </table:table-cell>
          <table:table-cell office:value-type="float" office:value="2.24666666666667">
            <text:p>2.2466666667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2.1362962962963">
            <text:p>2.1362962963</text:p>
          </table:table-cell>
        </table:table-row>
        <table:table-row table:style-name="ro2">
          <table:table-cell office:value-type="float" office:value="2262">
            <text:p>2262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0.407166123778502">
            <text:p>0.4071661238</text:p>
          </table:table-cell>
          <table:table-cell office:value-type="float" office:value="2.19827361563518">
            <text:p>2.1982736156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07142857142857">
            <text:p>0.4071428571</text:p>
          </table:table-cell>
          <table:table-cell office:value-type="float" office:value="2.14364285714286">
            <text:p>2.1436428571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407079646017699">
            <text:p>0.407079646</text:p>
          </table:table-cell>
          <table:table-cell office:value-type="float" office:value="2.24230088495575">
            <text:p>2.242300885</text:p>
          </table:table-cell>
        </table:table-row>
        <table:table-row table:style-name="ro2">
          <table:table-cell office:value-type="float" office:value="2247">
            <text:p>2247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0.407017543859649">
            <text:p>0.4070175439</text:p>
          </table:table-cell>
          <table:table-cell office:value-type="float" office:value="2.28259649122807">
            <text:p>2.2825964912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2715">
            <text:p>2715</text:p>
          </table:table-cell>
          <table:table-cell office:value-type="float" office:value="1">
            <text:p>1</text:p>
          </table:table-cell>
          <table:table-cell office:value-type="float" office:value="0.406998158379374">
            <text:p>0.4069981584</text:p>
          </table:table-cell>
          <table:table-cell office:value-type="float" office:value="2.26289134438306">
            <text:p>2.2628913444</text:p>
          </table:table-cell>
        </table:table-row>
        <table:table-row table:style-name="ro2">
          <table:table-cell office:value-type="float" office:value="2499">
            <text:p>2499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0.406976744186047">
            <text:p>0.4069767442</text:p>
          </table:table-cell>
          <table:table-cell office:value-type="float" office:value="2.2434011627907">
            <text:p>2.2434011628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06779661016949">
            <text:p>0.406779661</text:p>
          </table:table-cell>
          <table:table-cell office:value-type="float" office:value="2.20796610169491">
            <text:p>2.2079661017</text:p>
          </table:table-cell>
        </table:table-row>
        <table:table-row table:style-name="ro2">
          <table:table-cell office:value-type="float" office:value="2543">
            <text:p>2543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406779661016949">
            <text:p>0.406779661</text:p>
          </table:table-cell>
          <table:table-cell office:value-type="float" office:value="2.30525423728814">
            <text:p>2.3052542373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691">
            <text:p>691</text:p>
          </table:table-cell>
          <table:table-cell office:value-type="float" office:value="2">
            <text:p>2</text:p>
          </table:table-cell>
          <table:table-cell office:value-type="float" office:value="0.406657018813314">
            <text:p>0.4066570188</text:p>
          </table:table-cell>
          <table:table-cell office:value-type="float" office:value="2.21428364688857">
            <text:p>2.2142836469</text:p>
          </table:table-cell>
        </table:table-row>
        <table:table-row table:style-name="ro2">
          <table:table-cell office:value-type="float" office:value="2302">
            <text:p>2302</text:p>
          </table:table-cell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.40661938534279">
            <text:p>0.4066193853</text:p>
          </table:table-cell>
          <table:table-cell office:value-type="float" office:value="2.23283687943262">
            <text:p>2.2328368794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float" office:value="0.406611570247934">
            <text:p>0.4066115702</text:p>
          </table:table-cell>
          <table:table-cell office:value-type="float" office:value="2.24720661157025">
            <text:p>2.2472066116</text:p>
          </table:table-cell>
        </table:table-row>
        <table:table-row table:style-name="ro2">
          <table:table-cell office:value-type="float" office:value="2638">
            <text:p>263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406451612903226">
            <text:p>0.4064516129</text:p>
          </table:table-cell>
          <table:table-cell office:value-type="float" office:value="2.18090322580645">
            <text:p>2.1809032258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443">
            <text:p>443</text:p>
          </table:table-cell>
          <table:table-cell office:value-type="float" office:value="2">
            <text:p>2</text:p>
          </table:table-cell>
          <table:table-cell office:value-type="float" office:value="0.406320541760722">
            <text:p>0.4063205418</text:p>
          </table:table-cell>
          <table:table-cell office:value-type="float" office:value="2.29232505643341">
            <text:p>2.2923250564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0625">
            <text:p>0.40625</text:p>
          </table:table-cell>
          <table:table-cell office:value-type="float" office:value="2.206875">
            <text:p>2.206875</text:p>
          </table:table-cell>
        </table:table-row>
        <table:table-row table:style-name="ro2">
          <table:table-cell office:value-type="float" office:value="2203">
            <text:p>2203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05882352941177">
            <text:p>0.4058823529</text:p>
          </table:table-cell>
          <table:table-cell office:value-type="float" office:value="2.21570588235294">
            <text:p>2.2157058824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0.405797101449275">
            <text:p>0.4057971014</text:p>
          </table:table-cell>
          <table:table-cell office:value-type="float" office:value="2.31982608695652">
            <text:p>2.319826087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405797101449275">
            <text:p>0.4057971014</text:p>
          </table:table-cell>
          <table:table-cell office:value-type="float" office:value="2.35463768115942">
            <text:p>2.3546376812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.405797101449275">
            <text:p>0.4057971014</text:p>
          </table:table-cell>
          <table:table-cell office:value-type="float" office:value="2.23231884057971">
            <text:p>2.2323188406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405797101449275">
            <text:p>0.4057971014</text:p>
          </table:table-cell>
          <table:table-cell office:value-type="float" office:value="2.12840579710145">
            <text:p>2.1284057971</text:p>
          </table:table-cell>
        </table:table-row>
        <table:table-row table:style-name="ro2">
          <table:table-cell office:value-type="float" office:value="2639">
            <text:p>2639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0.405594405594406">
            <text:p>0.4055944056</text:p>
          </table:table-cell>
          <table:table-cell office:value-type="float" office:value="2.17076923076923">
            <text:p>2.1707692308</text:p>
          </table:table-cell>
        </table:table-row>
        <table:table-row table:style-name="ro2">
          <table:table-cell office:value-type="float" office:value="2574">
            <text:p>2574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405405405405405">
            <text:p>0.4054054054</text:p>
          </table:table-cell>
          <table:table-cell office:value-type="float" office:value="2.30558558558559">
            <text:p>2.3055855856</text:p>
          </table:table-cell>
        </table:table-row>
        <table:table-row table:style-name="ro2">
          <table:table-cell office:value-type="float" office:value="2509">
            <text:p>250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405172413793103">
            <text:p>0.4051724138</text:p>
          </table:table-cell>
          <table:table-cell office:value-type="float" office:value="2.25543103448276">
            <text:p>2.2554310345</text:p>
          </table:table-cell>
        </table:table-row>
        <table:table-row table:style-name="ro2">
          <table:table-cell office:value-type="float" office:value="2337">
            <text:p>2337</text:p>
          </table:table-cell>
          <table:table-cell office:value-type="float" office:value="731">
            <text:p>731</text:p>
          </table:table-cell>
          <table:table-cell office:value-type="float" office:value="1">
            <text:p>1</text:p>
          </table:table-cell>
          <table:table-cell office:value-type="float" office:value="0.404924760601915">
            <text:p>0.4049247606</text:p>
          </table:table-cell>
          <table:table-cell office:value-type="float" office:value="2.29004103967168">
            <text:p>2.2900410397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404761904761905">
            <text:p>0.4047619048</text:p>
          </table:table-cell>
          <table:table-cell office:value-type="float" office:value="2.24559523809524">
            <text:p>2.2455952381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404761904761905">
            <text:p>0.4047619048</text:p>
          </table:table-cell>
          <table:table-cell office:value-type="float" office:value="2.28071428571429">
            <text:p>2.2807142857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404761904761905">
            <text:p>0.4047619048</text:p>
          </table:table-cell>
          <table:table-cell office:value-type="float" office:value="2.20690476190476">
            <text:p>2.2069047619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404761904761905">
            <text:p>0.4047619048</text:p>
          </table:table-cell>
          <table:table-cell office:value-type="float" office:value="2.24142857142857">
            <text:p>2.2414285714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 office:value-type="float" office:value="0.404283801874163">
            <text:p>0.4042838019</text:p>
          </table:table-cell>
          <table:table-cell office:value-type="float" office:value="2.29093708165997">
            <text:p>2.2909370817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0.40418118466899">
            <text:p>0.4041811847</text:p>
          </table:table-cell>
          <table:table-cell office:value-type="float" office:value="2.24756097560976">
            <text:p>2.2475609756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537">
            <text:p>537</text:p>
          </table:table-cell>
          <table:table-cell office:value-type="float" office:value="2">
            <text:p>2</text:p>
          </table:table-cell>
          <table:table-cell office:value-type="float" office:value="0.404096834264432">
            <text:p>0.4040968343</text:p>
          </table:table-cell>
          <table:table-cell office:value-type="float" office:value="2.33860335195531">
            <text:p>2.338603352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.403940886699507">
            <text:p>0.4039408867</text:p>
          </table:table-cell>
          <table:table-cell office:value-type="float" office:value="2.28783251231527">
            <text:p>2.2878325123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403846153846154">
            <text:p>0.4038461538</text:p>
          </table:table-cell>
          <table:table-cell office:value-type="float" office:value="2.21769230769231">
            <text:p>2.2176923077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0.403794037940379">
            <text:p>0.4037940379</text:p>
          </table:table-cell>
          <table:table-cell office:value-type="float" office:value="2.24827913279133">
            <text:p>2.2482791328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530">
            <text:p>530</text:p>
          </table:table-cell>
          <table:table-cell office:value-type="float" office:value="2">
            <text:p>2</text:p>
          </table:table-cell>
          <table:table-cell office:value-type="float" office:value="0.40377358490566">
            <text:p>0.4037735849</text:p>
          </table:table-cell>
          <table:table-cell office:value-type="float" office:value="2.3278679245283">
            <text:p>2.3278679245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.403141361256544">
            <text:p>0.4031413613</text:p>
          </table:table-cell>
          <table:table-cell office:value-type="float" office:value="2.17178010471204">
            <text:p>2.1717801047</text:p>
          </table:table-cell>
        </table:table-row>
        <table:table-row table:style-name="ro2">
          <table:table-cell office:value-type="float" office:value="2671">
            <text:p>2671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403100775193798">
            <text:p>0.4031007752</text:p>
          </table:table-cell>
          <table:table-cell office:value-type="float" office:value="2.21108527131783">
            <text:p>2.2110852713</text:p>
          </table:table-cell>
        </table:table-row>
        <table:table-row table:style-name="ro2">
          <table:table-cell office:value-type="float" office:value="2539">
            <text:p>2539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.402985074626866">
            <text:p>0.4029850746</text:p>
          </table:table-cell>
          <table:table-cell office:value-type="float" office:value="2.24373134328358">
            <text:p>2.2437313433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402985074626866">
            <text:p>0.4029850746</text:p>
          </table:table-cell>
          <table:table-cell office:value-type="float" office:value="2.2089552238806">
            <text:p>2.2089552239</text:p>
          </table:table-cell>
        </table:table-row>
        <table:table-row table:style-name="ro2">
          <table:table-cell office:value-type="float" office:value="2087">
            <text:p>2087</text:p>
          </table:table-cell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float" office:value="0.402805611222445">
            <text:p>0.4028056112</text:p>
          </table:table-cell>
          <table:table-cell office:value-type="float" office:value="2.25416833667335">
            <text:p>2.2541683367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402777777777778">
            <text:p>0.4027777778</text:p>
          </table:table-cell>
          <table:table-cell office:value-type="float" office:value="2.22486111111111">
            <text:p>2.2248611111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402777777777778">
            <text:p>0.4027777778</text:p>
          </table:table-cell>
          <table:table-cell office:value-type="float" office:value="2.12027777777778">
            <text:p>2.1202777778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402597402597403">
            <text:p>0.4025974026</text:p>
          </table:table-cell>
          <table:table-cell office:value-type="float" office:value="2.48363636363636">
            <text:p>2.4836363636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402597402597403">
            <text:p>0.4025974026</text:p>
          </table:table-cell>
          <table:table-cell office:value-type="float" office:value="2.26649350649351">
            <text:p>2.2664935065</text:p>
          </table:table-cell>
        </table:table-row>
        <table:table-row table:style-name="ro2">
          <table:table-cell office:value-type="float" office:value="2254">
            <text:p>2254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0.402542372881356">
            <text:p>0.4025423729</text:p>
          </table:table-cell>
          <table:table-cell office:value-type="float" office:value="2.20343220338983">
            <text:p>2.2034322034</text:p>
          </table:table-cell>
        </table:table-row>
        <table:table-row table:style-name="ro2">
          <table:table-cell office:value-type="float" office:value="2351">
            <text:p>2351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402366863905325">
            <text:p>0.4023668639</text:p>
          </table:table-cell>
          <table:table-cell office:value-type="float" office:value="2.21094674556213">
            <text:p>2.2109467456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0.402061855670103">
            <text:p>0.4020618557</text:p>
          </table:table-cell>
          <table:table-cell office:value-type="float" office:value="2.34172680412371">
            <text:p>2.3417268041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0.401913875598086">
            <text:p>0.4019138756</text:p>
          </table:table-cell>
          <table:table-cell office:value-type="float" office:value="2.26043062200957">
            <text:p>2.260430622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518">
            <text:p>518</text:p>
          </table:table-cell>
          <table:table-cell office:value-type="float" office:value="2">
            <text:p>2</text:p>
          </table:table-cell>
          <table:table-cell office:value-type="float" office:value="0.401544401544401">
            <text:p>0.4015444015</text:p>
          </table:table-cell>
          <table:table-cell office:value-type="float" office:value="2.32627413127413">
            <text:p>2.3262741313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0.401323042998897">
            <text:p>0.401323043</text:p>
          </table:table-cell>
          <table:table-cell office:value-type="float" office:value="2.25015435501654">
            <text:p>2.250154355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 office:value-type="float" office:value="0.40081799591002">
            <text:p>0.4008179959</text:p>
          </table:table-cell>
          <table:table-cell office:value-type="float" office:value="2.28124744376278">
            <text:p>2.2812474438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410">
            <text:p>1410</text:p>
          </table:table-cell>
          <table:table-cell office:value-type="float" office:value="1">
            <text:p>1</text:p>
          </table:table-cell>
          <table:table-cell office:value-type="float" office:value="0.400709219858156">
            <text:p>0.4007092199</text:p>
          </table:table-cell>
          <table:table-cell office:value-type="float" office:value="2.27879432624113">
            <text:p>2.2787943262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462">
            <text:p>462</text:p>
          </table:table-cell>
          <table:table-cell office:value-type="float" office:value="2">
            <text:p>2</text:p>
          </table:table-cell>
          <table:table-cell office:value-type="float" office:value="0.4004329004329">
            <text:p>0.4004329004</text:p>
          </table:table-cell>
          <table:table-cell office:value-type="float" office:value="2.31738095238095">
            <text:p>2.3173809524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5466666666667">
            <text:p>2.2546666667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38">
            <text:p>2.238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3133333333333">
            <text:p>2.1313333333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9">
            <text:p>2.19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35091836734694">
            <text:p>2.3509183673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18">
            <text:p>2.218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595">
            <text:p>2.2595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088">
            <text:p>2.088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328">
            <text:p>2.328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33115625">
            <text:p>2.33115625</text:p>
          </table:table-cell>
        </table:table-row>
        <table:table-row table:style-name="ro2">
          <table:table-cell office:value-type="float" office:value="2169">
            <text:p>2169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7818181818182">
            <text:p>2.2781818182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6066666666667">
            <text:p>2.2606666667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9542857142857">
            <text:p>2.1954285714</text:p>
          </table:table-cell>
        </table:table-row>
        <table:table-row table:style-name="ro2" table:visibility="filter">
          <table:table-cell office:value-type="float" office:value="2223">
            <text:p>22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2.582">
            <text:p>2.582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5133333333333">
            <text:p>2.1513333333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9433333333333">
            <text:p>2.1943333333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9533333333333">
            <text:p>2.2953333333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62">
            <text:p>2.262</text:p>
          </table:table-cell>
        </table:table-row>
        <table:table-row table:style-name="ro2">
          <table:table-cell office:value-type="float" office:value="2387">
            <text:p>238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3035">
            <text:p>2.3035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8463157894737">
            <text:p>2.1846315789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98">
            <text:p>2.198</text:p>
          </table:table-cell>
        </table:table-row>
        <table:table-row table:style-name="ro2" table:visibility="filter">
          <table:table-cell office:value-type="float" office:value="2521">
            <text:p>25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58">
            <text:p>2.258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5275">
            <text:p>2.25275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94">
            <text:p>2.194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452">
            <text:p>2.2452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62">
            <text:p>2.262</text:p>
          </table:table-cell>
        </table:table-row>
        <table:table-row table:style-name="ro2" table:visibility="filter">
          <table:table-cell office:value-type="float" office:value="2686">
            <text:p>26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562">
            <text:p>2.2562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68">
            <text:p>2.168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92">
            <text:p>2.292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008">
            <text:p>2.008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002">
            <text:p>2.002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007">
            <text:p>2.007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86">
            <text:p>2.186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9466666666667">
            <text:p>2.1946666667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66">
            <text:p>2.266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46">
            <text:p>2.146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09">
            <text:p>2.109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78">
            <text:p>2.178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4333333333333">
            <text:p>2.1433333333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167">
            <text:p>2.167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082">
            <text:p>2.082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0.399810066476733">
            <text:p>0.3998100665</text:p>
          </table:table-cell>
          <table:table-cell office:value-type="float" office:value="2.26899335232669">
            <text:p>2.2689933523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448">
            <text:p>448</text:p>
          </table:table-cell>
          <table:table-cell office:value-type="float" office:value="2">
            <text:p>2</text:p>
          </table:table-cell>
          <table:table-cell office:value-type="float" office:value="0.399553571428571">
            <text:p>0.3995535714</text:p>
          </table:table-cell>
          <table:table-cell office:value-type="float" office:value="2.30497767857143">
            <text:p>2.3049776786</text:p>
          </table:table-cell>
        </table:table-row>
        <table:table-row table:style-name="ro2">
          <table:table-cell office:value-type="float" office:value="2226">
            <text:p>2226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0.39906103286385">
            <text:p>0.3990610329</text:p>
          </table:table-cell>
          <table:table-cell office:value-type="float" office:value="2.25455399061033">
            <text:p>2.2545539906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398692810457516">
            <text:p>0.3986928105</text:p>
          </table:table-cell>
          <table:table-cell office:value-type="float" office:value="2.23901960784314">
            <text:p>2.2390196078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398496240601504">
            <text:p>0.3984962406</text:p>
          </table:table-cell>
          <table:table-cell office:value-type="float" office:value="2.1887969924812">
            <text:p>2.1887969925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0.3984375">
            <text:p>0.3984375</text:p>
          </table:table-cell>
          <table:table-cell office:value-type="float" office:value="2.359453125">
            <text:p>2.359453125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 office:value-type="float" office:value="0.398110661268556">
            <text:p>0.3981106613</text:p>
          </table:table-cell>
          <table:table-cell office:value-type="float" office:value="2.20267206477733">
            <text:p>2.2026720648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.397862232779097">
            <text:p>0.3978622328</text:p>
          </table:table-cell>
          <table:table-cell office:value-type="float" office:value="2.26302850356295">
            <text:p>2.2630285036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office:value-type="float" office:value="0.397790055248619">
            <text:p>0.3977900552</text:p>
          </table:table-cell>
          <table:table-cell office:value-type="float" office:value="2.2131123388582">
            <text:p>2.2131123389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0.397306397306397">
            <text:p>0.3973063973</text:p>
          </table:table-cell>
          <table:table-cell office:value-type="float" office:value="2.27526936026936">
            <text:p>2.2752693603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.397239263803681">
            <text:p>0.3972392638</text:p>
          </table:table-cell>
          <table:table-cell office:value-type="float" office:value="2.27963190184049">
            <text:p>2.2796319018</text:p>
          </table:table-cell>
        </table:table-row>
        <table:table-row table:style-name="ro2">
          <table:table-cell office:value-type="float" office:value="2337">
            <text:p>2337</text:p>
          </table:table-cell>
          <table:table-cell office:value-type="float" office:value="408">
            <text:p>408</text:p>
          </table:table-cell>
          <table:table-cell office:value-type="float" office:value="2">
            <text:p>2</text:p>
          </table:table-cell>
          <table:table-cell office:value-type="float" office:value="0.397058823529412">
            <text:p>0.3970588235</text:p>
          </table:table-cell>
          <table:table-cell office:value-type="float" office:value="2.31377450980392">
            <text:p>2.3137745098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396825396825397">
            <text:p>0.3968253968</text:p>
          </table:table-cell>
          <table:table-cell office:value-type="float" office:value="2.20650793650794">
            <text:p>2.2065079365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0.396825396825397">
            <text:p>0.3968253968</text:p>
          </table:table-cell>
          <table:table-cell office:value-type="float" office:value="2.15460317460317">
            <text:p>2.1546031746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0.396774193548387">
            <text:p>0.3967741935</text:p>
          </table:table-cell>
          <table:table-cell office:value-type="float" office:value="2.23754838709677">
            <text:p>2.2375483871</text:p>
          </table:table-cell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0.396166134185303">
            <text:p>0.3961661342</text:p>
          </table:table-cell>
          <table:table-cell office:value-type="float" office:value="2.22428115015974">
            <text:p>2.2242811502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.396088019559902">
            <text:p>0.3960880196</text:p>
          </table:table-cell>
          <table:table-cell office:value-type="float" office:value="2.25325183374083">
            <text:p>2.2532518337</text:p>
          </table:table-cell>
        </table:table-row>
        <table:table-row table:style-name="ro2">
          <table:table-cell office:value-type="float" office:value="2397">
            <text:p>2397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396039603960396">
            <text:p>0.396039604</text:p>
          </table:table-cell>
          <table:table-cell office:value-type="float" office:value="2.26405940594059">
            <text:p>2.2640594059</text:p>
          </table:table-cell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0.396039603960396">
            <text:p>0.396039604</text:p>
          </table:table-cell>
          <table:table-cell office:value-type="float" office:value="2.28878712871287">
            <text:p>2.2887871287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0.396039603960396">
            <text:p>0.396039604</text:p>
          </table:table-cell>
          <table:table-cell office:value-type="float" office:value="2.18772277227723">
            <text:p>2.1877227723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0.395959595959596">
            <text:p>0.395959596</text:p>
          </table:table-cell>
          <table:table-cell office:value-type="float" office:value="2.36393939393939">
            <text:p>2.3639393939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395833333333333">
            <text:p>0.3958333333</text:p>
          </table:table-cell>
          <table:table-cell office:value-type="float" office:value="2.13729166666667">
            <text:p>2.1372916667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395604395604396">
            <text:p>0.3956043956</text:p>
          </table:table-cell>
          <table:table-cell office:value-type="float" office:value="2.25307692307692">
            <text:p>2.2530769231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95348837209302">
            <text:p>0.3953488372</text:p>
          </table:table-cell>
          <table:table-cell office:value-type="float" office:value="2.26186046511628">
            <text:p>2.2618604651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95348837209302">
            <text:p>0.3953488372</text:p>
          </table:table-cell>
          <table:table-cell office:value-type="float" office:value="2.21674418604651">
            <text:p>2.216744186</text:p>
          </table:table-cell>
        </table:table-row>
        <table:table-row table:style-name="ro2">
          <table:table-cell office:value-type="float" office:value="2256">
            <text:p>2256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0.395348837209302">
            <text:p>0.3953488372</text:p>
          </table:table-cell>
          <table:table-cell office:value-type="float" office:value="2.18098837209302">
            <text:p>2.1809883721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95348837209302">
            <text:p>0.3953488372</text:p>
          </table:table-cell>
          <table:table-cell office:value-type="float" office:value="2.2706976744186">
            <text:p>2.2706976744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0.395348837209302">
            <text:p>0.3953488372</text:p>
          </table:table-cell>
          <table:table-cell office:value-type="float" office:value="2.28122093023256">
            <text:p>2.2812209302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95348837209302">
            <text:p>0.3953488372</text:p>
          </table:table-cell>
          <table:table-cell office:value-type="float" office:value="2.1293023255814">
            <text:p>2.1293023256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float" office:value="0.395321637426901">
            <text:p>0.3953216374</text:p>
          </table:table-cell>
          <table:table-cell office:value-type="float" office:value="2.20788304093567">
            <text:p>2.2078830409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0.395256916996047">
            <text:p>0.395256917</text:p>
          </table:table-cell>
          <table:table-cell office:value-type="float" office:value="2.36450592885375">
            <text:p>2.3645059289</text:p>
          </table:table-cell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0.395161290322581">
            <text:p>0.3951612903</text:p>
          </table:table-cell>
          <table:table-cell office:value-type="float" office:value="2.27129032258064">
            <text:p>2.2712903226</text:p>
          </table:table-cell>
        </table:table-row>
        <table:table-row table:style-name="ro2">
          <table:table-cell office:value-type="float" office:value="2346">
            <text:p>234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0.394822006472492">
            <text:p>0.3948220065</text:p>
          </table:table-cell>
          <table:table-cell office:value-type="float" office:value="2.26330097087379">
            <text:p>2.2633009709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.394817073170732">
            <text:p>0.3948170732</text:p>
          </table:table-cell>
          <table:table-cell office:value-type="float" office:value="2.24358231707317">
            <text:p>2.2435823171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94736842105263">
            <text:p>0.3947368421</text:p>
          </table:table-cell>
          <table:table-cell office:value-type="float" office:value="2.27973684210526">
            <text:p>2.2797368421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94736842105263">
            <text:p>0.3947368421</text:p>
          </table:table-cell>
          <table:table-cell office:value-type="float" office:value="2.21578947368421">
            <text:p>2.2157894737</text:p>
          </table:table-cell>
        </table:table-row>
        <table:table-row table:style-name="ro2">
          <table:table-cell office:value-type="float" office:value="2249">
            <text:p>2249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.39463601532567">
            <text:p>0.3946360153</text:p>
          </table:table-cell>
          <table:table-cell office:value-type="float" office:value="2.19233716475096">
            <text:p>2.192337164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394444444444444">
            <text:p>0.3944444444</text:p>
          </table:table-cell>
          <table:table-cell office:value-type="float" office:value="2.22805555555556">
            <text:p>2.2280555556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606">
            <text:p>606</text:p>
          </table:table-cell>
          <table:table-cell office:value-type="float" office:value="2">
            <text:p>2</text:p>
          </table:table-cell>
          <table:table-cell office:value-type="float" office:value="0.394389438943894">
            <text:p>0.3943894389</text:p>
          </table:table-cell>
          <table:table-cell office:value-type="float" office:value="2.18369636963696">
            <text:p>2.1836963696</text:p>
          </table:table-cell>
        </table:table-row>
        <table:table-row table:style-name="ro2">
          <table:table-cell office:value-type="float" office:value="2313">
            <text:p>2313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0.394366197183099">
            <text:p>0.3943661972</text:p>
          </table:table-cell>
          <table:table-cell office:value-type="float" office:value="2.25457746478873">
            <text:p>2.2545774648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394366197183099">
            <text:p>0.3943661972</text:p>
          </table:table-cell>
          <table:table-cell office:value-type="float" office:value="2.2656338028169">
            <text:p>2.2656338028</text:p>
          </table:table-cell>
        </table:table-row>
        <table:table-row table:style-name="ro2">
          <table:table-cell office:value-type="float" office:value="2641">
            <text:p>2641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394230769230769">
            <text:p>0.3942307692</text:p>
          </table:table-cell>
          <table:table-cell office:value-type="float" office:value="2.16086538461538">
            <text:p>2.1608653846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 office:value-type="float" office:value="0.394014962593516">
            <text:p>0.3940149626</text:p>
          </table:table-cell>
          <table:table-cell office:value-type="float" office:value="2.26178304239401">
            <text:p>2.2617830424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393939393939394">
            <text:p>0.3939393939</text:p>
          </table:table-cell>
          <table:table-cell office:value-type="float" office:value="2.28409090909091">
            <text:p>2.2840909091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93939393939394">
            <text:p>0.3939393939</text:p>
          </table:table-cell>
          <table:table-cell office:value-type="float" office:value="2.24575757575758">
            <text:p>2.2457575758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0.393782383419689">
            <text:p>0.3937823834</text:p>
          </table:table-cell>
          <table:table-cell office:value-type="float" office:value="2.32720207253886">
            <text:p>2.3272020725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.39375">
            <text:p>0.39375</text:p>
          </table:table-cell>
          <table:table-cell office:value-type="float" office:value="2.287375">
            <text:p>2.287375</text:p>
          </table:table-cell>
        </table:table-row>
        <table:table-row table:style-name="ro2">
          <table:table-cell office:value-type="float" office:value="2573">
            <text:p>2573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0.393700787401575">
            <text:p>0.3937007874</text:p>
          </table:table-cell>
          <table:table-cell office:value-type="float" office:value="2.31862204724409">
            <text:p>2.3186220472</text:p>
          </table:table-cell>
        </table:table-row>
        <table:table-row table:style-name="ro2">
          <table:table-cell office:value-type="float" office:value="2704">
            <text:p>2704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0.393665158371041">
            <text:p>0.3936651584</text:p>
          </table:table-cell>
          <table:table-cell office:value-type="float" office:value="2.21380090497738">
            <text:p>2.21380090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393617021276596">
            <text:p>0.3936170213</text:p>
          </table:table-cell>
          <table:table-cell office:value-type="float" office:value="2.23287234042553">
            <text:p>2.2328723404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393617021276596">
            <text:p>0.3936170213</text:p>
          </table:table-cell>
          <table:table-cell office:value-type="float" office:value="2.23127659574468">
            <text:p>2.2312765957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39344262295082">
            <text:p>0.393442623</text:p>
          </table:table-cell>
          <table:table-cell office:value-type="float" office:value="2.28327868852459">
            <text:p>2.2832786885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0.393129770992366">
            <text:p>0.393129771</text:p>
          </table:table-cell>
          <table:table-cell office:value-type="float" office:value="2.25011450381679">
            <text:p>2.2501145038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598">
            <text:p>598</text:p>
          </table:table-cell>
          <table:table-cell office:value-type="float" office:value="2">
            <text:p>2</text:p>
          </table:table-cell>
          <table:table-cell office:value-type="float" office:value="0.392976588628763">
            <text:p>0.3929765886</text:p>
          </table:table-cell>
          <table:table-cell office:value-type="float" office:value="2.42650501672241">
            <text:p>2.4265050167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392857142857143">
            <text:p>0.3928571429</text:p>
          </table:table-cell>
          <table:table-cell office:value-type="float" office:value="2.26803571428571">
            <text:p>2.2680357143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92857142857143">
            <text:p>0.3928571429</text:p>
          </table:table-cell>
          <table:table-cell office:value-type="float" office:value="2.24285714285714">
            <text:p>2.2428571429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0.392857142857143">
            <text:p>0.3928571429</text:p>
          </table:table-cell>
          <table:table-cell office:value-type="float" office:value="2.25644642857143">
            <text:p>2.2564464286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92857142857143">
            <text:p>0.3928571429</text:p>
          </table:table-cell>
          <table:table-cell office:value-type="float" office:value="2.23142857142857">
            <text:p>2.2314285714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92857142857143">
            <text:p>0.3928571429</text:p>
          </table:table-cell>
          <table:table-cell office:value-type="float" office:value="2.10357142857143">
            <text:p>2.1035714286</text:p>
          </table:table-cell>
        </table:table-row>
        <table:table-row table:style-name="ro2">
          <table:table-cell office:value-type="float" office:value="2596">
            <text:p>2596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0.392638036809816">
            <text:p>0.3926380368</text:p>
          </table:table-cell>
          <table:table-cell office:value-type="float" office:value="2.34226993865031">
            <text:p>2.3422699387</text:p>
          </table:table-cell>
        </table:table-row>
        <table:table-row table:style-name="ro2">
          <table:table-cell office:value-type="float" office:value="3329">
            <text:p>3329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392523364485981">
            <text:p>0.3925233645</text:p>
          </table:table-cell>
          <table:table-cell office:value-type="float" office:value="2.21523364485981">
            <text:p>2.2152336449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392156862745098">
            <text:p>0.3921568627</text:p>
          </table:table-cell>
          <table:table-cell office:value-type="float" office:value="2.26470588235294">
            <text:p>2.2647058824</text:p>
          </table:table-cell>
        </table:table-row>
        <table:table-row table:style-name="ro2">
          <table:table-cell office:value-type="float" office:value="2431">
            <text:p>2431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392156862745098">
            <text:p>0.3921568627</text:p>
          </table:table-cell>
          <table:table-cell office:value-type="float" office:value="2.29150326797386">
            <text:p>2.291503268</text:p>
          </table:table-cell>
        </table:table-row>
        <table:table-row table:style-name="ro2">
          <table:table-cell office:value-type="float" office:value="2699">
            <text:p>2699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0.392156862745098">
            <text:p>0.3921568627</text:p>
          </table:table-cell>
          <table:table-cell office:value-type="float" office:value="2.26740196078431">
            <text:p>2.2674019608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391891891891892">
            <text:p>0.3918918919</text:p>
          </table:table-cell>
          <table:table-cell office:value-type="float" office:value="2.20175675675676">
            <text:p>2.2017567568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0.391891891891892">
            <text:p>0.3918918919</text:p>
          </table:table-cell>
          <table:table-cell office:value-type="float" office:value="2.29331081081081">
            <text:p>2.2933108108</text:p>
          </table:table-cell>
        </table:table-row>
        <table:table-row table:style-name="ro2">
          <table:table-cell office:value-type="float" office:value="2597">
            <text:p>2597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0.391891891891892">
            <text:p>0.3918918919</text:p>
          </table:table-cell>
          <table:table-cell office:value-type="float" office:value="2.24103603603604">
            <text:p>2.241036036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0.391812865497076">
            <text:p>0.3918128655</text:p>
          </table:table-cell>
          <table:table-cell office:value-type="float" office:value="2.19824561403509">
            <text:p>2.198245614</text:p>
          </table:table-cell>
        </table:table-row>
        <table:table-row table:style-name="ro2">
          <table:table-cell office:value-type="float" office:value="2312">
            <text:p>2312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0.391585760517799">
            <text:p>0.3915857605</text:p>
          </table:table-cell>
          <table:table-cell office:value-type="float" office:value="2.25220064724919">
            <text:p>2.2522006472</text:p>
          </table:table-cell>
        </table:table-row>
        <table:table-row table:style-name="ro2">
          <table:table-cell office:value-type="float" office:value="2678">
            <text:p>2678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2.22497584541063">
            <text:p>2.2249758454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39080459770115">
            <text:p>0.3908045977</text:p>
          </table:table-cell>
          <table:table-cell office:value-type="float" office:value="2.22206896551724">
            <text:p>2.2220689655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0.39080459770115">
            <text:p>0.3908045977</text:p>
          </table:table-cell>
          <table:table-cell office:value-type="float" office:value="2.31399425287356">
            <text:p>2.3139942529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390625">
            <text:p>0.390625</text:p>
          </table:table-cell>
          <table:table-cell office:value-type="float" office:value="2.21203125">
            <text:p>2.21203125</text:p>
          </table:table-cell>
        </table:table-row>
        <table:table-row table:style-name="ro2">
          <table:table-cell office:value-type="float" office:value="2504">
            <text:p>2504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39047619047619">
            <text:p>0.3904761905</text:p>
          </table:table-cell>
          <table:table-cell office:value-type="float" office:value="2.29342857142857">
            <text:p>2.2934285714</text:p>
          </table:table-cell>
        </table:table-row>
        <table:table-row table:style-name="ro2">
          <table:table-cell office:value-type="float" office:value="2354">
            <text:p>2354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39041095890411">
            <text:p>0.3904109589</text:p>
          </table:table-cell>
          <table:table-cell office:value-type="float" office:value="2.20328767123288">
            <text:p>2.2032876712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390243902439024">
            <text:p>0.3902439024</text:p>
          </table:table-cell>
          <table:table-cell office:value-type="float" office:value="2.21731707317073">
            <text:p>2.2173170732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390243902439024">
            <text:p>0.3902439024</text:p>
          </table:table-cell>
          <table:table-cell office:value-type="float" office:value="2.1690243902439">
            <text:p>2.1690243902</text:p>
          </table:table-cell>
        </table:table-row>
        <table:table-row table:style-name="ro2">
          <table:table-cell office:value-type="float" office:value="3864">
            <text:p>3864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390070921985816">
            <text:p>0.390070922</text:p>
          </table:table-cell>
          <table:table-cell office:value-type="float" office:value="2.2854609929078">
            <text:p>2.2854609929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389830508474576">
            <text:p>0.3898305085</text:p>
          </table:table-cell>
          <table:table-cell office:value-type="float" office:value="2.26169491525424">
            <text:p>2.2616949153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389830508474576">
            <text:p>0.3898305085</text:p>
          </table:table-cell>
          <table:table-cell office:value-type="float" office:value="2.21830508474576">
            <text:p>2.2183050847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0.38974358974359">
            <text:p>0.3897435897</text:p>
          </table:table-cell>
          <table:table-cell office:value-type="float" office:value="2.23030769230769">
            <text:p>2.2303076923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float" office:value="0.389677419354839">
            <text:p>0.3896774194</text:p>
          </table:table-cell>
          <table:table-cell office:value-type="float" office:value="2.29010322580645">
            <text:p>2.2901032258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float" office:value="0.389473684210526">
            <text:p>0.3894736842</text:p>
          </table:table-cell>
          <table:table-cell office:value-type="float" office:value="2.21768421052632">
            <text:p>2.2176842105</text:p>
          </table:table-cell>
        </table:table-row>
        <table:table-row table:style-name="ro2">
          <table:table-cell office:value-type="float" office:value="2244">
            <text:p>2244</text:p>
          </table:table-cell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0.389380530973451">
            <text:p>0.389380531</text:p>
          </table:table-cell>
          <table:table-cell office:value-type="float" office:value="2.25786135693215">
            <text:p>2.2578613569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0.389344262295082">
            <text:p>0.3893442623</text:p>
          </table:table-cell>
          <table:table-cell office:value-type="float" office:value="2.29704918032787">
            <text:p>2.2970491803</text:p>
          </table:table-cell>
        </table:table-row>
        <table:table-row table:style-name="ro2">
          <table:table-cell office:value-type="float" office:value="2467">
            <text:p>2467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0.389344262295082">
            <text:p>0.3893442623</text:p>
          </table:table-cell>
          <table:table-cell office:value-type="float" office:value="2.25948770491803">
            <text:p>2.2594877049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406">
            <text:p>406</text:p>
          </table:table-cell>
          <table:table-cell office:value-type="float" office:value="2">
            <text:p>2</text:p>
          </table:table-cell>
          <table:table-cell office:value-type="float" office:value="0.389162561576355">
            <text:p>0.3891625616</text:p>
          </table:table-cell>
          <table:table-cell office:value-type="float" office:value="2.25605911330049">
            <text:p>2.2560591133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25666666666667">
            <text:p>2.2566666667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31646198830409">
            <text:p>2.3164619883</text:p>
          </table:table-cell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296875">
            <text:p>2.296875</text:p>
          </table:table-cell>
        </table:table-row>
        <table:table-row table:style-name="ro2">
          <table:table-cell office:value-type="float" office:value="2258">
            <text:p>2258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19259259259259">
            <text:p>2.1925925926</text:p>
          </table:table-cell>
        </table:table-row>
        <table:table-row table:style-name="ro2">
          <table:table-cell office:value-type="float" office:value="2344">
            <text:p>2344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27447368421053">
            <text:p>2.2744736842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33796296296296">
            <text:p>2.337962963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25574074074074">
            <text:p>2.2557407407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25944444444444">
            <text:p>2.2594444444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18944444444444">
            <text:p>2.1894444444</text:p>
          </table:table-cell>
        </table:table-row>
        <table:table-row table:style-name="ro2">
          <table:table-cell office:value-type="float" office:value="2646">
            <text:p>2646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20990740740741">
            <text:p>2.2099074074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0.388809182209469">
            <text:p>0.3888091822</text:p>
          </table:table-cell>
          <table:table-cell office:value-type="float" office:value="2.24007173601148">
            <text:p>2.240071736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float" office:value="0.388505747126437">
            <text:p>0.3885057471</text:p>
          </table:table-cell>
          <table:table-cell office:value-type="float" office:value="2.20581609195402">
            <text:p>2.205816092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0.388409371146732">
            <text:p>0.3884093711</text:p>
          </table:table-cell>
          <table:table-cell office:value-type="float" office:value="2.26091245376079">
            <text:p>2.2609124538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0.388185654008439">
            <text:p>0.388185654</text:p>
          </table:table-cell>
          <table:table-cell office:value-type="float" office:value="2.20915611814346">
            <text:p>2.2091561181</text:p>
          </table:table-cell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0.388111888111888">
            <text:p>0.3881118881</text:p>
          </table:table-cell>
          <table:table-cell office:value-type="float" office:value="2.27048951048951">
            <text:p>2.2704895105</text:p>
          </table:table-cell>
        </table:table-row>
        <table:table-row table:style-name="ro2">
          <table:table-cell office:value-type="float" office:value="2262">
            <text:p>226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0.387978142076503">
            <text:p>0.3879781421</text:p>
          </table:table-cell>
          <table:table-cell office:value-type="float" office:value="2.20333333333333">
            <text:p>2.2033333333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office:value-type="float" office:value="0.387878787878788">
            <text:p>0.3878787879</text:p>
          </table:table-cell>
          <table:table-cell office:value-type="float" office:value="2.29894372294372">
            <text:p>2.2989437229</text:p>
          </table:table-cell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0.387755102040816">
            <text:p>0.387755102</text:p>
          </table:table-cell>
          <table:table-cell office:value-type="float" office:value="2.27234693877551">
            <text:p>2.2723469388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387755102040816">
            <text:p>0.387755102</text:p>
          </table:table-cell>
          <table:table-cell office:value-type="float" office:value="2.22571428571429">
            <text:p>2.2257142857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387755102040816">
            <text:p>0.387755102</text:p>
          </table:table-cell>
          <table:table-cell office:value-type="float" office:value="2.25857142857143">
            <text:p>2.2585714286</text:p>
          </table:table-cell>
        </table:table-row>
        <table:table-row table:style-name="ro2">
          <table:table-cell office:value-type="float" office:value="2431">
            <text:p>2431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387596899224806">
            <text:p>0.3875968992</text:p>
          </table:table-cell>
          <table:table-cell office:value-type="float" office:value="2.26651162790698">
            <text:p>2.2665116279</text:p>
          </table:table-cell>
        </table:table-row>
        <table:table-row table:style-name="ro2">
          <table:table-cell office:value-type="float" office:value="2127">
            <text:p>2127</text:p>
          </table:table-cell>
          <table:table-cell office:value-type="float" office:value="547">
            <text:p>547</text:p>
          </table:table-cell>
          <table:table-cell office:value-type="float" office:value="1">
            <text:p>1</text:p>
          </table:table-cell>
          <table:table-cell office:value-type="float" office:value="0.387568555758684">
            <text:p>0.3875685558</text:p>
          </table:table-cell>
          <table:table-cell office:value-type="float" office:value="2.25325411334552">
            <text:p>2.2532541133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3875">
            <text:p>0.3875</text:p>
          </table:table-cell>
          <table:table-cell office:value-type="float" office:value="2.214625">
            <text:p>2.21462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0.387096774193548">
            <text:p>0.3870967742</text:p>
          </table:table-cell>
          <table:table-cell office:value-type="float" office:value="2.22593548387097">
            <text:p>2.2259354839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387096774193548">
            <text:p>0.3870967742</text:p>
          </table:table-cell>
          <table:table-cell office:value-type="float" office:value="2.22064516129032">
            <text:p>2.2206451613</text:p>
          </table:table-cell>
        </table:table-row>
        <table:table-row table:style-name="ro2">
          <table:table-cell office:value-type="float" office:value="2247">
            <text:p>2247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0.386925795053003">
            <text:p>0.3869257951</text:p>
          </table:table-cell>
          <table:table-cell office:value-type="float" office:value="2.22395759717314">
            <text:p>2.2239575972</text:p>
          </table:table-cell>
        </table:table-row>
        <table:table-row table:style-name="ro2">
          <table:table-cell office:value-type="float" office:value="2338">
            <text:p>2338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.386503067484663">
            <text:p>0.3865030675</text:p>
          </table:table-cell>
          <table:table-cell office:value-type="float" office:value="2.24674846625767">
            <text:p>2.2467484663</text:p>
          </table:table-cell>
        </table:table-row>
        <table:table-row table:style-name="ro2">
          <table:table-cell office:value-type="float" office:value="2541">
            <text:p>2541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.386206896551724">
            <text:p>0.3862068966</text:p>
          </table:table-cell>
          <table:table-cell office:value-type="float" office:value="2.26565517241379">
            <text:p>2.2656551724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.386138613861386">
            <text:p>0.3861386139</text:p>
          </table:table-cell>
          <table:table-cell office:value-type="float" office:value="2.29564356435644">
            <text:p>2.2956435644</text:p>
          </table:table-cell>
        </table:table-row>
        <table:table-row table:style-name="ro2">
          <table:table-cell office:value-type="float" office:value="2142">
            <text:p>2142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0.385775862068965">
            <text:p>0.3857758621</text:p>
          </table:table-cell>
          <table:table-cell office:value-type="float" office:value="2.29866379310345">
            <text:p>2.2986637931</text:p>
          </table:table-cell>
        </table:table-row>
        <table:table-row table:style-name="ro2">
          <table:table-cell office:value-type="float" office:value="2478">
            <text:p>2478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385245901639344">
            <text:p>0.3852459016</text:p>
          </table:table-cell>
          <table:table-cell office:value-type="float" office:value="2.17639344262295">
            <text:p>2.1763934426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21153846153846">
            <text:p>2.2115384615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22707692307692">
            <text:p>2.2270769231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25641025641026">
            <text:p>2.2564102564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14230769230769">
            <text:p>2.1423076923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16384615384615">
            <text:p>2.1638461538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19769230769231">
            <text:p>2.1976923077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31153846153846">
            <text:p>2.311538461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24461538461539">
            <text:p>2.2446153846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15282051282051">
            <text:p>2.1528205128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18512820512821">
            <text:p>2.1851282051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02769230769231">
            <text:p>2.0276923077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13615384615385">
            <text:p>2.1361538462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 office:value-type="float" office:value="0.384288747346072">
            <text:p>0.3842887473</text:p>
          </table:table-cell>
          <table:table-cell office:value-type="float" office:value="2.22107218683652">
            <text:p>2.2210721868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0.384223918575064">
            <text:p>0.3842239186</text:p>
          </table:table-cell>
          <table:table-cell office:value-type="float" office:value="2.27676844783715">
            <text:p>2.2767684478</text:p>
          </table:table-cell>
        </table:table-row>
        <table:table-row table:style-name="ro2">
          <table:table-cell office:value-type="float" office:value="2394">
            <text:p>2394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.384180790960452">
            <text:p>0.384180791</text:p>
          </table:table-cell>
          <table:table-cell office:value-type="float" office:value="2.30271186440678">
            <text:p>2.3027118644</text:p>
          </table:table-cell>
        </table:table-row>
        <table:table-row table:style-name="ro2">
          <table:table-cell office:value-type="float" office:value="2639">
            <text:p>2639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383928571428571">
            <text:p>0.3839285714</text:p>
          </table:table-cell>
          <table:table-cell office:value-type="float" office:value="2.16973214285714">
            <text:p>2.1697321429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383838383838384">
            <text:p>0.3838383838</text:p>
          </table:table-cell>
          <table:table-cell office:value-type="float" office:value="2.19282828282828">
            <text:p>2.1928282828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383561643835616">
            <text:p>0.3835616438</text:p>
          </table:table-cell>
          <table:table-cell office:value-type="float" office:value="2.18931506849315">
            <text:p>2.189315068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383333333333333">
            <text:p>0.3833333333</text:p>
          </table:table-cell>
          <table:table-cell office:value-type="float" office:value="2.269">
            <text:p>2.269</text:p>
          </table:table-cell>
        </table:table-row>
        <table:table-row table:style-name="ro2">
          <table:table-cell office:value-type="float" office:value="2127">
            <text:p>2127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float" office:value="0.383132530120482">
            <text:p>0.3831325301</text:p>
          </table:table-cell>
          <table:table-cell office:value-type="float" office:value="2.26597590361446">
            <text:p>2.2659759036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382978723404255">
            <text:p>0.3829787234</text:p>
          </table:table-cell>
          <table:table-cell office:value-type="float" office:value="2.24148936170213">
            <text:p>2.2414893617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382978723404255">
            <text:p>0.3829787234</text:p>
          </table:table-cell>
          <table:table-cell office:value-type="float" office:value="2.13914893617021">
            <text:p>2.1391489362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382716049382716">
            <text:p>0.3827160494</text:p>
          </table:table-cell>
          <table:table-cell office:value-type="float" office:value="2.39296296296296">
            <text:p>2.392962963</text:p>
          </table:table-cell>
        </table:table-row>
        <table:table-row table:style-name="ro2">
          <table:table-cell office:value-type="float" office:value="2554">
            <text:p>2554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0.382591093117409">
            <text:p>0.3825910931</text:p>
          </table:table-cell>
          <table:table-cell office:value-type="float" office:value="2.25410931174089">
            <text:p>2.2541093117</text:p>
          </table:table-cell>
        </table:table-row>
        <table:table-row table:style-name="ro2">
          <table:table-cell office:value-type="float" office:value="2278">
            <text:p>2278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382352941176471">
            <text:p>0.3823529412</text:p>
          </table:table-cell>
          <table:table-cell office:value-type="float" office:value="2.19754901960784">
            <text:p>2.1975490196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382352941176471">
            <text:p>0.3823529412</text:p>
          </table:table-cell>
          <table:table-cell office:value-type="float" office:value="2.18235294117647">
            <text:p>2.1823529412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382352941176471">
            <text:p>0.3823529412</text:p>
          </table:table-cell>
          <table:table-cell office:value-type="float" office:value="2.21117647058823">
            <text:p>2.2111764706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879">
            <text:p>879</text:p>
          </table:table-cell>
          <table:table-cell office:value-type="float" office:value="1">
            <text:p>1</text:p>
          </table:table-cell>
          <table:table-cell office:value-type="float" office:value="0.382252559726962">
            <text:p>0.3822525597</text:p>
          </table:table-cell>
          <table:table-cell office:value-type="float" office:value="2.23788395904437">
            <text:p>2.237883959</text:p>
          </table:table-cell>
        </table:table-row>
        <table:table-row table:style-name="ro2">
          <table:table-cell office:value-type="float" office:value="2243">
            <text:p>2243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0.382252559726962">
            <text:p>0.3822525597</text:p>
          </table:table-cell>
          <table:table-cell office:value-type="float" office:value="2.26488054607509">
            <text:p>2.2648805461</text:p>
          </table:table-cell>
        </table:table-row>
        <table:table-row table:style-name="ro2">
          <table:table-cell office:value-type="float" office:value="2259">
            <text:p>2259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0.381642512077295">
            <text:p>0.3816425121</text:p>
          </table:table-cell>
          <table:table-cell office:value-type="float" office:value="2.2080193236715">
            <text:p>2.2080193237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38150289017341">
            <text:p>0.3815028902</text:p>
          </table:table-cell>
          <table:table-cell office:value-type="float" office:value="2.22023121387283">
            <text:p>2.2202312139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0.38125">
            <text:p>0.38125</text:p>
          </table:table-cell>
          <table:table-cell office:value-type="float" office:value="2.301625">
            <text:p>2.301625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27634920634921">
            <text:p>2.2763492063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25285714285714">
            <text:p>2.2528571429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23571428571429">
            <text:p>2.2357142857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21063492063492">
            <text:p>2.2106349206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24142857142857">
            <text:p>2.2414285714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06095238095238">
            <text:p>2.060952381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23190476190476">
            <text:p>2.2319047619</text:p>
          </table:table-cell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380645161290323">
            <text:p>0.3806451613</text:p>
          </table:table-cell>
          <table:table-cell office:value-type="float" office:value="2.16967741935484">
            <text:p>2.1696774194</text:p>
          </table:table-cell>
        </table:table-row>
        <table:table-row table:style-name="ro2">
          <table:table-cell office:value-type="float" office:value="2059">
            <text:p>2059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0.380630630630631">
            <text:p>0.3806306306</text:p>
          </table:table-cell>
          <table:table-cell office:value-type="float" office:value="2.24191441441441">
            <text:p>2.2419144144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380434782608696">
            <text:p>0.3804347826</text:p>
          </table:table-cell>
          <table:table-cell office:value-type="float" office:value="2.2720652173913">
            <text:p>2.2720652174</text:p>
          </table:table-cell>
        </table:table-row>
        <table:table-row table:style-name="ro2">
          <table:table-cell office:value-type="float" office:value="2246">
            <text:p>2246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0.380392156862745">
            <text:p>0.3803921569</text:p>
          </table:table-cell>
          <table:table-cell office:value-type="float" office:value="2.2878431372549">
            <text:p>2.2878431373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office:value-type="float" office:value="2.33874">
            <text:p>2.33874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0.379775280898876">
            <text:p>0.3797752809</text:p>
          </table:table-cell>
          <table:table-cell office:value-type="float" office:value="2.28123595505618">
            <text:p>2.2812359551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379746835443038">
            <text:p>0.3797468354</text:p>
          </table:table-cell>
          <table:table-cell office:value-type="float" office:value="2.27670886075949">
            <text:p>2.2767088608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379746835443038">
            <text:p>0.3797468354</text:p>
          </table:table-cell>
          <table:table-cell office:value-type="float" office:value="2.27164556962025">
            <text:p>2.2716455696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79310344827586">
            <text:p>0.3793103448</text:p>
          </table:table-cell>
          <table:table-cell office:value-type="float" office:value="2.33172413793103">
            <text:p>2.3317241379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379310344827586">
            <text:p>0.3793103448</text:p>
          </table:table-cell>
          <table:table-cell office:value-type="float" office:value="2.1198275862069">
            <text:p>2.1198275862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422">
            <text:p>422</text:p>
          </table:table-cell>
          <table:table-cell office:value-type="float" office:value="2">
            <text:p>2</text:p>
          </table:table-cell>
          <table:table-cell office:value-type="float" office:value="0.37914691943128">
            <text:p>0.3791469194</text:p>
          </table:table-cell>
          <table:table-cell office:value-type="float" office:value="2.32945497630332">
            <text:p>2.3294549763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0.378947368421053">
            <text:p>0.3789473684</text:p>
          </table:table-cell>
          <table:table-cell office:value-type="float" office:value="2.35129824561404">
            <text:p>2.3512982456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378787878787879">
            <text:p>0.3787878788</text:p>
          </table:table-cell>
          <table:table-cell office:value-type="float" office:value="2.48136363636364">
            <text:p>2.4813636364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808">
            <text:p>808</text:p>
          </table:table-cell>
          <table:table-cell office:value-type="float" office:value="1">
            <text:p>1</text:p>
          </table:table-cell>
          <table:table-cell office:value-type="float" office:value="0.378712871287129">
            <text:p>0.3787128713</text:p>
          </table:table-cell>
          <table:table-cell office:value-type="float" office:value="2.28472772277228">
            <text:p>2.2847277228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378378378378378">
            <text:p>0.3783783784</text:p>
          </table:table-cell>
          <table:table-cell office:value-type="float" office:value="2.28675675675676">
            <text:p>2.2867567568</text:p>
          </table:table-cell>
        </table:table-row>
        <table:table-row table:style-name="ro2">
          <table:table-cell office:value-type="float" office:value="2569">
            <text:p>2569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0.378260869565217">
            <text:p>0.3782608696</text:p>
          </table:table-cell>
          <table:table-cell office:value-type="float" office:value="2.22730434782609">
            <text:p>2.2273043478</text:p>
          </table:table-cell>
        </table:table-row>
        <table:table-row table:style-name="ro2">
          <table:table-cell office:value-type="float" office:value="2719">
            <text:p>2719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0.378048780487805">
            <text:p>0.3780487805</text:p>
          </table:table-cell>
          <table:table-cell office:value-type="float" office:value="2.23191056910569">
            <text:p>2.2319105691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418">
            <text:p>418</text:p>
          </table:table-cell>
          <table:table-cell office:value-type="float" office:value="2">
            <text:p>2</text:p>
          </table:table-cell>
          <table:table-cell office:value-type="float" office:value="0.37799043062201">
            <text:p>0.3779904306</text:p>
          </table:table-cell>
          <table:table-cell office:value-type="float" office:value="2.31232057416268">
            <text:p>2.3123205742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0.377622377622378">
            <text:p>0.3776223776</text:p>
          </table:table-cell>
          <table:table-cell office:value-type="float" office:value="2.3591958041958">
            <text:p>2.3591958042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77358490566038">
            <text:p>0.3773584906</text:p>
          </table:table-cell>
          <table:table-cell office:value-type="float" office:value="2.23452830188679">
            <text:p>2.2345283019</text:p>
          </table:table-cell>
        </table:table-row>
        <table:table-row table:style-name="ro2">
          <table:table-cell office:value-type="float" office:value="2662">
            <text:p>266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0.376984126984127">
            <text:p>0.376984127</text:p>
          </table:table-cell>
          <table:table-cell office:value-type="float" office:value="2.25880952380952">
            <text:p>2.2588095238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376623376623377">
            <text:p>0.3766233766</text:p>
          </table:table-cell>
          <table:table-cell office:value-type="float" office:value="2.24181818181818">
            <text:p>2.2418181818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376470588235294">
            <text:p>0.3764705882</text:p>
          </table:table-cell>
          <table:table-cell office:value-type="float" office:value="2.26741176470588">
            <text:p>2.2674117647</text:p>
          </table:table-cell>
        </table:table-row>
        <table:table-row table:style-name="ro2">
          <table:table-cell office:value-type="float" office:value="2088">
            <text:p>2088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0.375757575757576">
            <text:p>0.3757575758</text:p>
          </table:table-cell>
          <table:table-cell office:value-type="float" office:value="2.27648484848485">
            <text:p>2.2764848485</text:p>
          </table:table-cell>
        </table:table-row>
        <table:table-row table:style-name="ro2">
          <table:table-cell office:value-type="float" office:value="2724">
            <text:p>2724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.375545851528384">
            <text:p>0.3755458515</text:p>
          </table:table-cell>
          <table:table-cell office:value-type="float" office:value="2.28733624454148">
            <text:p>2.2873362445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375625">
            <text:p>2.375625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35">
            <text:p>2.23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16625">
            <text:p>2.16625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258875">
            <text:p>2.258875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0383928571429">
            <text:p>2.2038392857</text:p>
          </table:table-cell>
        </table:table-row>
        <table:table-row table:style-name="ro2">
          <table:table-cell office:value-type="float" office:value="2053">
            <text:p>2053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3288461538462">
            <text:p>2.2328846154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00625">
            <text:p>2.200625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2.56125">
            <text:p>2.56125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825">
            <text:p>2.282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32625">
            <text:p>2.3262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35375">
            <text:p>2.35375</text:p>
          </table:table-cell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33835">
            <text:p>2.33835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220625">
            <text:p>2.220625</text:p>
          </table:table-cell>
        </table:table-row>
        <table:table-row table:style-name="ro2" table:visibility="filter">
          <table:table-cell office:value-type="float" office:value="2603">
            <text:p>260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6875">
            <text:p>2.2687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54375">
            <text:p>2.25437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28625">
            <text:p>2.28625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01875">
            <text:p>2.0187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02625">
            <text:p>2.02625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1725">
            <text:p>2.1725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10625">
            <text:p>2.10625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305">
            <text:p>2.305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083125">
            <text:p>2.083125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195625">
            <text:p>2.195625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11208333333333">
            <text:p>2.1120833333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04625">
            <text:p>2.04625</text:p>
          </table:table-cell>
        </table:table-row>
        <table:table-row table:style-name="ro2">
          <table:table-cell office:value-type="float" office:value="2387">
            <text:p>2387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374233128834356">
            <text:p>0.3742331288</text:p>
          </table:table-cell>
          <table:table-cell office:value-type="float" office:value="2.27993865030675">
            <text:p>2.2799386503</text:p>
          </table:table-cell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374233128834356">
            <text:p>0.3742331288</text:p>
          </table:table-cell>
          <table:table-cell office:value-type="float" office:value="2.26269938650307">
            <text:p>2.2626993865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508">
            <text:p>508</text:p>
          </table:table-cell>
          <table:table-cell office:value-type="float" office:value="2">
            <text:p>2</text:p>
          </table:table-cell>
          <table:table-cell office:value-type="float" office:value="0.374015748031496">
            <text:p>0.374015748</text:p>
          </table:table-cell>
          <table:table-cell office:value-type="float" office:value="2.40005905511811">
            <text:p>2.4000590551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373737373737374">
            <text:p>0.3737373737</text:p>
          </table:table-cell>
          <table:table-cell office:value-type="float" office:value="2.27474747474747">
            <text:p>2.2747474747</text:p>
          </table:table-cell>
        </table:table-row>
        <table:table-row table:style-name="ro2">
          <table:table-cell office:value-type="float" office:value="2249">
            <text:p>2249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0.373417721518987">
            <text:p>0.3734177215</text:p>
          </table:table-cell>
          <table:table-cell office:value-type="float" office:value="2.20240506329114">
            <text:p>2.2024050633</text:p>
          </table:table-cell>
        </table:table-row>
        <table:table-row table:style-name="ro2">
          <table:table-cell office:value-type="float" office:value="2328">
            <text:p>2328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0.373134328358209">
            <text:p>0.3731343284</text:p>
          </table:table-cell>
          <table:table-cell office:value-type="float" office:value="2.27164179104478">
            <text:p>2.27164179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373015873015873">
            <text:p>0.373015873</text:p>
          </table:table-cell>
          <table:table-cell office:value-type="float" office:value="2.17388888888889">
            <text:p>2.1738888889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372549019607843">
            <text:p>0.3725490196</text:p>
          </table:table-cell>
          <table:table-cell office:value-type="float" office:value="2.22235294117647">
            <text:p>2.2223529412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513">
            <text:p>513</text:p>
          </table:table-cell>
          <table:table-cell office:value-type="float" office:value="2">
            <text:p>2</text:p>
          </table:table-cell>
          <table:table-cell office:value-type="float" office:value="0.372319688109162">
            <text:p>0.3723196881</text:p>
          </table:table-cell>
          <table:table-cell office:value-type="float" office:value="2.38491228070175">
            <text:p>2.3849122807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.372246696035242">
            <text:p>0.372246696</text:p>
          </table:table-cell>
          <table:table-cell office:value-type="float" office:value="2.25795154185022">
            <text:p>2.2579515419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72093023255814">
            <text:p>0.3720930233</text:p>
          </table:table-cell>
          <table:table-cell office:value-type="float" office:value="2.16255813953488">
            <text:p>2.1625581395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0.371900826446281">
            <text:p>0.3719008264</text:p>
          </table:table-cell>
          <table:table-cell office:value-type="float" office:value="2.25909090909091">
            <text:p>2.2590909091</text:p>
          </table:table-cell>
        </table:table-row>
        <table:table-row table:style-name="ro2">
          <table:table-cell office:value-type="float" office:value="2142">
            <text:p>214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0.371794871794872">
            <text:p>0.3717948718</text:p>
          </table:table-cell>
          <table:table-cell office:value-type="float" office:value="2.33660256410256">
            <text:p>2.3366025641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71428571428571">
            <text:p>0.3714285714</text:p>
          </table:table-cell>
          <table:table-cell office:value-type="float" office:value="2.12614285714286">
            <text:p>2.1261428571</text:p>
          </table:table-cell>
        </table:table-row>
        <table:table-row table:style-name="ro2">
          <table:table-cell office:value-type="float" office:value="2171">
            <text:p>2171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370967741935484">
            <text:p>0.3709677419</text:p>
          </table:table-cell>
          <table:table-cell office:value-type="float" office:value="2.24306451612903">
            <text:p>2.2430645161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0.370860927152318">
            <text:p>0.3708609272</text:p>
          </table:table-cell>
          <table:table-cell office:value-type="float" office:value="2.30781456953642">
            <text:p>2.3078145695</text:p>
          </table:table-cell>
        </table:table-row>
        <table:table-row table:style-name="ro2">
          <table:table-cell office:value-type="float" office:value="2256">
            <text:p>22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0.370786516853933">
            <text:p>0.3707865169</text:p>
          </table:table-cell>
          <table:table-cell office:value-type="float" office:value="2.20861423220974">
            <text:p>2.2086142322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.370786516853933">
            <text:p>0.3707865169</text:p>
          </table:table-cell>
          <table:table-cell office:value-type="float" office:value="2.36303370786517">
            <text:p>2.3630337079</text:p>
          </table:table-cell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0.370757180156658">
            <text:p>0.3707571802</text:p>
          </table:table-cell>
          <table:table-cell office:value-type="float" office:value="2.24720626631854">
            <text:p>2.2472062663</text:p>
          </table:table-cell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0.370689655172414">
            <text:p>0.3706896552</text:p>
          </table:table-cell>
          <table:table-cell office:value-type="float" office:value="2.26433908045977">
            <text:p>2.2643390805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37037037037037">
            <text:p>0.3703703704</text:p>
          </table:table-cell>
          <table:table-cell office:value-type="float" office:value="2.19296296296296">
            <text:p>2.192962963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37037037037037">
            <text:p>0.3703703704</text:p>
          </table:table-cell>
          <table:table-cell office:value-type="float" office:value="2.24037037037037">
            <text:p>2.2403703704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37037037037037">
            <text:p>0.3703703704</text:p>
          </table:table-cell>
          <table:table-cell office:value-type="float" office:value="2.26271604938272">
            <text:p>2.2627160494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36986301369863">
            <text:p>0.3698630137</text:p>
          </table:table-cell>
          <table:table-cell office:value-type="float" office:value="2.20150684931507">
            <text:p>2.2015068493</text:p>
          </table:table-cell>
        </table:table-row>
        <table:table-row table:style-name="ro2">
          <table:table-cell office:value-type="float" office:value="2134">
            <text:p>2134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0.369565217391304">
            <text:p>0.3695652174</text:p>
          </table:table-cell>
          <table:table-cell office:value-type="float" office:value="2.19801242236025">
            <text:p>2.1980124224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369047619047619">
            <text:p>0.369047619</text:p>
          </table:table-cell>
          <table:table-cell office:value-type="float" office:value="2.25547619047619">
            <text:p>2.2554761905</text:p>
          </table:table-cell>
        </table:table-row>
        <table:table-row table:style-name="ro2">
          <table:table-cell office:value-type="float" office:value="2231">
            <text:p>2231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368794326241135">
            <text:p>0.3687943262</text:p>
          </table:table-cell>
          <table:table-cell office:value-type="float" office:value="2.30184397163121">
            <text:p>2.3018439716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0.368663594470046">
            <text:p>0.3686635945</text:p>
          </table:table-cell>
          <table:table-cell office:value-type="float" office:value="2.24036866359447">
            <text:p>2.2403686636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2538947368421">
            <text:p>2.2538947368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20605263157895">
            <text:p>2.2060526316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68421052631579">
            <text:p>0.3684210526</text:p>
          </table:table-cell>
          <table:table-cell office:value-type="float" office:value="2.55052631578947">
            <text:p>2.5505263158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30526315789474">
            <text:p>2.3052631579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25473684210526">
            <text:p>2.2547368421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2.45020050125313">
            <text:p>2.4502005013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27684210526316">
            <text:p>2.2768421053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2.02473684210526">
            <text:p>2.0247368421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17789473684211">
            <text:p>2.1778947368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367816091954023">
            <text:p>0.367816092</text:p>
          </table:table-cell>
          <table:table-cell office:value-type="float" office:value="2.21885057471264">
            <text:p>2.2188505747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0.367292225201072">
            <text:p>0.3672922252</text:p>
          </table:table-cell>
          <table:table-cell office:value-type="float" office:value="2.30646112600536">
            <text:p>2.306461126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0.367256637168142">
            <text:p>0.3672566372</text:p>
          </table:table-cell>
          <table:table-cell office:value-type="float" office:value="2.28141592920354">
            <text:p>2.2814159292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.367231638418079">
            <text:p>0.3672316384</text:p>
          </table:table-cell>
          <table:table-cell office:value-type="float" office:value="2.34553672316384">
            <text:p>2.3455367232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0.367149758454106">
            <text:p>0.3671497585</text:p>
          </table:table-cell>
          <table:table-cell office:value-type="float" office:value="2.27169082125604">
            <text:p>2.2716908213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office:value-type="float" office:value="0.366609294320138">
            <text:p>0.3666092943</text:p>
          </table:table-cell>
          <table:table-cell office:value-type="float" office:value="2.24203098106713">
            <text:p>2.2420309811</text:p>
          </table:table-cell>
        </table:table-row>
        <table:table-row table:style-name="ro2">
          <table:table-cell office:value-type="float" office:value="3346">
            <text:p>3346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0.366336633663366">
            <text:p>0.3663366337</text:p>
          </table:table-cell>
          <table:table-cell office:value-type="float" office:value="2.1440099009901">
            <text:p>2.144009901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0.366197183098592">
            <text:p>0.3661971831</text:p>
          </table:table-cell>
          <table:table-cell office:value-type="float" office:value="2.27056338028169">
            <text:p>2.2705633803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366197183098592">
            <text:p>0.3661971831</text:p>
          </table:table-cell>
          <table:table-cell office:value-type="float" office:value="2.21577464788732">
            <text:p>2.2157746479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365853658536585">
            <text:p>0.3658536585</text:p>
          </table:table-cell>
          <table:table-cell office:value-type="float" office:value="2.37134146341463">
            <text:p>2.3713414634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365853658536585">
            <text:p>0.3658536585</text:p>
          </table:table-cell>
          <table:table-cell office:value-type="float" office:value="2.28878048780488">
            <text:p>2.2887804878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0.365591397849462">
            <text:p>0.3655913978</text:p>
          </table:table-cell>
          <table:table-cell office:value-type="float" office:value="2.26075268817204">
            <text:p>2.2607526882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0.364583333333333">
            <text:p>0.3645833333</text:p>
          </table:table-cell>
          <table:table-cell office:value-type="float" office:value="2.22375">
            <text:p>2.22375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18090909090909">
            <text:p>2.1809090909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21454545454545">
            <text:p>2.2145454545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24545454545455">
            <text:p>2.2454545455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34272727272727">
            <text:p>2.3427272727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23545454545455">
            <text:p>2.2354545455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21818181818182">
            <text:p>2.2181818182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30651515151515">
            <text:p>2.3065151515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26181818181818">
            <text:p>2.2618181818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21318181818182">
            <text:p>2.2131818182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45454545454545">
            <text:p>2.4545454545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27818181818182">
            <text:p>2.2781818182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14409090909091">
            <text:p>2.1440909091</text:p>
          </table:table-cell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.363095238095238">
            <text:p>0.3630952381</text:p>
          </table:table-cell>
          <table:table-cell office:value-type="float" office:value="2.27690476190476">
            <text:p>2.2769047619</text:p>
          </table:table-cell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0.363057324840764">
            <text:p>0.3630573248</text:p>
          </table:table-cell>
          <table:table-cell office:value-type="float" office:value="2.33484076433121">
            <text:p>2.3348407643</text:p>
          </table:table-cell>
        </table:table-row>
        <table:table-row table:style-name="ro2">
          <table:table-cell office:value-type="float" office:value="2332">
            <text:p>2332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0.363013698630137">
            <text:p>0.3630136986</text:p>
          </table:table-cell>
          <table:table-cell office:value-type="float" office:value="2.27840182648402">
            <text:p>2.2784018265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0.362694300518135">
            <text:p>0.3626943005</text:p>
          </table:table-cell>
          <table:table-cell office:value-type="float" office:value="2.29772020725389">
            <text:p>2.2977202073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float" office:value="0.362376237623762">
            <text:p>0.3623762376</text:p>
          </table:table-cell>
          <table:table-cell office:value-type="float" office:value="2.37376237623762">
            <text:p>2.3737623762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362068965517241">
            <text:p>0.3620689655</text:p>
          </table:table-cell>
          <table:table-cell office:value-type="float" office:value="2.24844827586207">
            <text:p>2.2484482759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362068965517241">
            <text:p>0.3620689655</text:p>
          </table:table-cell>
          <table:table-cell office:value-type="float" office:value="2.22448275862069">
            <text:p>2.2244827586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361702127659574">
            <text:p>0.3617021277</text:p>
          </table:table-cell>
          <table:table-cell office:value-type="float" office:value="2.25404255319149">
            <text:p>2.2540425532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2.16066666666667">
            <text:p>2.1606666667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2.3488">
            <text:p>2.3488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2.2728">
            <text:p>2.2728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2.2544">
            <text:p>2.2544</text:p>
          </table:table-cell>
        </table:table-row>
        <table:table-row table:style-name="ro2">
          <table:table-cell office:value-type="float" office:value="2679">
            <text:p>2679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2.22708571428571">
            <text:p>2.2270857143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0.359477124183006">
            <text:p>0.3594771242</text:p>
          </table:table-cell>
          <table:table-cell office:value-type="float" office:value="2.29885620915033">
            <text:p>2.2988562092</text:p>
          </table:table-cell>
        </table:table-row>
        <table:table-row table:style-name="ro2">
          <table:table-cell office:value-type="float" office:value="2328">
            <text:p>2328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0.358885017421603">
            <text:p>0.3588850174</text:p>
          </table:table-cell>
          <table:table-cell office:value-type="float" office:value="2.30801393728223">
            <text:p>2.3080139373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0.358490566037736">
            <text:p>0.358490566</text:p>
          </table:table-cell>
          <table:table-cell office:value-type="float" office:value="2.35581761006289">
            <text:p>2.3558176101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0.358156028368794">
            <text:p>0.3581560284</text:p>
          </table:table-cell>
          <table:table-cell office:value-type="float" office:value="2.36553191489362">
            <text:p>2.3655319149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0.357487922705314">
            <text:p>0.3574879227</text:p>
          </table:table-cell>
          <table:table-cell office:value-type="float" office:value="2.32589371980676">
            <text:p>2.3258937198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0.357429718875502">
            <text:p>0.3574297189</text:p>
          </table:table-cell>
          <table:table-cell office:value-type="float" office:value="2.2444578313253">
            <text:p>2.2444578313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27511904761905">
            <text:p>2.2751190476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26357142857143">
            <text:p>2.2635714286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18642857142857">
            <text:p>2.1864285714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29714285714286">
            <text:p>2.2971428571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29485714285714">
            <text:p>2.2948571429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40785714285714">
            <text:p>2.4078571429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30464285714286">
            <text:p>2.3046428571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17785714285714">
            <text:p>2.1778571429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11928571428571">
            <text:p>2.1192857143</text:p>
          </table:table-cell>
        </table:table-row>
        <table:table-row table:style-name="ro2">
          <table:table-cell office:value-type="float" office:value="2097">
            <text:p>2097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0.35609756097561">
            <text:p>0.356097561</text:p>
          </table:table-cell>
          <table:table-cell office:value-type="float" office:value="2.28078048780488">
            <text:p>2.2807804878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35593220338983">
            <text:p>0.3559322034</text:p>
          </table:table-cell>
          <table:table-cell office:value-type="float" office:value="2.18322033898305">
            <text:p>2.183220339</text:p>
          </table:table-cell>
        </table:table-row>
        <table:table-row table:style-name="ro2">
          <table:table-cell office:value-type="float" office:value="2537">
            <text:p>2537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.355329949238579">
            <text:p>0.3553299492</text:p>
          </table:table-cell>
          <table:table-cell office:value-type="float" office:value="2.25375634517767">
            <text:p>2.2537563452</text:p>
          </table:table-cell>
        </table:table-row>
        <table:table-row table:style-name="ro2">
          <table:table-cell office:value-type="float" office:value="2638">
            <text:p>2638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355140186915888">
            <text:p>0.3551401869</text:p>
          </table:table-cell>
          <table:table-cell office:value-type="float" office:value="2.20084112149533">
            <text:p>2.2008411215</text:p>
          </table:table-cell>
        </table:table-row>
        <table:table-row table:style-name="ro2">
          <table:table-cell office:value-type="float" office:value="2623">
            <text:p>2623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.354838709677419">
            <text:p>0.3548387097</text:p>
          </table:table-cell>
          <table:table-cell office:value-type="float" office:value="2.3316935483871">
            <text:p>2.3316935484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354838709677419">
            <text:p>0.3548387097</text:p>
          </table:table-cell>
          <table:table-cell office:value-type="float" office:value="2.16870967741935">
            <text:p>2.1687096774</text:p>
          </table:table-cell>
        </table:table-row>
        <table:table-row table:style-name="ro2">
          <table:table-cell office:value-type="float" office:value="2538">
            <text:p>2538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354545454545455">
            <text:p>0.3545454545</text:p>
          </table:table-cell>
          <table:table-cell office:value-type="float" office:value="2.287">
            <text:p>2.287</text:p>
          </table:table-cell>
        </table:table-row>
        <table:table-row table:style-name="ro2">
          <table:table-cell office:value-type="float" office:value="2698">
            <text:p>2698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0.354330708661417">
            <text:p>0.3543307087</text:p>
          </table:table-cell>
          <table:table-cell office:value-type="float" office:value="2.27603674540682">
            <text:p>2.2760367454</text:p>
          </table:table-cell>
        </table:table-row>
        <table:table-row table:style-name="ro2">
          <table:table-cell office:value-type="float" office:value="2527">
            <text:p>2527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0.354285714285714">
            <text:p>0.3542857143</text:p>
          </table:table-cell>
          <table:table-cell office:value-type="float" office:value="2.24222857142857">
            <text:p>2.2422285714</text:p>
          </table:table-cell>
        </table:table-row>
        <table:table-row table:style-name="ro2">
          <table:table-cell office:value-type="float" office:value="2087">
            <text:p>2087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0.354243542435424">
            <text:p>0.3542435424</text:p>
          </table:table-cell>
          <table:table-cell office:value-type="float" office:value="2.28549815498155">
            <text:p>2.285498155</text:p>
          </table:table-cell>
        </table:table-row>
        <table:table-row table:style-name="ro2">
          <table:table-cell office:value-type="float" office:value="2609">
            <text:p>2609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0.353896103896104">
            <text:p>0.3538961039</text:p>
          </table:table-cell>
          <table:table-cell office:value-type="float" office:value="2.28866883116883">
            <text:p>2.2886688312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353658536585366">
            <text:p>0.3536585366</text:p>
          </table:table-cell>
          <table:table-cell office:value-type="float" office:value="2.33219512195122">
            <text:p>2.332195122</text:p>
          </table:table-cell>
        </table:table-row>
        <table:table-row table:style-name="ro2">
          <table:table-cell office:value-type="float" office:value="2227">
            <text:p>222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0.353535353535354">
            <text:p>0.3535353535</text:p>
          </table:table-cell>
          <table:table-cell office:value-type="float" office:value="2.24823232323232">
            <text:p>2.2482323232</text:p>
          </table:table-cell>
        </table:table-row>
        <table:table-row table:style-name="ro2">
          <table:table-cell office:value-type="float" office:value="2626">
            <text:p>2626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353383458646616">
            <text:p>0.3533834586</text:p>
          </table:table-cell>
          <table:table-cell office:value-type="float" office:value="2.22390977443609">
            <text:p>2.2239097744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28470588235294">
            <text:p>2.2847058824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30735294117647">
            <text:p>2.3073529412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30264705882353">
            <text:p>2.3026470588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19676470588235">
            <text:p>2.1967647059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25411764705882">
            <text:p>2.2541176471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26176470588235">
            <text:p>2.2617647059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19764705882353">
            <text:p>2.1976470588</text:p>
          </table:table-cell>
        </table:table-row>
        <table:table-row table:style-name="ro2">
          <table:table-cell office:value-type="float" office:value="3386">
            <text:p>3386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351851851851852">
            <text:p>0.3518518519</text:p>
          </table:table-cell>
          <table:table-cell office:value-type="float" office:value="2.17731481481481">
            <text:p>2.1773148148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351063829787234">
            <text:p>0.3510638298</text:p>
          </table:table-cell>
          <table:table-cell office:value-type="float" office:value="2.22404255319149">
            <text:p>2.2240425532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2.119">
            <text:p>2.119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2.23175">
            <text:p>2.23175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2.278">
            <text:p>2.278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.349726775956284">
            <text:p>0.349726776</text:p>
          </table:table-cell>
          <table:table-cell office:value-type="float" office:value="2.23879781420765">
            <text:p>2.2387978142</text:p>
          </table:table-cell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0.349693251533742">
            <text:p>0.3496932515</text:p>
          </table:table-cell>
          <table:table-cell office:value-type="float" office:value="2.25503067484663">
            <text:p>2.2550306748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0.349514563106796">
            <text:p>0.3495145631</text:p>
          </table:table-cell>
          <table:table-cell office:value-type="float" office:value="2.28373786407767">
            <text:p>2.2837378641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48837209302326">
            <text:p>0.3488372093</text:p>
          </table:table-cell>
          <table:table-cell office:value-type="float" office:value="2.31883720930233">
            <text:p>2.3188372093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48837209302326">
            <text:p>0.3488372093</text:p>
          </table:table-cell>
          <table:table-cell office:value-type="float" office:value="2.28837209302326">
            <text:p>2.288372093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348484848484848">
            <text:p>0.3484848485</text:p>
          </table:table-cell>
          <table:table-cell office:value-type="float" office:value="2.17318181818182">
            <text:p>2.1731818182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347517730496454">
            <text:p>0.3475177305</text:p>
          </table:table-cell>
          <table:table-cell office:value-type="float" office:value="2.25120567375887">
            <text:p>2.2512056738</text:p>
          </table:table-cell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347222222222222">
            <text:p>0.3472222222</text:p>
          </table:table-cell>
          <table:table-cell office:value-type="float" office:value="2.21229166666667">
            <text:p>2.2122916667</text:p>
          </table:table-cell>
        </table:table-row>
        <table:table-row table:style-name="ro2">
          <table:table-cell office:value-type="float" office:value="2367">
            <text:p>2367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.346938775510204">
            <text:p>0.3469387755</text:p>
          </table:table-cell>
          <table:table-cell office:value-type="float" office:value="2.34428571428571">
            <text:p>2.3442857143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346666666666667">
            <text:p>0.3466666667</text:p>
          </table:table-cell>
          <table:table-cell office:value-type="float" office:value="2.14266666666667">
            <text:p>2.1426666667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346534653465346">
            <text:p>0.3465346535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46153846153846">
            <text:p>0.3461538462</text:p>
          </table:table-cell>
          <table:table-cell office:value-type="float" office:value="2.33230769230769">
            <text:p>2.3323076923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46153846153846">
            <text:p>0.3461538462</text:p>
          </table:table-cell>
          <table:table-cell office:value-type="float" office:value="2.20423076923077">
            <text:p>2.2042307692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.346153846153846">
            <text:p>0.3461538462</text:p>
          </table:table-cell>
          <table:table-cell office:value-type="float" office:value="2.28807692307692">
            <text:p>2.2880769231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0.345679012345679">
            <text:p>0.3456790123</text:p>
          </table:table-cell>
          <table:table-cell office:value-type="float" office:value="2.21722222222222">
            <text:p>2.2172222222</text:p>
          </table:table-cell>
        </table:table-row>
        <table:table-row table:style-name="ro2">
          <table:table-cell office:value-type="float" office:value="2527">
            <text:p>2527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.345588235294118">
            <text:p>0.3455882353</text:p>
          </table:table-cell>
          <table:table-cell office:value-type="float" office:value="2.25610294117647">
            <text:p>2.2561029412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344827586206897">
            <text:p>0.3448275862</text:p>
          </table:table-cell>
          <table:table-cell office:value-type="float" office:value="2.27758620689655">
            <text:p>2.2775862069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344262295081967">
            <text:p>0.3442622951</text:p>
          </table:table-cell>
          <table:table-cell office:value-type="float" office:value="2.2872131147541">
            <text:p>2.2872131148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.344">
            <text:p>0.344</text:p>
          </table:table-cell>
          <table:table-cell office:value-type="float" office:value="2.38304">
            <text:p>2.38304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34375">
            <text:p>0.34375</text:p>
          </table:table-cell>
          <table:table-cell office:value-type="float" office:value="2.2965625">
            <text:p>2.2965625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343434343434343">
            <text:p>0.3434343434</text:p>
          </table:table-cell>
          <table:table-cell office:value-type="float" office:value="2.30979797979798">
            <text:p>2.3097979798</text:p>
          </table:table-cell>
        </table:table-row>
        <table:table-row table:style-name="ro2">
          <table:table-cell office:value-type="float" office:value="2346">
            <text:p>2346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0.343065693430657">
            <text:p>0.3430656934</text:p>
          </table:table-cell>
          <table:table-cell office:value-type="float" office:value="2.32343065693431">
            <text:p>2.3234306569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42105263157895">
            <text:p>0.3421052632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42105263157895">
            <text:p>0.3421052632</text:p>
          </table:table-cell>
          <table:table-cell office:value-type="float" office:value="2.23973684210526">
            <text:p>2.2397368421</text:p>
          </table:table-cell>
        </table:table-row>
        <table:table-row table:style-name="ro2">
          <table:table-cell office:value-type="float" office:value="2539">
            <text:p>253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341880341880342">
            <text:p>0.3418803419</text:p>
          </table:table-cell>
          <table:table-cell office:value-type="float" office:value="2.26444444444444">
            <text:p>2.2644444444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341463414634146">
            <text:p>0.3414634146</text:p>
          </table:table-cell>
          <table:table-cell office:value-type="float" office:value="2.22292682926829">
            <text:p>2.2229268293</text:p>
          </table:table-cell>
        </table:table-row>
        <table:table-row table:style-name="ro2">
          <table:table-cell office:value-type="float" office:value="2391">
            <text:p>2391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340740740740741">
            <text:p>0.3407407407</text:p>
          </table:table-cell>
          <table:table-cell office:value-type="float" office:value="2.264">
            <text:p>2.264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339285714285714">
            <text:p>0.3392857143</text:p>
          </table:table-cell>
          <table:table-cell office:value-type="float" office:value="2.19857142857143">
            <text:p>2.1985714286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338461538461538">
            <text:p>0.3384615385</text:p>
          </table:table-cell>
          <table:table-cell office:value-type="float" office:value="2.17661538461538">
            <text:p>2.1766153846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338235294117647">
            <text:p>0.3382352941</text:p>
          </table:table-cell>
          <table:table-cell office:value-type="float" office:value="2.26058823529412">
            <text:p>2.2605882353</text:p>
          </table:table-cell>
        </table:table-row>
        <table:table-row table:style-name="ro2">
          <table:table-cell office:value-type="float" office:value="2697">
            <text:p>2697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0.338235294117647">
            <text:p>0.3382352941</text:p>
          </table:table-cell>
          <table:table-cell office:value-type="float" office:value="2.30845588235294">
            <text:p>2.3084558824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337837837837838">
            <text:p>0.3378378378</text:p>
          </table:table-cell>
          <table:table-cell office:value-type="float" office:value="2.34310810810811">
            <text:p>2.3431081081</text:p>
          </table:table-cell>
        </table:table-row>
        <table:table-row table:style-name="ro2">
          <table:table-cell office:value-type="float" office:value="2338">
            <text:p>2338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0.337539432176656">
            <text:p>0.3375394322</text:p>
          </table:table-cell>
          <table:table-cell office:value-type="float" office:value="2.298738170347">
            <text:p>2.2987381703</text:p>
          </table:table-cell>
        </table:table-row>
        <table:table-row table:style-name="ro2">
          <table:table-cell office:value-type="float" office:value="2491">
            <text:p>2491</text:p>
          </table:table-cell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0.335863377609108">
            <text:p>0.3358633776</text:p>
          </table:table-cell>
          <table:table-cell office:value-type="float" office:value="2.23462998102467">
            <text:p>2.234629981</text:p>
          </table:table-cell>
        </table:table-row>
        <table:table-row table:style-name="ro2">
          <table:table-cell office:value-type="float" office:value="2093">
            <text:p>2093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0.335526315789474">
            <text:p>0.3355263158</text:p>
          </table:table-cell>
          <table:table-cell office:value-type="float" office:value="2.27368421052632">
            <text:p>2.2736842105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4777777777778">
            <text:p>2.3477777778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0666666666667">
            <text:p>2.4066666667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9333333333333">
            <text:p>2.3933333333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7583333333333">
            <text:p>2.2758333333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7222222222222">
            <text:p>2.1722222222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9041666666667">
            <text:p>2.1904166667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2333333333333">
            <text:p>2.2233333333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0666666666667">
            <text:p>2.1066666667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7666666666667">
            <text:p>2.1766666667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4666666666667">
            <text:p>2.2466666667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9083333333333">
            <text:p>2.1908333333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75">
            <text:p>2.175</text:p>
          </table:table-cell>
        </table:table-row>
        <table:table-row table:style-name="ro2" table:visibility="filter">
          <table:table-cell office:value-type="float" office:value="2187">
            <text:p>21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7333333333333">
            <text:p>2.2733333333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9333333333333">
            <text:p>2.2933333333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925641025641">
            <text:p>2.1925641026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5666666666667">
            <text:p>2.1566666667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42666666666667">
            <text:p>2.4266666667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6833333333333">
            <text:p>2.2683333333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0666666666667">
            <text:p>2.4066666667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2666666666667">
            <text:p>2.3266666667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74166666666667">
            <text:p>2.7416666667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6666666666667">
            <text:p>2.1666666667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2583333333333">
            <text:p>2.2258333333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1013888888889">
            <text:p>2.3101388889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9148148148148">
            <text:p>2.1914814815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1333333333333">
            <text:p>2.3133333333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5833333333333">
            <text:p>2.2583333333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7133333333333">
            <text:p>2.2713333333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0416666666667">
            <text:p>2.3041666667</text:p>
          </table:table-cell>
        </table:table-row>
        <table:table-row table:style-name="ro2" table:visibility="filter">
          <table:table-cell office:value-type="float" office:value="2369">
            <text:p>23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0666666666667">
            <text:p>2.3066666667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399">
            <text:p>23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9333333333333">
            <text:p>2.2933333333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4333333333333">
            <text:p>2.2433333333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3333333333333">
            <text:p>2.2333333333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4444444444444">
            <text:p>2.2444444444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1833333333333">
            <text:p>2.2183333333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0666666666667">
            <text:p>2.2066666667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6666666666667">
            <text:p>2.1666666667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3119047619048">
            <text:p>2.2311904762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506">
            <text:p>25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0833333333333">
            <text:p>2.2083333333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6666666666667">
            <text:p>2.2666666667</text:p>
          </table:table-cell>
        </table:table-row>
        <table:table-row table:style-name="ro2" table:visibility="filter">
          <table:table-cell office:value-type="float" office:value="2534">
            <text:p>25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7333333333333">
            <text:p>2.2733333333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552">
            <text:p>25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25">
            <text:p>2.32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8875">
            <text:p>2.28875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762962962963">
            <text:p>2.1762962963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275">
            <text:p>2.2275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2222222222222">
            <text:p>2.2222222222</text:p>
          </table:table-cell>
        </table:table-row>
        <table:table-row table:style-name="ro2" table:visibility="filter">
          <table:table-cell office:value-type="float" office:value="2750">
            <text:p>27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2751">
            <text:p>27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5666666666667">
            <text:p>2.3566666667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5833333333333">
            <text:p>2.3583333333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0333333333333">
            <text:p>2.2033333333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8066666666667">
            <text:p>2.1806666667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0666666666667">
            <text:p>2.0066666667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0555555555555">
            <text:p>2.0055555556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4333333333333">
            <text:p>2.0433333333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2666666666667">
            <text:p>2.0266666667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00222222222222">
            <text:p>2.0022222222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1666666666667">
            <text:p>2.1166666667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4666666666667">
            <text:p>2.1466666667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8333333333333">
            <text:p>2.0833333333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5066666666667">
            <text:p>2.2506666667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8895833333333">
            <text:p>2.1889583333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4333333333333">
            <text:p>2.1433333333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0916666666667">
            <text:p>2.2091666667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4333333333333">
            <text:p>2.3433333333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5333333333333">
            <text:p>2.1533333333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2166666666667">
            <text:p>2.1216666667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7111111111111">
            <text:p>2.0711111111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2666666666667">
            <text:p>2.1266666667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13666666666667">
            <text:p>2.1366666667</text:p>
          </table:table-cell>
        </table:table-row>
        <table:table-row table:style-name="ro2">
          <table:table-cell office:value-type="float" office:value="2324">
            <text:p>232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.330434782608696">
            <text:p>0.3304347826</text:p>
          </table:table-cell>
          <table:table-cell office:value-type="float" office:value="2.25886956521739">
            <text:p>2.2588695652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0.330357142857143">
            <text:p>0.3303571429</text:p>
          </table:table-cell>
          <table:table-cell office:value-type="float" office:value="2.25241071428571">
            <text:p>2.2524107143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0.32972972972973">
            <text:p>0.3297297297</text:p>
          </table:table-cell>
          <table:table-cell office:value-type="float" office:value="2.40032432432432">
            <text:p>2.4003243243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329411764705882">
            <text:p>0.3294117647</text:p>
          </table:table-cell>
          <table:table-cell office:value-type="float" office:value="2.19470588235294">
            <text:p>2.1947058824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328358208955224">
            <text:p>0.328358209</text:p>
          </table:table-cell>
          <table:table-cell office:value-type="float" office:value="2.24119402985075">
            <text:p>2.2411940299</text:p>
          </table:table-cell>
        </table:table-row>
        <table:table-row table:style-name="ro2">
          <table:table-cell office:value-type="float" office:value="2439">
            <text:p>2439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0.32824427480916">
            <text:p>0.3282442748</text:p>
          </table:table-cell>
          <table:table-cell office:value-type="float" office:value="2.37477099236641">
            <text:p>2.3747709924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0.327956989247312">
            <text:p>0.3279569892</text:p>
          </table:table-cell>
          <table:table-cell office:value-type="float" office:value="2.26758064516129">
            <text:p>2.2675806452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327272727272727">
            <text:p>0.3272727273</text:p>
          </table:table-cell>
          <table:table-cell office:value-type="float" office:value="2.236">
            <text:p>2.236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326315789473684">
            <text:p>0.3263157895</text:p>
          </table:table-cell>
          <table:table-cell office:value-type="float" office:value="2.27494736842105">
            <text:p>2.2749473684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326241134751773">
            <text:p>0.3262411348</text:p>
          </table:table-cell>
          <table:table-cell office:value-type="float" office:value="2.33056737588652">
            <text:p>2.3305673759</text:p>
          </table:table-cell>
        </table:table-row>
        <table:table-row table:style-name="ro2">
          <table:table-cell office:value-type="float" office:value="2367">
            <text:p>2367</text:p>
          </table:table-cell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office:value-type="float" office:value="0.325471698113208">
            <text:p>0.3254716981</text:p>
          </table:table-cell>
          <table:table-cell office:value-type="float" office:value="2.24905660377358">
            <text:p>2.2490566038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25">
            <text:p>0.325</text:p>
          </table:table-cell>
          <table:table-cell office:value-type="float" office:value="2.26275">
            <text:p>2.26275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325">
            <text:p>0.325</text:p>
          </table:table-cell>
          <table:table-cell office:value-type="float" office:value="2.223125">
            <text:p>2.223125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323529411764706">
            <text:p>0.3235294118</text:p>
          </table:table-cell>
          <table:table-cell office:value-type="float" office:value="2.19132352941176">
            <text:p>2.1913235294</text:p>
          </table:table-cell>
        </table:table-row>
        <table:table-row table:style-name="ro2">
          <table:table-cell office:value-type="float" office:value="2084">
            <text:p>2084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.32258064516129">
            <text:p>0.3225806452</text:p>
          </table:table-cell>
          <table:table-cell office:value-type="float" office:value="2.2408064516129">
            <text:p>2.2408064516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2258064516129">
            <text:p>0.3225806452</text:p>
          </table:table-cell>
          <table:table-cell office:value-type="float" office:value="2.22967741935484">
            <text:p>2.2296774194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32258064516129">
            <text:p>0.3225806452</text:p>
          </table:table-cell>
          <table:table-cell office:value-type="float" office:value="2.23516129032258">
            <text:p>2.2351612903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32258064516129">
            <text:p>0.3225806452</text:p>
          </table:table-cell>
          <table:table-cell office:value-type="float" office:value="2.15258064516129">
            <text:p>2.1525806452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2258064516129">
            <text:p>0.3225806452</text:p>
          </table:table-cell>
          <table:table-cell office:value-type="float" office:value="2.24774193548387">
            <text:p>2.247741935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21428571428571">
            <text:p>0.3214285714</text:p>
          </table:table-cell>
          <table:table-cell office:value-type="float" office:value="2.17714285714286">
            <text:p>2.1771428571</text:p>
          </table:table-cell>
        </table:table-row>
        <table:table-row table:style-name="ro2">
          <table:table-cell office:value-type="float" office:value="2257">
            <text:p>2257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0.321167883211679">
            <text:p>0.3211678832</text:p>
          </table:table-cell>
          <table:table-cell office:value-type="float" office:value="2.19970802919708">
            <text:p>2.1997080292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2.2248">
            <text:p>2.2248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2.2752">
            <text:p>2.2752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19148936170213">
            <text:p>0.3191489362</text:p>
          </table:table-cell>
          <table:table-cell office:value-type="float" office:value="2.2468085106383">
            <text:p>2.2468085106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0.318987341772152">
            <text:p>0.3189873418</text:p>
          </table:table-cell>
          <table:table-cell office:value-type="float" office:value="2.28673417721519">
            <text:p>2.2867341772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0.318713450292398">
            <text:p>0.3187134503</text:p>
          </table:table-cell>
          <table:table-cell office:value-type="float" office:value="2.32535087719298">
            <text:p>2.3253508772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18181818181818">
            <text:p>0.3181818182</text:p>
          </table:table-cell>
          <table:table-cell office:value-type="float" office:value="2.23772727272727">
            <text:p>2.2377272727</text:p>
          </table:table-cell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2.28436363636364">
            <text:p>2.2843636364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2.17318181818182">
            <text:p>2.1731818182</text:p>
          </table:table-cell>
        </table:table-row>
        <table:table-row table:style-name="ro2">
          <table:table-cell office:value-type="float" office:value="2626">
            <text:p>2626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317307692307692">
            <text:p>0.3173076923</text:p>
          </table:table-cell>
          <table:table-cell office:value-type="float" office:value="2.20615384615385">
            <text:p>2.2061538462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317073170731707">
            <text:p>0.3170731707</text:p>
          </table:table-cell>
          <table:table-cell office:value-type="float" office:value="2.30195121951219">
            <text:p>2.3019512195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317073170731707">
            <text:p>0.3170731707</text:p>
          </table:table-cell>
          <table:table-cell office:value-type="float" office:value="2.10292682926829">
            <text:p>2.1029268293</text:p>
          </table:table-cell>
        </table:table-row>
        <table:table-row table:style-name="ro2">
          <table:table-cell office:value-type="float" office:value="2499">
            <text:p>2499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0.316546762589928">
            <text:p>0.3165467626</text:p>
          </table:table-cell>
          <table:table-cell office:value-type="float" office:value="2.2689928057554">
            <text:p>2.2689928058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316239316239316">
            <text:p>0.3162393162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1578947368421">
            <text:p>0.3157894737</text:p>
          </table:table-cell>
          <table:table-cell office:value-type="float" office:value="2.21210526315789">
            <text:p>2.2121052632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1578947368421">
            <text:p>0.3157894737</text:p>
          </table:table-cell>
          <table:table-cell office:value-type="float" office:value="2.17736842105263">
            <text:p>2.1773684211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315068493150685">
            <text:p>0.3150684932</text:p>
          </table:table-cell>
          <table:table-cell office:value-type="float" office:value="2.27520547945205">
            <text:p>2.2752054795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314814814814815">
            <text:p>0.3148148148</text:p>
          </table:table-cell>
          <table:table-cell office:value-type="float" office:value="2.3012962962963">
            <text:p>2.3012962963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314285714285714">
            <text:p>0.3142857143</text:p>
          </table:table-cell>
          <table:table-cell office:value-type="float" office:value="2.28485714285714">
            <text:p>2.2848571429</text:p>
          </table:table-cell>
        </table:table-row>
        <table:table-row table:style-name="ro2">
          <table:table-cell office:value-type="float" office:value="2718">
            <text:p>2718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0.313725490196078">
            <text:p>0.3137254902</text:p>
          </table:table-cell>
          <table:table-cell office:value-type="float" office:value="2.23019607843137">
            <text:p>2.2301960784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215625">
            <text:p>2.215625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2575">
            <text:p>2.2575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2.27625">
            <text:p>2.27625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24354166666667">
            <text:p>2.2435416667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036875">
            <text:p>2.036875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174375">
            <text:p>2.174375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312056737588652">
            <text:p>0.3120567376</text:p>
          </table:table-cell>
          <table:table-cell office:value-type="float" office:value="2.36028368794326">
            <text:p>2.3602836879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10344827586207">
            <text:p>0.3103448276</text:p>
          </table:table-cell>
          <table:table-cell office:value-type="float" office:value="2.21137931034483">
            <text:p>2.2113793103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10344827586207">
            <text:p>0.3103448276</text:p>
          </table:table-cell>
          <table:table-cell office:value-type="float" office:value="2.23310344827586">
            <text:p>2.2331034483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10344827586207">
            <text:p>0.3103448276</text:p>
          </table:table-cell>
          <table:table-cell office:value-type="float" office:value="2.17413793103448">
            <text:p>2.174137931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10344827586207">
            <text:p>0.3103448276</text:p>
          </table:table-cell>
          <table:table-cell office:value-type="float" office:value="2.16620689655172">
            <text:p>2.1662068966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10344827586207">
            <text:p>0.3103448276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 office:value-type="float" office:value="2302">
            <text:p>230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310077519379845">
            <text:p>0.3100775194</text:p>
          </table:table-cell>
          <table:table-cell office:value-type="float" office:value="2.31418604651163">
            <text:p>2.314186046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309859154929577">
            <text:p>0.3098591549</text:p>
          </table:table-cell>
          <table:table-cell office:value-type="float" office:value="2.27464788732394">
            <text:p>2.2746478873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24230769230769">
            <text:p>2.2423076923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16884615384615">
            <text:p>2.1688461538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24230769230769">
            <text:p>2.2423076923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29512820512821">
            <text:p>2.2951282051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38769230769231">
            <text:p>2.3876923077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306666666666667">
            <text:p>0.3066666667</text:p>
          </table:table-cell>
          <table:table-cell office:value-type="float" office:value="2.28973333333333">
            <text:p>2.2897333333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05555555555556">
            <text:p>0.3055555556</text:p>
          </table:table-cell>
          <table:table-cell office:value-type="float" office:value="2.27527777777778">
            <text:p>2.2752777778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303571428571429">
            <text:p>0.3035714286</text:p>
          </table:table-cell>
          <table:table-cell office:value-type="float" office:value="2.29464285714286">
            <text:p>2.2946428571</text:p>
          </table:table-cell>
        </table:table-row>
        <table:table-row table:style-name="ro2">
          <table:table-cell office:value-type="float" office:value="2203">
            <text:p>220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302325581395349">
            <text:p>0.3023255814</text:p>
          </table:table-cell>
          <table:table-cell office:value-type="float" office:value="2.27418604651163">
            <text:p>2.2741860465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187">
            <text:p>2.187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2815">
            <text:p>2.2815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264">
            <text:p>2.264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183">
            <text:p>2.183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223">
            <text:p>2.223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232">
            <text:p>2.232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188">
            <text:p>2.188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175">
            <text:p>2.175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142">
            <text:p>2.142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216">
            <text:p>2.216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297297297297297">
            <text:p>0.2972972973</text:p>
          </table:table-cell>
          <table:table-cell office:value-type="float" office:value="2.21216216216216">
            <text:p>2.2121621622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296875">
            <text:p>0.296875</text:p>
          </table:table-cell>
          <table:table-cell office:value-type="float" office:value="2.23078125">
            <text:p>2.23078125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296296296296296">
            <text:p>0.2962962963</text:p>
          </table:table-cell>
          <table:table-cell office:value-type="float" office:value="2.1762962962963">
            <text:p>2.1762962963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17117647058823">
            <text:p>2.1711764706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22323529411765">
            <text:p>2.2232352941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24529411764706">
            <text:p>2.2452941176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15882352941176">
            <text:p>2.1588235294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24882352941176">
            <text:p>2.2488235294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23294117647059">
            <text:p>2.232941176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24352941176471">
            <text:p>2.2435294118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292682926829268">
            <text:p>0.2926829268</text:p>
          </table:table-cell>
          <table:table-cell office:value-type="float" office:value="2.2509756097561">
            <text:p>2.2509756098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291666666666667">
            <text:p>0.2916666667</text:p>
          </table:table-cell>
          <table:table-cell office:value-type="float" office:value="2.27208333333333">
            <text:p>2.2720833333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91666666666667">
            <text:p>0.2916666667</text:p>
          </table:table-cell>
          <table:table-cell office:value-type="float" office:value="2.2375">
            <text:p>2.2375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91666666666667">
            <text:p>0.2916666667</text:p>
          </table:table-cell>
          <table:table-cell office:value-type="float" office:value="2.09208333333333">
            <text:p>2.0920833333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289473684210526">
            <text:p>0.2894736842</text:p>
          </table:table-cell>
          <table:table-cell office:value-type="float" office:value="2.13421052631579">
            <text:p>2.1342105263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288888888888889">
            <text:p>0.2888888889</text:p>
          </table:table-cell>
          <table:table-cell office:value-type="float" office:value="2.24711111111111">
            <text:p>2.2471111111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28735632183908">
            <text:p>0.2873563218</text:p>
          </table:table-cell>
          <table:table-cell office:value-type="float" office:value="2.29965517241379">
            <text:p>2.2996551724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0.286343612334802">
            <text:p>0.2863436123</text:p>
          </table:table-cell>
          <table:table-cell office:value-type="float" office:value="2.35378854625551">
            <text:p>2.3537885463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31142857142857">
            <text:p>2.3114285714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21142857142857">
            <text:p>2.2114285714</text:p>
          </table:table-cell>
        </table:table-row>
        <table:table-row table:style-name="ro2" table:visibility="filter">
          <table:table-cell office:value-type="float" office:value="2035">
            <text:p>203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0857142857143">
            <text:p>2.2085714286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2285714285714">
            <text:p>2.2228571429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25571428571429">
            <text:p>2.2557142857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20571428571429">
            <text:p>2.2057142857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3071428571429">
            <text:p>2.2307142857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0914285714286">
            <text:p>2.2091428571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20785714285714">
            <text:p>2.2078571429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03142857142857">
            <text:p>2.0314285714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04571428571429">
            <text:p>2.0457142857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12857142857143">
            <text:p>2.1285714286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13285714285714">
            <text:p>2.1328571429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.284615384615385">
            <text:p>0.2846153846</text:p>
          </table:table-cell>
          <table:table-cell office:value-type="float" office:value="2.32007692307692">
            <text:p>2.3200769231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8125">
            <text:p>0.28125</text:p>
          </table:table-cell>
          <table:table-cell office:value-type="float" office:value="2.409375">
            <text:p>2.409375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2.5068">
            <text:p>2.5068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279069767441861">
            <text:p>0.2790697674</text:p>
          </table:table-cell>
          <table:table-cell office:value-type="float" office:value="2.30279069767442">
            <text:p>2.3027906977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75862068965517">
            <text:p>0.275862069</text:p>
          </table:table-cell>
          <table:table-cell office:value-type="float" office:value="2.41172413793103">
            <text:p>2.4117241379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22545454545455">
            <text:p>2.2254545455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27090909090909">
            <text:p>2.2709090909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31181818181818">
            <text:p>2.3118181818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155">
            <text:p>2.155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25090909090909">
            <text:p>2.2509090909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25181818181818">
            <text:p>2.2518181818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28363636363636">
            <text:p>2.2836363636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10454545454545">
            <text:p>2.1045454545</text:p>
          </table:table-cell>
        </table:table-row>
        <table:table-row table:style-name="ro2">
          <table:table-cell office:value-type="float" office:value="2329">
            <text:p>2329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271028037383178">
            <text:p>0.2710280374</text:p>
          </table:table-cell>
          <table:table-cell office:value-type="float" office:value="2.35046728971963">
            <text:p>2.3504672897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269230769230769">
            <text:p>0.2692307692</text:p>
          </table:table-cell>
          <table:table-cell office:value-type="float" office:value="2.31134615384615">
            <text:p>2.3113461538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186">
            <text:p>2.186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31233333333333">
            <text:p>2.3123333333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234">
            <text:p>2.234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21466666666667">
            <text:p>2.2146666667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21133333333333">
            <text:p>2.2113333333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09666666666667">
            <text:p>2.0966666667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18266666666667">
            <text:p>2.1826666667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64705882352941">
            <text:p>0.2647058824</text:p>
          </table:table-cell>
          <table:table-cell office:value-type="float" office:value="2.25264705882353">
            <text:p>2.2526470588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262295081967213">
            <text:p>0.262295082</text:p>
          </table:table-cell>
          <table:table-cell office:value-type="float" office:value="2.33147540983607">
            <text:p>2.3314754098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260869565217391">
            <text:p>0.2608695652</text:p>
          </table:table-cell>
          <table:table-cell office:value-type="float" office:value="2.24804347826087">
            <text:p>2.2480434783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255813953488372">
            <text:p>0.2558139535</text:p>
          </table:table-cell>
          <table:table-cell office:value-type="float" office:value="2.3153488372093">
            <text:p>2.3153488372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3166666666667">
            <text:p>2.2316666667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0125">
            <text:p>2.20125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1275">
            <text:p>2.1275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3225">
            <text:p>2.3225</text:p>
          </table:table-cell>
        </table:table-row>
        <table:table-row table:style-name="ro2" table:visibility="filter">
          <table:table-cell office:value-type="float" office:value="2189">
            <text:p>21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325">
            <text:p>2.325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270">
            <text:p>22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875">
            <text:p>2.1875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975">
            <text:p>2.2975</text:p>
          </table:table-cell>
        </table:table-row>
        <table:table-row table:style-name="ro2" table:visibility="filter">
          <table:table-cell office:value-type="float" office:value="2319">
            <text:p>23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2393">
            <text:p>23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425">
            <text:p>2.2425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3025">
            <text:p>2.302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3025">
            <text:p>2.3025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603">
            <text:p>26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3175">
            <text:p>2.317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335">
            <text:p>2.335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025">
            <text:p>2.4025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2750">
            <text:p>27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4025">
            <text:p>2.4025</text:p>
          </table:table-cell>
        </table:table-row>
        <table:table-row table:style-name="ro2" table:visibility="filter">
          <table:table-cell office:value-type="float" office:value="2777">
            <text:p>27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2780">
            <text:p>27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355">
            <text:p>2.355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0175">
            <text:p>2.0175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01333333333333">
            <text:p>2.0133333333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0225">
            <text:p>2.0225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75625">
            <text:p>2.175625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095">
            <text:p>2.095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1675">
            <text:p>2.1675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035">
            <text:p>2.03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1225">
            <text:p>2.1225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24">
            <text:p>0.24</text:p>
          </table:table-cell>
          <table:table-cell office:value-type="float" office:value="2.30933333333333">
            <text:p>2.3093333333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380952381</text:p>
          </table:table-cell>
          <table:table-cell office:value-type="float" office:value="2.22857142857143">
            <text:p>2.2285714286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2.19769230769231">
            <text:p>2.1976923077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2.31692307692308">
            <text:p>2.3169230769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2.25076923076923">
            <text:p>2.2507692308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2.16923076923077">
            <text:p>2.1692307692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227272727272727">
            <text:p>0.2272727273</text:p>
          </table:table-cell>
          <table:table-cell office:value-type="float" office:value="2.21931818181818">
            <text:p>2.2193181818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19703703703704">
            <text:p>2.197037037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17555555555556">
            <text:p>2.1755555556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31444444444444">
            <text:p>2.3144444444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21777777777778">
            <text:p>2.2177777778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28388888888889">
            <text:p>2.2838888889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25444444444444">
            <text:p>2.2544444444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36666666666667">
            <text:p>2.3666666667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18777777777778">
            <text:p>2.1877777778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217391304347826">
            <text:p>0.2173913043</text:p>
          </table:table-cell>
          <table:table-cell office:value-type="float" office:value="2.22652173913043">
            <text:p>2.2265217391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31928571428571">
            <text:p>2.3192857143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17214285714286">
            <text:p>2.1721428571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2.31071428571429">
            <text:p>2.3107142857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210526315789474">
            <text:p>0.2105263158</text:p>
          </table:table-cell>
          <table:table-cell office:value-type="float" office:value="2.20736842105263">
            <text:p>2.2073684211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94">
            <text:p>2.194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28">
            <text:p>2.228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66">
            <text:p>2.166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386">
            <text:p>2.386</text:p>
          </table:table-cell>
        </table:table-row>
        <table:table-row table:style-name="ro2" table:visibility="filter">
          <table:table-cell office:value-type="float" office:value="2094">
            <text:p>20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128">
            <text:p>2.128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192">
            <text:p>2.192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353">
            <text:p>2.353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88">
            <text:p>2.288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258">
            <text:p>2.258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234">
            <text:p>2.234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328">
            <text:p>2.328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288">
            <text:p>2.288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446">
            <text:p>2.446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84">
            <text:p>2.384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23866666666667">
            <text:p>2.2386666667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598">
            <text:p>2.598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249">
            <text:p>2.249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088">
            <text:p>2.088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096">
            <text:p>2.096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164">
            <text:p>2.164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162">
            <text:p>2.162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078">
            <text:p>2.078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190476190476191">
            <text:p>0.1904761905</text:p>
          </table:table-cell>
          <table:table-cell office:value-type="float" office:value="2.35238095238095">
            <text:p>2.3523809524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875">
            <text:p>0.1875</text:p>
          </table:table-cell>
          <table:table-cell office:value-type="float" office:value="2.32125">
            <text:p>2.3212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2.17909090909091">
            <text:p>2.1790909091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2.16090909090909">
            <text:p>2.1609090909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2.16590909090909">
            <text:p>2.1659090909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76470588235294">
            <text:p>0.1764705882</text:p>
          </table:table-cell>
          <table:table-cell office:value-type="float" office:value="2.09294117647059">
            <text:p>2.0929411765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173913043478261">
            <text:p>0.1739130435</text:p>
          </table:table-cell>
          <table:table-cell office:value-type="float" office:value="2.23913043478261">
            <text:p>2.2391304348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28833333333333">
            <text:p>2.2883333333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23916666666667">
            <text:p>2.2391666667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19333333333333">
            <text:p>2.1933333333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17333333333333">
            <text:p>2.1733333333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24166666666667">
            <text:p>2.2416666667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33833333333333">
            <text:p>2.3383333333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39333333333333">
            <text:p>2.3933333333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01666666666667">
            <text:p>2.0166666667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07833333333333">
            <text:p>2.0783333333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195">
            <text:p>2.195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08916666666667">
            <text:p>2.0891666667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155">
            <text:p>2.155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157894736842105">
            <text:p>0.1578947368</text:p>
          </table:table-cell>
          <table:table-cell office:value-type="float" office:value="2.24315789473684">
            <text:p>2.2431578947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153846153846154">
            <text:p>0.1538461538</text:p>
          </table:table-cell>
          <table:table-cell office:value-type="float" office:value="2.30769230769231">
            <text:p>2.3076923077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53846153846154">
            <text:p>0.1538461538</text:p>
          </table:table-cell>
          <table:table-cell office:value-type="float" office:value="2.28923076923077">
            <text:p>2.2892307692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53846153846154">
            <text:p>0.1538461538</text:p>
          </table:table-cell>
          <table:table-cell office:value-type="float" office:value="2.00461538461538">
            <text:p>2.0046153846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20428571428571">
            <text:p>2.2042857143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25928571428571">
            <text:p>2.2592857143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40285714285714">
            <text:p>2.4028571429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34428571428571">
            <text:p>2.3442857143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28571428571429">
            <text:p>2.2857142857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23285714285714">
            <text:p>2.2328571429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25285714285714">
            <text:p>2.2528571429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14857142857143">
            <text:p>2.1485714286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11428571428571">
            <text:p>2.1142857143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05428571428571">
            <text:p>2.0542857143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33333333333333">
            <text:p>0.1333333333</text:p>
          </table:table-cell>
          <table:table-cell office:value-type="float" office:value="2.35066666666667">
            <text:p>2.3506666667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33333333333333">
            <text:p>0.1333333333</text:p>
          </table:table-cell>
          <table:table-cell office:value-type="float" office:value="2.25666666666667">
            <text:p>2.2566666667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19875">
            <text:p>2.19875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305625">
            <text:p>2.30562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2.38111111111111">
            <text:p>2.3811111111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11111111111111">
            <text:p>0.1111111111</text:p>
          </table:table-cell>
          <table:table-cell office:value-type="float" office:value="2.27555555555555">
            <text:p>2.2755555556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2.07111111111111">
            <text:p>2.0711111111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2.1975">
            <text:p>2.1975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2.22416666666667">
            <text:p>2.2241666667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605">
            <text:p>2.605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1944">
            <text:p>19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8">
            <text:p>2.198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05">
            <text:p>2.505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1979">
            <text:p>19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1983">
            <text:p>19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9666666666667">
            <text:p>2.3966666667</text:p>
          </table:table-cell>
        </table:table-row>
        <table:table-row table:style-name="ro2" table:visibility="filter"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125">
            <text:p>2.2125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</table:table-row>
        <table:table-row table:style-name="ro2" table:visibility="filter"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22">
            <text:p>2.422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05">
            <text:p>2.205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05">
            <text:p>2.205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083">
            <text:p>20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2103">
            <text:p>21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4333333333333">
            <text:p>2.1433333333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.19666666666667">
            <text:p>2.1966666667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172">
            <text:p>2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175">
            <text:p>2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2182">
            <text:p>21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187">
            <text:p>21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191">
            <text:p>21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193">
            <text:p>21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238">
            <text:p>22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3714285714286">
            <text:p>2.3371428571</text:p>
          </table:table-cell>
        </table:table-row>
        <table:table-row table:style-name="ro2" table:visibility="filter">
          <table:table-cell office:value-type="float" office:value="2299">
            <text:p>22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2308">
            <text:p>23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625">
            <text:p>2.625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385">
            <text:p>2.385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85">
            <text:p>2.385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2385">
            <text:p>23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9333333333333">
            <text:p>2.3933333333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1">
            <text:p>4.11</text:p>
          </table:table-cell>
        </table:table-row>
        <table:table-row table:style-name="ro2" table:visibility="filter">
          <table:table-cell office:value-type="float" office:value="2390">
            <text:p>23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395">
            <text:p>23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65">
            <text:p>2.365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464">
            <text:p>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465">
            <text:p>24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498">
            <text:p>24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2506">
            <text:p>25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521">
            <text:p>25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523">
            <text:p>2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534">
            <text:p>25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549">
            <text:p>25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552">
            <text:p>25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2557">
            <text:p>25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2584">
            <text:p>25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666666666667">
            <text:p>2.1866666667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624">
            <text:p>26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2645">
            <text:p>26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2682">
            <text:p>26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7166666666667">
            <text:p>2.2716666667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.56285714285714">
            <text:p>2.5628571429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45">
            <text:p>2.445</text:p>
          </table:table-cell>
        </table:table-row>
        <table:table-row table:style-name="ro2" table:visibility="filter">
          <table:table-cell office:value-type="float" office:value="2706">
            <text:p>27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333333333333">
            <text:p>2.1933333333</text:p>
          </table:table-cell>
        </table:table-row>
        <table:table-row table:style-name="ro2" table:visibility="filter">
          <table:table-cell office:value-type="float" office:value="2727">
            <text:p>272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205">
            <text:p>4.205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8333333333333">
            <text:p>2.3833333333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25">
            <text:p>2.425</text:p>
          </table:table-cell>
        </table:table-row>
        <table:table-row table:style-name="ro2" table:visibility="filter">
          <table:table-cell office:value-type="float" office:value="2743">
            <text:p>27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5">
            <text:p>2.225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2749">
            <text:p>274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751">
            <text:p>27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2755">
            <text:p>27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763">
            <text:p>276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2767">
            <text:p>2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75">
            <text:p>2.475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780">
            <text:p>27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2785">
            <text:p>27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2">
            <text:p>3.32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666666666667">
            <text:p>2.0166666667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35">
            <text:p>2.03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333333333333">
            <text:p>2.0133333333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05">
            <text:p>2.005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06">
            <text:p>2.006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857142857143">
            <text:p>2.0585714286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333333333333">
            <text:p>2.0633333333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242">
            <text:p>32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5">
            <text:p>2.085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295">
            <text:p>329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75">
            <text:p>2.175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299">
            <text:p>32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302">
            <text:p>33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35">
            <text:p>2.135</text:p>
          </table:table-cell>
        </table:table-row>
        <table:table-row table:style-name="ro2" table:visibility="filter">
          <table:table-cell office:value-type="float" office:value="3314">
            <text:p>33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324">
            <text:p>33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3338">
            <text:p>33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3333333333333">
            <text:p>2.1333333333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48">
            <text:p>2.048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225">
            <text:p>2.1225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5333333333333">
            <text:p>2.2533333333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25">
            <text:p>2.125</text:p>
          </table:table-cell>
        </table:table-row>
        <table:table-row table:style-name="ro2" table:visibility="filter">
          <table:table-cell office:value-type="float" office:value="3424">
            <text:p>34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434">
            <text:p>34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5">
            <text:p>2.055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75">
            <text:p>2.0575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 table:number-rows-repeated="1046334">
          <table:table-cell table:number-columns-repeated="5"/>
        </table:table-row>
        <table:table-row table:style-name="ro2" table:visibility="filter">
          <table:table-cell table:number-columns-repeated="5"/>
        </table:table-row>
      </table:table>
      <table:database-ranges>
        <table:database-range table:target-range-address="Sheet1.A1:Sheet1.E1048576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16:0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6:08:03.40</dc:date>
    <dc:creator>Gajo </dc:creator>
    <meta:document-statistic meta:table-count="1" meta:cell-count="11205" meta:object-count="0"/>
    <meta:generator>OpenOffice/4.1.3$Win32 OpenOffice.org_project/413m1$Build-9783</meta:generator>
  </office:meta>
</office:document-meta>
</file>